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uwh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pos_ref</text:p>
          </table:table-cell>
          <table:table-cell office:value-type="string" calcext:value-type="string">
            <text:p>res_ref</text:p>
          </table:table-cell>
          <table:table-cell office:value-type="string" calcext:value-type="string">
            <text:p>res_query</text:p>
          </table:table-cell>
          <table:table-cell office:value-type="string" calcext:value-type="string">
            <text:p>flux_ref_avg</text:p>
          </table:table-cell>
          <table:table-cell office:value-type="string" calcext:value-type="string">
            <text:p>flux_query_avg</text:p>
          </table:table-cell>
          <table:table-cell office:value-type="string" calcext:value-type="string">
            <text:p>delta_flux</text:p>
          </table:table-cell>
          <table:table-cell office:value-type="string" calcext:value-type="string">
            <text:p>abs_delta_flux</text:p>
          </table:table-cell>
          <table:table-cell office:value-type="string" calcext:value-type="string">
            <text:p>KLdivergenc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zero_line</text:p>
          </table:table-cell>
          <table:table-cell office:value-type="string" calcext:value-type="string">
            <text:p>KL_upper</text:p>
          </table:table-cell>
          <table:table-cell office:value-type="string" calcext:value-type="string">
            <text:p>KL_lower</text:p>
          </table:table-cell>
          <table:table-cell office:value-type="string" calcext:value-type="string">
            <text:p>d_value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d_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79089862671661" calcext:value-type="float">
            <text:p>2.79089862671661</text:p>
          </table:table-cell>
          <table:table-cell office:value-type="float" office:value="3.1174925093633" calcext:value-type="float">
            <text:p>3.1174925093633</text:p>
          </table:table-cell>
          <table:table-cell table:number-columns-repeated="2" office:value-type="float" office:value="0.326593882646687" calcext:value-type="float">
            <text:p>0.32659388264668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]&gt;0; [.E2]+[.H2];[.E2])" office:value-type="float" office:value="3.3074925093633" calcext:value-type="float">
            <text:p>3.3074925093633</text:p>
          </table:table-cell>
          <table:table-cell table:formula="of:=IF([.H2]&lt;0; [.D2]+[.H2]; [.D2])" office:value-type="float" office:value="2.79089862671661" calcext:value-type="float">
            <text:p>2.79089862671661</text:p>
          </table:table-cell>
          <table:table-cell office:value-type="float" office:value="0.23029" calcext:value-type="float">
            <text:p>0.23029</text:p>
          </table:table-cell>
          <table:table-cell office:value-type="float" office:value="2.0424E-015" calcext:value-type="float">
            <text:p>2.0424E-15</text:p>
          </table:table-cell>
          <table:table-cell table:formula="of:=IF([.N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263582875" calcext:value-type="float">
            <text:p>2.263582875</text:p>
          </table:table-cell>
          <table:table-cell office:value-type="float" office:value="2.47765975" calcext:value-type="float">
            <text:p>2.47765975</text:p>
          </table:table-cell>
          <table:table-cell table:number-columns-repeated="2" office:value-type="float" office:value="0.214076875000001" calcext:value-type="float">
            <text:p>0.214076875000001</text:p>
          </table:table-cell>
          <table:table-cell office:value-type="float" office:value="0.1938164" calcext:value-type="float">
            <text:p>0.19381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]&gt;0; [.E3]+[.H3];[.E3])" office:value-type="float" office:value="2.67147615" calcext:value-type="float">
            <text:p>2.67147615</text:p>
          </table:table-cell>
          <table:table-cell table:formula="of:=IF([.H3]&lt;0; [.D3]+[.H3]; [.D3])" office:value-type="float" office:value="2.263582875" calcext:value-type="float">
            <text:p>2.263582875</text:p>
          </table:table-cell>
          <table:table-cell office:value-type="float" office:value="0.18625" calcext:value-type="float">
            <text:p>0.18625</text:p>
          </table:table-cell>
          <table:table-cell office:value-type="float" office:value="0.00000000001287758" calcext:value-type="float">
            <text:p>1.287758E-11</text:p>
          </table:table-cell>
          <table:table-cell table:formula="of:=IF([.N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2.05084575" calcext:value-type="float">
            <text:p>2.05084575</text:p>
          </table:table-cell>
          <table:table-cell office:value-type="float" office:value="2.101908" calcext:value-type="float">
            <text:p>2.101908</text:p>
          </table:table-cell>
          <table:table-cell table:number-columns-repeated="2" office:value-type="float" office:value="0.051062249999998" calcext:value-type="float">
            <text:p>0.051062249999998</text:p>
          </table:table-cell>
          <table:table-cell office:value-type="float" office:value="0.09648854" calcext:value-type="float">
            <text:p>0.096488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]&gt;0; [.E4]+[.H4];[.E4])" office:value-type="float" office:value="2.19839654" calcext:value-type="float">
            <text:p>2.19839654</text:p>
          </table:table-cell>
          <table:table-cell table:formula="of:=IF([.H4]&lt;0; [.D4]+[.H4]; [.D4])" office:value-type="float" office:value="2.05084575" calcext:value-type="float">
            <text:p>2.0508457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218461" calcext:value-type="float">
            <text:p>0.0218461</text:p>
          </table:table-cell>
          <table:table-cell table:formula="of:=IF([.N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37076125" calcext:value-type="float">
            <text:p>2.137076125</text:p>
          </table:table-cell>
          <table:table-cell office:value-type="float" office:value="2.193528875" calcext:value-type="float">
            <text:p>2.193528875</text:p>
          </table:table-cell>
          <table:table-cell table:number-columns-repeated="2" office:value-type="float" office:value="0.056452750000001" calcext:value-type="float">
            <text:p>0.056452750000001</text:p>
          </table:table-cell>
          <table:table-cell office:value-type="float" office:value="0.01137288" calcext:value-type="float">
            <text:p>0.011372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]&gt;0; [.E5]+[.H5];[.E5])" office:value-type="float" office:value="2.204901755" calcext:value-type="float">
            <text:p>2.204901755</text:p>
          </table:table-cell>
          <table:table-cell table:formula="of:=IF([.H5]&lt;0; [.D5]+[.H5]; [.D5])" office:value-type="float" office:value="2.137076125" calcext:value-type="float">
            <text:p>2.13707612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02896484" calcext:value-type="float">
            <text:p>0.02896484</text:p>
          </table:table-cell>
          <table:table-cell table:formula="of:=IF([.N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187641625" calcext:value-type="float">
            <text:p>2.187641625</text:p>
          </table:table-cell>
          <table:table-cell office:value-type="float" office:value="2.206824625" calcext:value-type="float">
            <text:p>2.206824625</text:p>
          </table:table-cell>
          <table:table-cell table:number-columns-repeated="2" office:value-type="float" office:value="0.019182999999998" calcext:value-type="float">
            <text:p>0.019182999999998</text:p>
          </table:table-cell>
          <table:table-cell office:value-type="float" office:value="-0.03830326" calcext:value-type="float">
            <text:p>-0.038303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]&gt;0; [.E6]+[.H6];[.E6])" office:value-type="float" office:value="2.206824625" calcext:value-type="float">
            <text:p>2.206824625</text:p>
          </table:table-cell>
          <table:table-cell table:formula="of:=IF([.H6]&lt;0; [.D6]+[.H6]; [.D6])" office:value-type="float" office:value="2.149338365" calcext:value-type="float">
            <text:p>2.14933836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49727" calcext:value-type="float">
            <text:p>0.149727</text:p>
          </table:table-cell>
          <table:table-cell table:formula="of:=IF([.N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39146225" calcext:value-type="float">
            <text:p>2.39146225</text:p>
          </table:table-cell>
          <table:table-cell office:value-type="float" office:value="2.395671875" calcext:value-type="float">
            <text:p>2.395671875</text:p>
          </table:table-cell>
          <table:table-cell table:number-columns-repeated="2" office:value-type="float" office:value="0.004209625" calcext:value-type="float">
            <text:p>0.004209625</text:p>
          </table:table-cell>
          <table:table-cell office:value-type="float" office:value="0.08337654" calcext:value-type="float">
            <text:p>0.083376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]&gt;0; [.E7]+[.H7];[.E7])" office:value-type="float" office:value="2.479048415" calcext:value-type="float">
            <text:p>2.479048415</text:p>
          </table:table-cell>
          <table:table-cell table:formula="of:=IF([.H7]&lt;0; [.D7]+[.H7]; [.D7])" office:value-type="float" office:value="2.39146225" calcext:value-type="float">
            <text:p>2.3914622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3173467" calcext:value-type="float">
            <text:p>0.3173467</text:p>
          </table:table-cell>
          <table:table-cell table:formula="of:=IF([.N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538114125" calcext:value-type="float">
            <text:p>2.538114125</text:p>
          </table:table-cell>
          <table:table-cell office:value-type="float" office:value="2.555200875" calcext:value-type="float">
            <text:p>2.555200875</text:p>
          </table:table-cell>
          <table:table-cell table:number-columns-repeated="2" office:value-type="float" office:value="0.017086750000003" calcext:value-type="float">
            <text:p>0.017086750000003</text:p>
          </table:table-cell>
          <table:table-cell office:value-type="float" office:value="0.03397334" calcext:value-type="float">
            <text:p>0.033973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]&gt;0; [.E8]+[.H8];[.E8])" office:value-type="float" office:value="2.589174215" calcext:value-type="float">
            <text:p>2.589174215</text:p>
          </table:table-cell>
          <table:table-cell table:formula="of:=IF([.H8]&lt;0; [.D8]+[.H8]; [.D8])" office:value-type="float" office:value="2.538114125" calcext:value-type="float">
            <text:p>2.53811412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4459743" calcext:value-type="float">
            <text:p>0.4459743</text:p>
          </table:table-cell>
          <table:table-cell table:formula="of:=IF([.N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548329" calcext:value-type="float">
            <text:p>2.548329</text:p>
          </table:table-cell>
          <table:table-cell office:value-type="float" office:value="2.625752" calcext:value-type="float">
            <text:p>2.625752</text:p>
          </table:table-cell>
          <table:table-cell table:number-columns-repeated="2" office:value-type="float" office:value="0.077422999999996" calcext:value-type="float">
            <text:p>0.077422999999996</text:p>
          </table:table-cell>
          <table:table-cell office:value-type="float" office:value="0.06529941" calcext:value-type="float">
            <text:p>0.065299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]&gt;0; [.E9]+[.H9];[.E9])" office:value-type="float" office:value="2.69105141" calcext:value-type="float">
            <text:p>2.69105141</text:p>
          </table:table-cell>
          <table:table-cell table:formula="of:=IF([.H9]&lt;0; [.D9]+[.H9]; [.D9])" office:value-type="float" office:value="2.548329" calcext:value-type="float">
            <text:p>2.5483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7347568" calcext:value-type="float">
            <text:p>0.0007347568</text:p>
          </table:table-cell>
          <table:table-cell table:formula="of:=IF([.N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356856875" calcext:value-type="float">
            <text:p>2.356856875</text:p>
          </table:table-cell>
          <table:table-cell office:value-type="float" office:value="2.428705375" calcext:value-type="float">
            <text:p>2.428705375</text:p>
          </table:table-cell>
          <table:table-cell table:number-columns-repeated="2" office:value-type="float" office:value="0.071848499999999" calcext:value-type="float">
            <text:p>0.071848499999999</text:p>
          </table:table-cell>
          <table:table-cell office:value-type="float" office:value="0.03081348" calcext:value-type="float">
            <text:p>0.030813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]&gt;0; [.E10]+[.H10];[.E10])" office:value-type="float" office:value="2.459518855" calcext:value-type="float">
            <text:p>2.459518855</text:p>
          </table:table-cell>
          <table:table-cell table:formula="of:=IF([.H10]&lt;0; [.D10]+[.H10]; [.D10])" office:value-type="float" office:value="2.356856875" calcext:value-type="float">
            <text:p>2.356856875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767111" calcext:value-type="float">
            <text:p>6.767111E-05</text:p>
          </table:table-cell>
          <table:table-cell table:formula="of:=IF([.N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22527175" calcext:value-type="float">
            <text:p>2.22527175</text:p>
          </table:table-cell>
          <table:table-cell office:value-type="float" office:value="2.29710275" calcext:value-type="float">
            <text:p>2.29710275</text:p>
          </table:table-cell>
          <table:table-cell table:number-columns-repeated="2" office:value-type="float" office:value="0.071831000000003" calcext:value-type="float">
            <text:p>0.071831000000003</text:p>
          </table:table-cell>
          <table:table-cell office:value-type="float" office:value="0.08754115" calcext:value-type="float">
            <text:p>0.087541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]&gt;0; [.E11]+[.H11];[.E11])" office:value-type="float" office:value="2.3846439" calcext:value-type="float">
            <text:p>2.3846439</text:p>
          </table:table-cell>
          <table:table-cell table:formula="of:=IF([.H11]&lt;0; [.D11]+[.H11]; [.D11])" office:value-type="float" office:value="2.22527175" calcext:value-type="float">
            <text:p>2.2252717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01020744" calcext:value-type="float">
            <text:p>0.001020744</text:p>
          </table:table-cell>
          <table:table-cell table:formula="of:=IF([.N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192410625" calcext:value-type="float">
            <text:p>2.192410625</text:p>
          </table:table-cell>
          <table:table-cell office:value-type="float" office:value="2.26333675" calcext:value-type="float">
            <text:p>2.26333675</text:p>
          </table:table-cell>
          <table:table-cell table:number-columns-repeated="2" office:value-type="float" office:value="0.070926125000001" calcext:value-type="float">
            <text:p>0.070926125000001</text:p>
          </table:table-cell>
          <table:table-cell office:value-type="float" office:value="0.0465112" calcext:value-type="float">
            <text:p>0.04651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]&gt;0; [.E12]+[.H12];[.E12])" office:value-type="float" office:value="2.30984795" calcext:value-type="float">
            <text:p>2.30984795</text:p>
          </table:table-cell>
          <table:table-cell table:formula="of:=IF([.H12]&lt;0; [.D12]+[.H12]; [.D12])" office:value-type="float" office:value="2.192410625" calcext:value-type="float">
            <text:p>2.19241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005570842" calcext:value-type="float">
            <text:p>0.005570842</text:p>
          </table:table-cell>
          <table:table-cell table:formula="of:=IF([.N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199340125" calcext:value-type="float">
            <text:p>2.199340125</text:p>
          </table:table-cell>
          <table:table-cell office:value-type="float" office:value="2.2494195" calcext:value-type="float">
            <text:p>2.2494195</text:p>
          </table:table-cell>
          <table:table-cell table:number-columns-repeated="2" office:value-type="float" office:value="0.050079374999999" calcext:value-type="float">
            <text:p>0.050079374999999</text:p>
          </table:table-cell>
          <table:table-cell office:value-type="float" office:value="0.05133922" calcext:value-type="float">
            <text:p>0.051339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]&gt;0; [.E13]+[.H13];[.E13])" office:value-type="float" office:value="2.30075872" calcext:value-type="float">
            <text:p>2.30075872</text:p>
          </table:table-cell>
          <table:table-cell table:formula="of:=IF([.H13]&lt;0; [.D13]+[.H13]; [.D13])" office:value-type="float" office:value="2.199340125" calcext:value-type="float">
            <text:p>2.19934012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02896484" calcext:value-type="float">
            <text:p>0.02896484</text:p>
          </table:table-cell>
          <table:table-cell table:formula="of:=IF([.N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176358" calcext:value-type="float">
            <text:p>2.176358</text:p>
          </table:table-cell>
          <table:table-cell office:value-type="float" office:value="2.202341125" calcext:value-type="float">
            <text:p>2.202341125</text:p>
          </table:table-cell>
          <table:table-cell table:number-columns-repeated="2" office:value-type="float" office:value="0.025983125" calcext:value-type="float">
            <text:p>0.025983125</text:p>
          </table:table-cell>
          <table:table-cell office:value-type="float" office:value="0.09278042" calcext:value-type="float">
            <text:p>0.0927804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]&gt;0; [.E14]+[.H14];[.E14])" office:value-type="float" office:value="2.295121545" calcext:value-type="float">
            <text:p>2.295121545</text:p>
          </table:table-cell>
          <table:table-cell table:formula="of:=IF([.H14]&lt;0; [.D14]+[.H14]; [.D14])" office:value-type="float" office:value="2.176358" calcext:value-type="float">
            <text:p>2.1763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297161" calcext:value-type="float">
            <text:p>0.03297161</text:p>
          </table:table-cell>
          <table:table-cell table:formula="of:=IF([.N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09176" calcext:value-type="float">
            <text:p>2.09176</text:p>
          </table:table-cell>
          <table:table-cell office:value-type="float" office:value="2.103303125" calcext:value-type="float">
            <text:p>2.103303125</text:p>
          </table:table-cell>
          <table:table-cell table:number-columns-repeated="2" office:value-type="float" office:value="0.011543124999998" calcext:value-type="float">
            <text:p>0.011543124999998</text:p>
          </table:table-cell>
          <table:table-cell office:value-type="float" office:value="0.03088122" calcext:value-type="float">
            <text:p>0.030881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]&gt;0; [.E15]+[.H15];[.E15])" office:value-type="float" office:value="2.134184345" calcext:value-type="float">
            <text:p>2.134184345</text:p>
          </table:table-cell>
          <table:table-cell table:formula="of:=IF([.H15]&lt;0; [.D15]+[.H15]; [.D15])" office:value-type="float" office:value="2.09176" calcext:value-type="float">
            <text:p>2.0917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450613" calcext:value-type="float">
            <text:p>0.2450613</text:p>
          </table:table-cell>
          <table:table-cell table:formula="of:=IF([.N1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360615" calcext:value-type="float">
            <text:p>2.0360615</text:p>
          </table:table-cell>
          <table:table-cell office:value-type="float" office:value="2.036051" calcext:value-type="float">
            <text:p>2.036051</text:p>
          </table:table-cell>
          <table:table-cell office:value-type="float" office:value="-0.0000105000000063526" calcext:value-type="float">
            <text:p>-1.05000000063526E-05</text:p>
          </table:table-cell>
          <table:table-cell office:value-type="float" office:value="0.0000105000000063526" calcext:value-type="float">
            <text:p>1.05000000063526E-05</text:p>
          </table:table-cell>
          <table:table-cell office:value-type="float" office:value="-0.01517487" calcext:value-type="float">
            <text:p>-0.015174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]&gt;0; [.E16]+[.H16];[.E16])" office:value-type="float" office:value="2.036051" calcext:value-type="float">
            <text:p>2.036051</text:p>
          </table:table-cell>
          <table:table-cell table:formula="of:=IF([.H16]&lt;0; [.D16]+[.H16]; [.D16])" office:value-type="float" office:value="2.02088663" calcext:value-type="float">
            <text:p>2.02088663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6741854" calcext:value-type="float">
            <text:p>0.6741854</text:p>
          </table:table-cell>
          <table:table-cell table:formula="of:=IF([.N1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04563875" calcext:value-type="float">
            <text:p>1.904563875</text:p>
          </table:table-cell>
          <table:table-cell office:value-type="float" office:value="1.900373125" calcext:value-type="float">
            <text:p>1.900373125</text:p>
          </table:table-cell>
          <table:table-cell office:value-type="float" office:value="-0.00419075" calcext:value-type="float">
            <text:p>-0.00419075</text:p>
          </table:table-cell>
          <table:table-cell office:value-type="float" office:value="0.00419075" calcext:value-type="float">
            <text:p>0.00419075</text:p>
          </table:table-cell>
          <table:table-cell office:value-type="float" office:value="-0.05992807" calcext:value-type="float">
            <text:p>-0.059928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]&gt;0; [.E17]+[.H17];[.E17])" office:value-type="float" office:value="1.900373125" calcext:value-type="float">
            <text:p>1.900373125</text:p>
          </table:table-cell>
          <table:table-cell table:formula="of:=IF([.H17]&lt;0; [.D17]+[.H17]; [.D17])" office:value-type="float" office:value="1.844635805" calcext:value-type="float">
            <text:p>1.844635805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6741854" calcext:value-type="float">
            <text:p>0.6741854</text:p>
          </table:table-cell>
          <table:table-cell table:formula="of:=IF([.N1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3941575" calcext:value-type="float">
            <text:p>1.83941575</text:p>
          </table:table-cell>
          <table:table-cell office:value-type="float" office:value="1.83308825" calcext:value-type="float">
            <text:p>1.83308825</text:p>
          </table:table-cell>
          <table:table-cell office:value-type="float" office:value="-0.006327500000002" calcext:value-type="float">
            <text:p>-0.006327500000002</text:p>
          </table:table-cell>
          <table:table-cell office:value-type="float" office:value="0.006327500000002" calcext:value-type="float">
            <text:p>0.006327500000002</text:p>
          </table:table-cell>
          <table:table-cell office:value-type="float" office:value="-0.06333165" calcext:value-type="float">
            <text:p>-0.063331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]&gt;0; [.E18]+[.H18];[.E18])" office:value-type="float" office:value="1.83308825" calcext:value-type="float">
            <text:p>1.83308825</text:p>
          </table:table-cell>
          <table:table-cell table:formula="of:=IF([.H18]&lt;0; [.D18]+[.H18]; [.D18])" office:value-type="float" office:value="1.7760841" calcext:value-type="float">
            <text:p>1.7760841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5960989" calcext:value-type="float">
            <text:p>0.5960989</text:p>
          </table:table-cell>
          <table:table-cell table:formula="of:=IF([.N1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56906125" calcext:value-type="float">
            <text:p>1.856906125</text:p>
          </table:table-cell>
          <table:table-cell office:value-type="float" office:value="1.873253" calcext:value-type="float">
            <text:p>1.873253</text:p>
          </table:table-cell>
          <table:table-cell table:number-columns-repeated="2" office:value-type="float" office:value="0.016346874999999" calcext:value-type="float">
            <text:p>0.016346874999999</text:p>
          </table:table-cell>
          <table:table-cell office:value-type="float" office:value="0.09111634" calcext:value-type="float">
            <text:p>0.091116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]&gt;0; [.E19]+[.H19];[.E19])" office:value-type="float" office:value="1.96436934" calcext:value-type="float">
            <text:p>1.96436934</text:p>
          </table:table-cell>
          <table:table-cell table:formula="of:=IF([.H19]&lt;0; [.D19]+[.H19]; [.D19])" office:value-type="float" office:value="1.856906125" calcext:value-type="float">
            <text:p>1.85690612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218461" calcext:value-type="float">
            <text:p>0.0218461</text:p>
          </table:table-cell>
          <table:table-cell table:formula="of:=IF([.N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40090125" calcext:value-type="float">
            <text:p>1.840090125</text:p>
          </table:table-cell>
          <table:table-cell office:value-type="float" office:value="1.8803075" calcext:value-type="float">
            <text:p>1.8803075</text:p>
          </table:table-cell>
          <table:table-cell table:number-columns-repeated="2" office:value-type="float" office:value="0.040217375000003" calcext:value-type="float">
            <text:p>0.040217375000003</text:p>
          </table:table-cell>
          <table:table-cell office:value-type="float" office:value="0.1141008" calcext:value-type="float">
            <text:p>0.11410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]&gt;0; [.E20]+[.H20];[.E20])" office:value-type="float" office:value="1.9944083" calcext:value-type="float">
            <text:p>1.9944083</text:p>
          </table:table-cell>
          <table:table-cell table:formula="of:=IF([.H20]&lt;0; [.D20]+[.H20]; [.D20])" office:value-type="float" office:value="1.840090125" calcext:value-type="float">
            <text:p>1.840090125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556701" calcext:value-type="float">
            <text:p>0.0003556701</text:p>
          </table:table-cell>
          <table:table-cell table:formula="of:=IF([.N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88121" calcext:value-type="float">
            <text:p>1.888121</text:p>
          </table:table-cell>
          <table:table-cell office:value-type="float" office:value="1.969766625" calcext:value-type="float">
            <text:p>1.969766625</text:p>
          </table:table-cell>
          <table:table-cell table:number-columns-repeated="2" office:value-type="float" office:value="0.081645624999999" calcext:value-type="float">
            <text:p>0.081645624999999</text:p>
          </table:table-cell>
          <table:table-cell office:value-type="float" office:value="0.0289224" calcext:value-type="float">
            <text:p>0.02892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]&gt;0; [.E21]+[.H21];[.E21])" office:value-type="float" office:value="1.998689025" calcext:value-type="float">
            <text:p>1.998689025</text:p>
          </table:table-cell>
          <table:table-cell table:formula="of:=IF([.H21]&lt;0; [.D21]+[.H21]; [.D21])" office:value-type="float" office:value="1.888121" calcext:value-type="float">
            <text:p>1.888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02637215" calcext:value-type="float">
            <text:p>2.637215E-05</text:p>
          </table:table-cell>
          <table:table-cell table:formula="of:=IF([.N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837506" calcext:value-type="float">
            <text:p>1.837506</text:p>
          </table:table-cell>
          <table:table-cell office:value-type="float" office:value="1.83155175" calcext:value-type="float">
            <text:p>1.83155175</text:p>
          </table:table-cell>
          <table:table-cell office:value-type="float" office:value="-0.005954249999999" calcext:value-type="float">
            <text:p>-0.005954249999999</text:p>
          </table:table-cell>
          <table:table-cell office:value-type="float" office:value="0.005954249999999" calcext:value-type="float">
            <text:p>0.005954249999999</text:p>
          </table:table-cell>
          <table:table-cell office:value-type="float" office:value="-0.05325574" calcext:value-type="float">
            <text:p>-0.053255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]&gt;0; [.E22]+[.H22];[.E22])" office:value-type="float" office:value="1.83155175" calcext:value-type="float">
            <text:p>1.83155175</text:p>
          </table:table-cell>
          <table:table-cell table:formula="of:=IF([.H22]&lt;0; [.D22]+[.H22]; [.D22])" office:value-type="float" office:value="1.78425026" calcext:value-type="float">
            <text:p>1.7842502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4774082" calcext:value-type="float">
            <text:p>0.4774082</text:p>
          </table:table-cell>
          <table:table-cell table:formula="of:=IF([.N2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19630625" calcext:value-type="float">
            <text:p>1.819630625</text:p>
          </table:table-cell>
          <table:table-cell office:value-type="float" office:value="1.772784125" calcext:value-type="float">
            <text:p>1.772784125</text:p>
          </table:table-cell>
          <table:table-cell office:value-type="float" office:value="-0.046846499999997" calcext:value-type="float">
            <text:p>-0.046846499999997</text:p>
          </table:table-cell>
          <table:table-cell office:value-type="float" office:value="0.046846499999997" calcext:value-type="float">
            <text:p>0.046846499999997</text:p>
          </table:table-cell>
          <table:table-cell office:value-type="float" office:value="-0.02472117" calcext:value-type="float">
            <text:p>-0.024721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]&gt;0; [.E23]+[.H23];[.E23])" office:value-type="float" office:value="1.772784125" calcext:value-type="float">
            <text:p>1.772784125</text:p>
          </table:table-cell>
          <table:table-cell table:formula="of:=IF([.H23]&lt;0; [.D23]+[.H23]; [.D23])" office:value-type="float" office:value="1.794909455" calcext:value-type="float">
            <text:p>1.79490945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3173467" calcext:value-type="float">
            <text:p>0.3173467</text:p>
          </table:table-cell>
          <table:table-cell table:formula="of:=IF([.N2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84822875" calcext:value-type="float">
            <text:p>1.784822875</text:p>
          </table:table-cell>
          <table:table-cell office:value-type="float" office:value="1.736489875" calcext:value-type="float">
            <text:p>1.736489875</text:p>
          </table:table-cell>
          <table:table-cell office:value-type="float" office:value="-0.048333000000004" calcext:value-type="float">
            <text:p>-0.048333000000004</text:p>
          </table:table-cell>
          <table:table-cell office:value-type="float" office:value="0.048333000000004" calcext:value-type="float">
            <text:p>0.048333000000004</text:p>
          </table:table-cell>
          <table:table-cell office:value-type="float" office:value="-0.05274718" calcext:value-type="float">
            <text:p>-0.052747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]&gt;0; [.E24]+[.H24];[.E24])" office:value-type="float" office:value="1.736489875" calcext:value-type="float">
            <text:p>1.736489875</text:p>
          </table:table-cell>
          <table:table-cell table:formula="of:=IF([.H24]&lt;0; [.D24]+[.H24]; [.D24])" office:value-type="float" office:value="1.732075695" calcext:value-type="float">
            <text:p>1.73207569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2685227" calcext:value-type="float">
            <text:p>0.2685227</text:p>
          </table:table-cell>
          <table:table-cell table:formula="of:=IF([.N2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61821375" calcext:value-type="float">
            <text:p>1.761821375</text:p>
          </table:table-cell>
          <table:table-cell office:value-type="float" office:value="1.745007625" calcext:value-type="float">
            <text:p>1.745007625</text:p>
          </table:table-cell>
          <table:table-cell office:value-type="float" office:value="-0.016813749999999" calcext:value-type="float">
            <text:p>-0.016813749999999</text:p>
          </table:table-cell>
          <table:table-cell office:value-type="float" office:value="0.016813749999999" calcext:value-type="float">
            <text:p>0.016813749999999</text:p>
          </table:table-cell>
          <table:table-cell office:value-type="float" office:value="-0.08477997" calcext:value-type="float">
            <text:p>-0.084779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]&gt;0; [.E25]+[.H25];[.E25])" office:value-type="float" office:value="1.745007625" calcext:value-type="float">
            <text:p>1.745007625</text:p>
          </table:table-cell>
          <table:table-cell table:formula="of:=IF([.H25]&lt;0; [.D25]+[.H25]; [.D25])" office:value-type="float" office:value="1.677041405" calcext:value-type="float">
            <text:p>1.67704140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4774082" calcext:value-type="float">
            <text:p>0.4774082</text:p>
          </table:table-cell>
          <table:table-cell table:formula="of:=IF([.N2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81512925" calcext:value-type="float">
            <text:p>1.81512925</text:p>
          </table:table-cell>
          <table:table-cell office:value-type="float" office:value="1.810349125" calcext:value-type="float">
            <text:p>1.810349125</text:p>
          </table:table-cell>
          <table:table-cell office:value-type="float" office:value="-0.004780124999995" calcext:value-type="float">
            <text:p>-0.004780124999995</text:p>
          </table:table-cell>
          <table:table-cell office:value-type="float" office:value="0.004780124999995" calcext:value-type="float">
            <text:p>0.004780124999995</text:p>
          </table:table-cell>
          <table:table-cell office:value-type="float" office:value="-0.1076066" calcext:value-type="float">
            <text:p>-0.10760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]&gt;0; [.E26]+[.H26];[.E26])" office:value-type="float" office:value="1.810349125" calcext:value-type="float">
            <text:p>1.810349125</text:p>
          </table:table-cell>
          <table:table-cell table:formula="of:=IF([.H26]&lt;0; [.D26]+[.H26]; [.D26])" office:value-type="float" office:value="1.70752265" calcext:value-type="float">
            <text:p>1.7075226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120905" calcext:value-type="float">
            <text:p>0.120905</text:p>
          </table:table-cell>
          <table:table-cell table:formula="of:=IF([.N2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26117625" calcext:value-type="float">
            <text:p>1.926117625</text:p>
          </table:table-cell>
          <table:table-cell office:value-type="float" office:value="1.937806375" calcext:value-type="float">
            <text:p>1.937806375</text:p>
          </table:table-cell>
          <table:table-cell table:number-columns-repeated="2" office:value-type="float" office:value="0.01168875" calcext:value-type="float">
            <text:p>0.01168875</text:p>
          </table:table-cell>
          <table:table-cell office:value-type="float" office:value="0.02182092" calcext:value-type="float">
            <text:p>0.021820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]&gt;0; [.E27]+[.H27];[.E27])" office:value-type="float" office:value="1.959627295" calcext:value-type="float">
            <text:p>1.959627295</text:p>
          </table:table-cell>
          <table:table-cell table:formula="of:=IF([.H27]&lt;0; [.D27]+[.H27]; [.D27])" office:value-type="float" office:value="1.926117625" calcext:value-type="float">
            <text:p>1.926117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18285" calcext:value-type="float">
            <text:p>0.18285</text:p>
          </table:table-cell>
          <table:table-cell table:formula="of:=IF([.N2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986147375" calcext:value-type="float">
            <text:p>1.986147375</text:p>
          </table:table-cell>
          <table:table-cell office:value-type="float" office:value="2.026982625" calcext:value-type="float">
            <text:p>2.026982625</text:p>
          </table:table-cell>
          <table:table-cell table:number-columns-repeated="2" office:value-type="float" office:value="0.040835249999999" calcext:value-type="float">
            <text:p>0.040835249999999</text:p>
          </table:table-cell>
          <table:table-cell office:value-type="float" office:value="-0.004747465" calcext:value-type="float">
            <text:p>-0.0047474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]&gt;0; [.E28]+[.H28];[.E28])" office:value-type="float" office:value="2.026982625" calcext:value-type="float">
            <text:p>2.026982625</text:p>
          </table:table-cell>
          <table:table-cell table:formula="of:=IF([.H28]&lt;0; [.D28]+[.H28]; [.D28])" office:value-type="float" office:value="1.98139991" calcext:value-type="float">
            <text:p>1.9813999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581205" calcext:value-type="float">
            <text:p>0.08581205</text:p>
          </table:table-cell>
          <table:table-cell table:formula="of:=IF([.N2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114703625" calcext:value-type="float">
            <text:p>2.114703625</text:p>
          </table:table-cell>
          <table:table-cell office:value-type="float" office:value="2.186673" calcext:value-type="float">
            <text:p>2.186673</text:p>
          </table:table-cell>
          <table:table-cell table:number-columns-repeated="2" office:value-type="float" office:value="0.071969375000001" calcext:value-type="float">
            <text:p>0.071969375000001</text:p>
          </table:table-cell>
          <table:table-cell office:value-type="float" office:value="0.04117166" calcext:value-type="float">
            <text:p>0.041171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]&gt;0; [.E29]+[.H29];[.E29])" office:value-type="float" office:value="2.22784466" calcext:value-type="float">
            <text:p>2.22784466</text:p>
          </table:table-cell>
          <table:table-cell table:formula="of:=IF([.H29]&lt;0; [.D29]+[.H29]; [.D29])" office:value-type="float" office:value="2.114703625" calcext:value-type="float">
            <text:p>2.114703625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06448204" calcext:value-type="float">
            <text:p>0.006448204</text:p>
          </table:table-cell>
          <table:table-cell table:formula="of:=IF([.N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2.1478055" calcext:value-type="float">
            <text:p>2.1478055</text:p>
          </table:table-cell>
          <table:table-cell office:value-type="float" office:value="2.233847625" calcext:value-type="float">
            <text:p>2.233847625</text:p>
          </table:table-cell>
          <table:table-cell table:number-columns-repeated="2" office:value-type="float" office:value="0.086042124999999" calcext:value-type="float">
            <text:p>0.086042124999999</text:p>
          </table:table-cell>
          <table:table-cell office:value-type="float" office:value="0.1510109" calcext:value-type="float">
            <text:p>0.151010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]&gt;0; [.E30]+[.H30];[.E30])" office:value-type="float" office:value="2.384858525" calcext:value-type="float">
            <text:p>2.384858525</text:p>
          </table:table-cell>
          <table:table-cell table:formula="of:=IF([.H30]&lt;0; [.D30]+[.H30]; [.D30])" office:value-type="float" office:value="2.1478055" calcext:value-type="float">
            <text:p>2.147805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00002365276" calcext:value-type="float">
            <text:p>2.365276E-06</text:p>
          </table:table-cell>
          <table:table-cell table:formula="of:=IF([.N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2.377350375" calcext:value-type="float">
            <text:p>2.377350375</text:p>
          </table:table-cell>
          <table:table-cell office:value-type="float" office:value="2.493446" calcext:value-type="float">
            <text:p>2.493446</text:p>
          </table:table-cell>
          <table:table-cell table:number-columns-repeated="2" office:value-type="float" office:value="0.116095625000001" calcext:value-type="float">
            <text:p>0.116095625000001</text:p>
          </table:table-cell>
          <table:table-cell office:value-type="float" office:value="0.07116927" calcext:value-type="float">
            <text:p>0.071169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]&gt;0; [.E31]+[.H31];[.E31])" office:value-type="float" office:value="2.56461527" calcext:value-type="float">
            <text:p>2.56461527</text:p>
          </table:table-cell>
          <table:table-cell table:formula="of:=IF([.H31]&lt;0; [.D31]+[.H31]; [.D31])" office:value-type="float" office:value="2.377350375" calcext:value-type="float">
            <text:p>2.377350375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00000065205" calcext:value-type="float">
            <text:p>6.5205E-07</text:p>
          </table:table-cell>
          <table:table-cell table:formula="of:=IF([.N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191513375" calcext:value-type="float">
            <text:p>2.191513375</text:p>
          </table:table-cell>
          <table:table-cell office:value-type="float" office:value="2.293038" calcext:value-type="float">
            <text:p>2.293038</text:p>
          </table:table-cell>
          <table:table-cell table:number-columns-repeated="2" office:value-type="float" office:value="0.101524625" calcext:value-type="float">
            <text:p>0.101524625</text:p>
          </table:table-cell>
          <table:table-cell office:value-type="float" office:value="0.04818075" calcext:value-type="float">
            <text:p>0.048180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]&gt;0; [.E32]+[.H32];[.E32])" office:value-type="float" office:value="2.34121875" calcext:value-type="float">
            <text:p>2.34121875</text:p>
          </table:table-cell>
          <table:table-cell table:formula="of:=IF([.H32]&lt;0; [.D32]+[.H32]; [.D32])" office:value-type="float" office:value="2.191513375" calcext:value-type="float">
            <text:p>2.191513375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0001700614" calcext:value-type="float">
            <text:p>1.700614E-05</text:p>
          </table:table-cell>
          <table:table-cell table:formula="of:=IF([.N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0066805" calcext:value-type="float">
            <text:p>2.0066805</text:p>
          </table:table-cell>
          <table:table-cell office:value-type="float" office:value="2.086777" calcext:value-type="float">
            <text:p>2.086777</text:p>
          </table:table-cell>
          <table:table-cell table:number-columns-repeated="2" office:value-type="float" office:value="0.080096500000002" calcext:value-type="float">
            <text:p>0.080096500000002</text:p>
          </table:table-cell>
          <table:table-cell office:value-type="float" office:value="0.06142462" calcext:value-type="float">
            <text:p>0.061424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]&gt;0; [.E33]+[.H33];[.E33])" office:value-type="float" office:value="2.14820162" calcext:value-type="float">
            <text:p>2.14820162</text:p>
          </table:table-cell>
          <table:table-cell table:formula="of:=IF([.H33]&lt;0; [.D33]+[.H33]; [.D33])" office:value-type="float" office:value="2.0066805" calcext:value-type="float">
            <text:p>2.0066805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.000429456" calcext:value-type="float">
            <text:p>0.000429456</text:p>
          </table:table-cell>
          <table:table-cell table:formula="of:=IF([.N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839785125" calcext:value-type="float">
            <text:p>1.839785125</text:p>
          </table:table-cell>
          <table:table-cell office:value-type="float" office:value="1.877238875" calcext:value-type="float">
            <text:p>1.877238875</text:p>
          </table:table-cell>
          <table:table-cell table:number-columns-repeated="2" office:value-type="float" office:value="0.037453749999997" calcext:value-type="float">
            <text:p>0.037453749999997</text:p>
          </table:table-cell>
          <table:table-cell office:value-type="float" office:value="-0.01055455" calcext:value-type="float">
            <text:p>-0.010554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]&gt;0; [.E34]+[.H34];[.E34])" office:value-type="float" office:value="1.877238875" calcext:value-type="float">
            <text:p>1.877238875</text:p>
          </table:table-cell>
          <table:table-cell table:formula="of:=IF([.H34]&lt;0; [.D34]+[.H34]; [.D34])" office:value-type="float" office:value="1.829230575" calcext:value-type="float">
            <text:p>1.82923057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18285" calcext:value-type="float">
            <text:p>0.18285</text:p>
          </table:table-cell>
          <table:table-cell table:formula="of:=IF([.N3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19862875" calcext:value-type="float">
            <text:p>1.719862875</text:p>
          </table:table-cell>
          <table:table-cell office:value-type="float" office:value="1.7352795" calcext:value-type="float">
            <text:p>1.7352795</text:p>
          </table:table-cell>
          <table:table-cell table:number-columns-repeated="2" office:value-type="float" office:value="0.015416624999999" calcext:value-type="float">
            <text:p>0.015416624999999</text:p>
          </table:table-cell>
          <table:table-cell office:value-type="float" office:value="0.0502521" calcext:value-type="float">
            <text:p>0.05025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]&gt;0; [.E35]+[.H35];[.E35])" office:value-type="float" office:value="1.7855316" calcext:value-type="float">
            <text:p>1.7855316</text:p>
          </table:table-cell>
          <table:table-cell table:formula="of:=IF([.H35]&lt;0; [.D35]+[.H35]; [.D35])" office:value-type="float" office:value="1.719862875" calcext:value-type="float">
            <text:p>1.71986287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47541" calcext:value-type="float">
            <text:p>0.047541</text:p>
          </table:table-cell>
          <table:table-cell table:formula="of:=IF([.N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38535" calcext:value-type="float">
            <text:p>1.738535</text:p>
          </table:table-cell>
          <table:table-cell office:value-type="float" office:value="1.731522375" calcext:value-type="float">
            <text:p>1.731522375</text:p>
          </table:table-cell>
          <table:table-cell office:value-type="float" office:value="-0.007012624999997" calcext:value-type="float">
            <text:p>-0.007012624999997</text:p>
          </table:table-cell>
          <table:table-cell office:value-type="float" office:value="0.007012624999997" calcext:value-type="float">
            <text:p>0.007012624999997</text:p>
          </table:table-cell>
          <table:table-cell office:value-type="float" office:value="-0.08967463" calcext:value-type="float">
            <text:p>-0.089674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]&gt;0; [.E36]+[.H36];[.E36])" office:value-type="float" office:value="1.731522375" calcext:value-type="float">
            <text:p>1.731522375</text:p>
          </table:table-cell>
          <table:table-cell table:formula="of:=IF([.H36]&lt;0; [.D36]+[.H36]; [.D36])" office:value-type="float" office:value="1.64886037" calcext:value-type="float">
            <text:p>1.6488603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3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20595875" calcext:value-type="float">
            <text:p>1.720595875</text:p>
          </table:table-cell>
          <table:table-cell office:value-type="float" office:value="1.678226125" calcext:value-type="float">
            <text:p>1.678226125</text:p>
          </table:table-cell>
          <table:table-cell office:value-type="float" office:value="-0.042369749999998" calcext:value-type="float">
            <text:p>-0.042369749999998</text:p>
          </table:table-cell>
          <table:table-cell office:value-type="float" office:value="0.042369749999998" calcext:value-type="float">
            <text:p>0.042369749999998</text:p>
          </table:table-cell>
          <table:table-cell office:value-type="float" office:value="-0.06079771" calcext:value-type="float">
            <text:p>-0.060797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]&gt;0; [.E37]+[.H37];[.E37])" office:value-type="float" office:value="1.678226125" calcext:value-type="float">
            <text:p>1.678226125</text:p>
          </table:table-cell>
          <table:table-cell table:formula="of:=IF([.H37]&lt;0; [.D37]+[.H37]; [.D37])" office:value-type="float" office:value="1.659798165" calcext:value-type="float">
            <text:p>1.65979816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18285" calcext:value-type="float">
            <text:p>0.18285</text:p>
          </table:table-cell>
          <table:table-cell table:formula="of:=IF([.N3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822481375" calcext:value-type="float">
            <text:p>1.822481375</text:p>
          </table:table-cell>
          <table:table-cell office:value-type="float" office:value="1.75743" calcext:value-type="float">
            <text:p>1.75743</text:p>
          </table:table-cell>
          <table:table-cell office:value-type="float" office:value="-0.065051375000005" calcext:value-type="float">
            <text:p>-0.065051375000005</text:p>
          </table:table-cell>
          <table:table-cell office:value-type="float" office:value="0.065051375000005" calcext:value-type="float">
            <text:p>0.065051375000005</text:p>
          </table:table-cell>
          <table:table-cell office:value-type="float" office:value="-0.1100952" calcext:value-type="float">
            <text:p>-0.11009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]&gt;0; [.E38]+[.H38];[.E38])" office:value-type="float" office:value="1.75743" calcext:value-type="float">
            <text:p>1.75743</text:p>
          </table:table-cell>
          <table:table-cell table:formula="of:=IF([.H38]&lt;0; [.D38]+[.H38]; [.D38])" office:value-type="float" office:value="1.712386175" calcext:value-type="float">
            <text:p>1.712386175</text:p>
          </table:table-cell>
          <table:table-cell office:value-type="float" office:value="0.06" calcext:value-type="float">
            <text:p>0.06</text:p>
          </table:table-cell>
          <table:table-cell office:value-type="float" office:value="0.13464" calcext:value-type="float">
            <text:p>0.13464</text:p>
          </table:table-cell>
          <table:table-cell table:formula="of:=IF([.N3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67058125" calcext:value-type="float">
            <text:p>1.967058125</text:p>
          </table:table-cell>
          <table:table-cell office:value-type="float" office:value="1.883103875" calcext:value-type="float">
            <text:p>1.883103875</text:p>
          </table:table-cell>
          <table:table-cell office:value-type="float" office:value="-0.083954250000001" calcext:value-type="float">
            <text:p>-0.083954250000001</text:p>
          </table:table-cell>
          <table:table-cell office:value-type="float" office:value="0.083954250000001" calcext:value-type="float">
            <text:p>0.083954250000001</text:p>
          </table:table-cell>
          <table:table-cell office:value-type="float" office:value="-0.07864758" calcext:value-type="float">
            <text:p>-0.078647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]&gt;0; [.E39]+[.H39];[.E39])" office:value-type="float" office:value="1.883103875" calcext:value-type="float">
            <text:p>1.883103875</text:p>
          </table:table-cell>
          <table:table-cell table:formula="of:=IF([.H39]&lt;0; [.D39]+[.H39]; [.D39])" office:value-type="float" office:value="1.888410545" calcext:value-type="float">
            <text:p>1.88841054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02896484" calcext:value-type="float">
            <text:p>0.02896484</text:p>
          </table:table-cell>
          <table:table-cell table:formula="of:=IF([.N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1706405" calcext:value-type="float">
            <text:p>2.1706405</text:p>
          </table:table-cell>
          <table:table-cell office:value-type="float" office:value="2.0995555" calcext:value-type="float">
            <text:p>2.0995555</text:p>
          </table:table-cell>
          <table:table-cell office:value-type="float" office:value="-0.071085000000004" calcext:value-type="float">
            <text:p>-0.071085000000004</text:p>
          </table:table-cell>
          <table:table-cell office:value-type="float" office:value="0.071085000000004" calcext:value-type="float">
            <text:p>0.071085000000004</text:p>
          </table:table-cell>
          <table:table-cell office:value-type="float" office:value="-0.05604318" calcext:value-type="float">
            <text:p>-0.056043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]&gt;0; [.E40]+[.H40];[.E40])" office:value-type="float" office:value="2.0995555" calcext:value-type="float">
            <text:p>2.0995555</text:p>
          </table:table-cell>
          <table:table-cell table:formula="of:=IF([.H40]&lt;0; [.D40]+[.H40]; [.D40])" office:value-type="float" office:value="2.11459732" calcext:value-type="float">
            <text:p>2.11459732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120905" calcext:value-type="float">
            <text:p>0.120905</text:p>
          </table:table-cell>
          <table:table-cell table:formula="of:=IF([.N4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360068" calcext:value-type="float">
            <text:p>2.360068</text:p>
          </table:table-cell>
          <table:table-cell office:value-type="float" office:value="2.201809375" calcext:value-type="float">
            <text:p>2.201809375</text:p>
          </table:table-cell>
          <table:table-cell office:value-type="float" office:value="-0.158258624999999" calcext:value-type="float">
            <text:p>-0.158258624999999</text:p>
          </table:table-cell>
          <table:table-cell office:value-type="float" office:value="0.158258624999999" calcext:value-type="float">
            <text:p>0.158258624999999</text:p>
          </table:table-cell>
          <table:table-cell office:value-type="float" office:value="-0.1838875" calcext:value-type="float">
            <text:p>-0.18388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]&gt;0; [.E41]+[.H41];[.E41])" office:value-type="float" office:value="2.201809375" calcext:value-type="float">
            <text:p>2.201809375</text:p>
          </table:table-cell>
          <table:table-cell table:formula="of:=IF([.H41]&lt;0; [.D41]+[.H41]; [.D41])" office:value-type="float" office:value="2.1761805" calcext:value-type="float">
            <text:p>2.17618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0000008826692" calcext:value-type="float">
            <text:p>8.826692E-08</text:p>
          </table:table-cell>
          <table:table-cell table:formula="of:=IF([.N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7506655" calcext:value-type="float">
            <text:p>2.7506655</text:p>
          </table:table-cell>
          <table:table-cell office:value-type="float" office:value="2.444581" calcext:value-type="float">
            <text:p>2.444581</text:p>
          </table:table-cell>
          <table:table-cell office:value-type="float" office:value="-0.306084500000001" calcext:value-type="float">
            <text:p>-0.306084500000001</text:p>
          </table:table-cell>
          <table:table-cell office:value-type="float" office:value="0.306084500000001" calcext:value-type="float">
            <text:p>0.306084500000001</text:p>
          </table:table-cell>
          <table:table-cell office:value-type="float" office:value="-0.4272569" calcext:value-type="float">
            <text:p>-0.42725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]&gt;0; [.E42]+[.H42];[.E42])" office:value-type="float" office:value="2.444581" calcext:value-type="float">
            <text:p>2.444581</text:p>
          </table:table-cell>
          <table:table-cell table:formula="of:=IF([.H42]&lt;0; [.D42]+[.H42]; [.D42])" office:value-type="float" office:value="2.3234086" calcext:value-type="float">
            <text:p>2.3234086</text:p>
          </table:table-cell>
          <table:table-cell office:value-type="float" office:value="0.2175" calcext:value-type="float">
            <text:p>0.2175</text:p>
          </table:table-cell>
          <table:table-cell office:value-type="float" office:value="2.0424E-015" calcext:value-type="float">
            <text:p>2.0424E-15</text:p>
          </table:table-cell>
          <table:table-cell table:formula="of:=IF([.N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67573825" calcext:value-type="float">
            <text:p>2.67573825</text:p>
          </table:table-cell>
          <table:table-cell office:value-type="float" office:value="2.386554625" calcext:value-type="float">
            <text:p>2.386554625</text:p>
          </table:table-cell>
          <table:table-cell office:value-type="float" office:value="-0.289183625000001" calcext:value-type="float">
            <text:p>-0.289183625000001</text:p>
          </table:table-cell>
          <table:table-cell office:value-type="float" office:value="0.289183625000001" calcext:value-type="float">
            <text:p>0.289183625000001</text:p>
          </table:table-cell>
          <table:table-cell office:value-type="float" office:value="-0.4185883" calcext:value-type="float">
            <text:p>-0.41858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]&gt;0; [.E43]+[.H43];[.E43])" office:value-type="float" office:value="2.386554625" calcext:value-type="float">
            <text:p>2.386554625</text:p>
          </table:table-cell>
          <table:table-cell table:formula="of:=IF([.H43]&lt;0; [.D43]+[.H43]; [.D43])" office:value-type="float" office:value="2.25714995" calcext:value-type="float">
            <text:p>2.25714995</text:p>
          </table:table-cell>
          <table:table-cell office:value-type="float" office:value="0.23" calcext:value-type="float">
            <text:p>0.23</text:p>
          </table:table-cell>
          <table:table-cell office:value-type="float" office:value="2.0424E-015" calcext:value-type="float">
            <text:p>2.0424E-15</text:p>
          </table:table-cell>
          <table:table-cell table:formula="of:=IF([.N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6890115" calcext:value-type="float">
            <text:p>2.6890115</text:p>
          </table:table-cell>
          <table:table-cell office:value-type="float" office:value="2.241939875" calcext:value-type="float">
            <text:p>2.241939875</text:p>
          </table:table-cell>
          <table:table-cell office:value-type="float" office:value="-0.447071625" calcext:value-type="float">
            <text:p>-0.447071625</text:p>
          </table:table-cell>
          <table:table-cell office:value-type="float" office:value="0.447071625" calcext:value-type="float">
            <text:p>0.447071625</text:p>
          </table:table-cell>
          <table:table-cell office:value-type="float" office:value="-0.725166" calcext:value-type="float">
            <text:p>-0.7251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]&gt;0; [.E44]+[.H44];[.E44])" office:value-type="float" office:value="2.241939875" calcext:value-type="float">
            <text:p>2.241939875</text:p>
          </table:table-cell>
          <table:table-cell table:formula="of:=IF([.H44]&lt;0; [.D44]+[.H44]; [.D44])" office:value-type="float" office:value="1.9638455" calcext:value-type="float">
            <text:p>1.9638455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2.0424E-015" calcext:value-type="float">
            <text:p>2.0424E-15</text:p>
          </table:table-cell>
          <table:table-cell table:formula="of:=IF([.N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5562815" calcext:value-type="float">
            <text:p>2.5562815</text:p>
          </table:table-cell>
          <table:table-cell office:value-type="float" office:value="2.20712125" calcext:value-type="float">
            <text:p>2.20712125</text:p>
          </table:table-cell>
          <table:table-cell office:value-type="float" office:value="-0.349160250000002" calcext:value-type="float">
            <text:p>-0.349160250000002</text:p>
          </table:table-cell>
          <table:table-cell office:value-type="float" office:value="0.349160250000002" calcext:value-type="float">
            <text:p>0.349160250000002</text:p>
          </table:table-cell>
          <table:table-cell office:value-type="float" office:value="-0.5224608" calcext:value-type="float">
            <text:p>-0.52246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]&gt;0; [.E45]+[.H45];[.E45])" office:value-type="float" office:value="2.20712125" calcext:value-type="float">
            <text:p>2.20712125</text:p>
          </table:table-cell>
          <table:table-cell table:formula="of:=IF([.H45]&lt;0; [.D45]+[.H45]; [.D45])" office:value-type="float" office:value="2.0338207" calcext:value-type="float">
            <text:p>2.0338207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2.0424E-015" calcext:value-type="float">
            <text:p>2.0424E-15</text:p>
          </table:table-cell>
          <table:table-cell table:formula="of:=IF([.N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574280125" calcext:value-type="float">
            <text:p>2.574280125</text:p>
          </table:table-cell>
          <table:table-cell office:value-type="float" office:value="2.219107875" calcext:value-type="float">
            <text:p>2.219107875</text:p>
          </table:table-cell>
          <table:table-cell office:value-type="float" office:value="-0.355172249999998" calcext:value-type="float">
            <text:p>-0.355172249999998</text:p>
          </table:table-cell>
          <table:table-cell office:value-type="float" office:value="0.355172249999998" calcext:value-type="float">
            <text:p>0.355172249999998</text:p>
          </table:table-cell>
          <table:table-cell office:value-type="float" office:value="-0.4591878" calcext:value-type="float">
            <text:p>-0.45918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]&gt;0; [.E46]+[.H46];[.E46])" office:value-type="float" office:value="2.219107875" calcext:value-type="float">
            <text:p>2.219107875</text:p>
          </table:table-cell>
          <table:table-cell table:formula="of:=IF([.H46]&lt;0; [.D46]+[.H46]; [.D46])" office:value-type="float" office:value="2.115092325" calcext:value-type="float">
            <text:p>2.1150923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2.0424E-015" calcext:value-type="float">
            <text:p>2.0424E-15</text:p>
          </table:table-cell>
          <table:table-cell table:formula="of:=IF([.N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4236885" calcext:value-type="float">
            <text:p>2.4236885</text:p>
          </table:table-cell>
          <table:table-cell office:value-type="float" office:value="2.08675175" calcext:value-type="float">
            <text:p>2.08675175</text:p>
          </table:table-cell>
          <table:table-cell office:value-type="float" office:value="-0.336936749999999" calcext:value-type="float">
            <text:p>-0.336936749999999</text:p>
          </table:table-cell>
          <table:table-cell office:value-type="float" office:value="0.336936749999999" calcext:value-type="float">
            <text:p>0.336936749999999</text:p>
          </table:table-cell>
          <table:table-cell office:value-type="float" office:value="-0.4865818" calcext:value-type="float">
            <text:p>-0.48658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]&gt;0; [.E47]+[.H47];[.E47])" office:value-type="float" office:value="2.08675175" calcext:value-type="float">
            <text:p>2.08675175</text:p>
          </table:table-cell>
          <table:table-cell table:formula="of:=IF([.H47]&lt;0; [.D47]+[.H47]; [.D47])" office:value-type="float" office:value="1.9371067" calcext:value-type="float">
            <text:p>1.9371067</text:p>
          </table:table-cell>
          <table:table-cell office:value-type="float" office:value="0.27" calcext:value-type="float">
            <text:p>0.27</text:p>
          </table:table-cell>
          <table:table-cell office:value-type="float" office:value="2.0424E-015" calcext:value-type="float">
            <text:p>2.0424E-15</text:p>
          </table:table-cell>
          <table:table-cell table:formula="of:=IF([.N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7664775" calcext:value-type="float">
            <text:p>2.17664775</text:p>
          </table:table-cell>
          <table:table-cell office:value-type="float" office:value="1.9372135" calcext:value-type="float">
            <text:p>1.9372135</text:p>
          </table:table-cell>
          <table:table-cell office:value-type="float" office:value="-0.239434250000002" calcext:value-type="float">
            <text:p>-0.239434250000002</text:p>
          </table:table-cell>
          <table:table-cell office:value-type="float" office:value="0.239434250000002" calcext:value-type="float">
            <text:p>0.239434250000002</text:p>
          </table:table-cell>
          <table:table-cell office:value-type="float" office:value="-0.2263152" calcext:value-type="float">
            <text:p>-0.22631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]&gt;0; [.E48]+[.H48];[.E48])" office:value-type="float" office:value="1.9372135" calcext:value-type="float">
            <text:p>1.9372135</text:p>
          </table:table-cell>
          <table:table-cell table:formula="of:=IF([.H48]&lt;0; [.D48]+[.H48]; [.D48])" office:value-type="float" office:value="1.95033255" calcext:value-type="float">
            <text:p>1.95033255</text:p>
          </table:table-cell>
          <table:table-cell office:value-type="float" office:value="0.2175" calcext:value-type="float">
            <text:p>0.2175</text:p>
          </table:table-cell>
          <table:table-cell office:value-type="float" office:value="2.0424E-015" calcext:value-type="float">
            <text:p>2.0424E-15</text:p>
          </table:table-cell>
          <table:table-cell table:formula="of:=IF([.N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178940375" calcext:value-type="float">
            <text:p>2.178940375</text:p>
          </table:table-cell>
          <table:table-cell office:value-type="float" office:value="1.938928375" calcext:value-type="float">
            <text:p>1.938928375</text:p>
          </table:table-cell>
          <table:table-cell office:value-type="float" office:value="-0.240012000000004" calcext:value-type="float">
            <text:p>-0.240012000000004</text:p>
          </table:table-cell>
          <table:table-cell office:value-type="float" office:value="0.240012000000004" calcext:value-type="float">
            <text:p>0.240012000000004</text:p>
          </table:table-cell>
          <table:table-cell office:value-type="float" office:value="-0.3193647" calcext:value-type="float">
            <text:p>-0.31936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]&gt;0; [.E49]+[.H49];[.E49])" office:value-type="float" office:value="1.938928375" calcext:value-type="float">
            <text:p>1.938928375</text:p>
          </table:table-cell>
          <table:table-cell table:formula="of:=IF([.H49]&lt;0; [.D49]+[.H49]; [.D49])" office:value-type="float" office:value="1.859575675" calcext:value-type="float">
            <text:p>1.85957567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2.0424E-015" calcext:value-type="float">
            <text:p>2.0424E-15</text:p>
          </table:table-cell>
          <table:table-cell table:formula="of:=IF([.N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68327625" calcext:value-type="float">
            <text:p>2.168327625</text:p>
          </table:table-cell>
          <table:table-cell office:value-type="float" office:value="1.89850575" calcext:value-type="float">
            <text:p>1.89850575</text:p>
          </table:table-cell>
          <table:table-cell office:value-type="float" office:value="-0.269821875000002" calcext:value-type="float">
            <text:p>-0.269821875000002</text:p>
          </table:table-cell>
          <table:table-cell office:value-type="float" office:value="0.269821875000002" calcext:value-type="float">
            <text:p>0.269821875000002</text:p>
          </table:table-cell>
          <table:table-cell office:value-type="float" office:value="-0.321039" calcext:value-type="float">
            <text:p>-0.3210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]&gt;0; [.E50]+[.H50];[.E50])" office:value-type="float" office:value="1.89850575" calcext:value-type="float">
            <text:p>1.89850575</text:p>
          </table:table-cell>
          <table:table-cell table:formula="of:=IF([.H50]&lt;0; [.D50]+[.H50]; [.D50])" office:value-type="float" office:value="1.847288625" calcext:value-type="float">
            <text:p>1.84728862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2.0424E-015" calcext:value-type="float">
            <text:p>2.0424E-15</text:p>
          </table:table-cell>
          <table:table-cell table:formula="of:=IF([.N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7880975" calcext:value-type="float">
            <text:p>1.97880975</text:p>
          </table:table-cell>
          <table:table-cell office:value-type="float" office:value="1.751235625" calcext:value-type="float">
            <text:p>1.751235625</text:p>
          </table:table-cell>
          <table:table-cell office:value-type="float" office:value="-0.227574125000001" calcext:value-type="float">
            <text:p>-0.227574125000001</text:p>
          </table:table-cell>
          <table:table-cell office:value-type="float" office:value="0.227574125000001" calcext:value-type="float">
            <text:p>0.227574125000001</text:p>
          </table:table-cell>
          <table:table-cell office:value-type="float" office:value="-0.2734421" calcext:value-type="float">
            <text:p>-0.27344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]&gt;0; [.E51]+[.H51];[.E51])" office:value-type="float" office:value="1.751235625" calcext:value-type="float">
            <text:p>1.751235625</text:p>
          </table:table-cell>
          <table:table-cell table:formula="of:=IF([.H51]&lt;0; [.D51]+[.H51]; [.D51])" office:value-type="float" office:value="1.70536765" calcext:value-type="float">
            <text:p>1.70536765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2.0424E-015" calcext:value-type="float">
            <text:p>2.0424E-15</text:p>
          </table:table-cell>
          <table:table-cell table:formula="of:=IF([.N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879721875" calcext:value-type="float">
            <text:p>1.879721875</text:p>
          </table:table-cell>
          <table:table-cell office:value-type="float" office:value="1.71956675" calcext:value-type="float">
            <text:p>1.71956675</text:p>
          </table:table-cell>
          <table:table-cell office:value-type="float" office:value="-0.160155124999999" calcext:value-type="float">
            <text:p>-0.160155124999999</text:p>
          </table:table-cell>
          <table:table-cell office:value-type="float" office:value="0.160155124999999" calcext:value-type="float">
            <text:p>0.160155124999999</text:p>
          </table:table-cell>
          <table:table-cell office:value-type="float" office:value="-0.2375614" calcext:value-type="float">
            <text:p>-0.23756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]&gt;0; [.E52]+[.H52];[.E52])" office:value-type="float" office:value="1.71956675" calcext:value-type="float">
            <text:p>1.71956675</text:p>
          </table:table-cell>
          <table:table-cell table:formula="of:=IF([.H52]&lt;0; [.D52]+[.H52]; [.D52])" office:value-type="float" office:value="1.642160475" calcext:value-type="float">
            <text:p>1.642160475</text:p>
          </table:table-cell>
          <table:table-cell office:value-type="float" office:value="0.225" calcext:value-type="float">
            <text:p>0.225</text:p>
          </table:table-cell>
          <table:table-cell office:value-type="float" office:value="2.0424E-015" calcext:value-type="float">
            <text:p>2.0424E-15</text:p>
          </table:table-cell>
          <table:table-cell table:formula="of:=IF([.N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613105" calcext:value-type="float">
            <text:p>1.9613105</text:p>
          </table:table-cell>
          <table:table-cell office:value-type="float" office:value="1.794577" calcext:value-type="float">
            <text:p>1.794577</text:p>
          </table:table-cell>
          <table:table-cell office:value-type="float" office:value="-0.166733499999999" calcext:value-type="float">
            <text:p>-0.166733499999999</text:p>
          </table:table-cell>
          <table:table-cell office:value-type="float" office:value="0.166733499999999" calcext:value-type="float">
            <text:p>0.166733499999999</text:p>
          </table:table-cell>
          <table:table-cell office:value-type="float" office:value="-0.262856" calcext:value-type="float">
            <text:p>-0.2628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]&gt;0; [.E53]+[.H53];[.E53])" office:value-type="float" office:value="1.794577" calcext:value-type="float">
            <text:p>1.794577</text:p>
          </table:table-cell>
          <table:table-cell table:formula="of:=IF([.H53]&lt;0; [.D53]+[.H53]; [.D53])" office:value-type="float" office:value="1.6984545" calcext:value-type="float">
            <text:p>1.6984545</text:p>
          </table:table-cell>
          <table:table-cell office:value-type="float" office:value="0.22" calcext:value-type="float">
            <text:p>0.22</text:p>
          </table:table-cell>
          <table:table-cell office:value-type="float" office:value="2.0424E-015" calcext:value-type="float">
            <text:p>2.0424E-15</text:p>
          </table:table-cell>
          <table:table-cell table:formula="of:=IF([.N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67886375" calcext:value-type="float">
            <text:p>1.867886375</text:p>
          </table:table-cell>
          <table:table-cell office:value-type="float" office:value="1.698877" calcext:value-type="float">
            <text:p>1.698877</text:p>
          </table:table-cell>
          <table:table-cell office:value-type="float" office:value="-0.169009374999999" calcext:value-type="float">
            <text:p>-0.169009374999999</text:p>
          </table:table-cell>
          <table:table-cell office:value-type="float" office:value="0.169009374999999" calcext:value-type="float">
            <text:p>0.169009374999999</text:p>
          </table:table-cell>
          <table:table-cell office:value-type="float" office:value="-0.2230545" calcext:value-type="float">
            <text:p>-0.22305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]&gt;0; [.E54]+[.H54];[.E54])" office:value-type="float" office:value="1.698877" calcext:value-type="float">
            <text:p>1.698877</text:p>
          </table:table-cell>
          <table:table-cell table:formula="of:=IF([.H54]&lt;0; [.D54]+[.H54]; [.D54])" office:value-type="float" office:value="1.644831875" calcext:value-type="float">
            <text:p>1.644831875</text:p>
          </table:table-cell>
          <table:table-cell office:value-type="float" office:value="0.22125" calcext:value-type="float">
            <text:p>0.22125</text:p>
          </table:table-cell>
          <table:table-cell office:value-type="float" office:value="2.0424E-015" calcext:value-type="float">
            <text:p>2.0424E-15</text:p>
          </table:table-cell>
          <table:table-cell table:formula="of:=IF([.N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11522125" calcext:value-type="float">
            <text:p>1.711522125</text:p>
          </table:table-cell>
          <table:table-cell office:value-type="float" office:value="1.590495375" calcext:value-type="float">
            <text:p>1.590495375</text:p>
          </table:table-cell>
          <table:table-cell office:value-type="float" office:value="-0.121026749999998" calcext:value-type="float">
            <text:p>-0.121026749999998</text:p>
          </table:table-cell>
          <table:table-cell office:value-type="float" office:value="0.121026749999998" calcext:value-type="float">
            <text:p>0.121026749999998</text:p>
          </table:table-cell>
          <table:table-cell office:value-type="float" office:value="-0.1737825" calcext:value-type="float">
            <text:p>-0.17378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]&gt;0; [.E55]+[.H55];[.E55])" office:value-type="float" office:value="1.590495375" calcext:value-type="float">
            <text:p>1.590495375</text:p>
          </table:table-cell>
          <table:table-cell table:formula="of:=IF([.H55]&lt;0; [.D55]+[.H55]; [.D55])" office:value-type="float" office:value="1.537739625" calcext:value-type="float">
            <text:p>1.537739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0000009100541" calcext:value-type="float">
            <text:p>9.100541E-12</text:p>
          </table:table-cell>
          <table:table-cell table:formula="of:=IF([.N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56751" calcext:value-type="float">
            <text:p>1.756751</text:p>
          </table:table-cell>
          <table:table-cell office:value-type="float" office:value="1.696543875" calcext:value-type="float">
            <text:p>1.696543875</text:p>
          </table:table-cell>
          <table:table-cell office:value-type="float" office:value="-0.060207125" calcext:value-type="float">
            <text:p>-0.060207125</text:p>
          </table:table-cell>
          <table:table-cell office:value-type="float" office:value="0.060207125" calcext:value-type="float">
            <text:p>0.060207125</text:p>
          </table:table-cell>
          <table:table-cell office:value-type="float" office:value="-0.1120927" calcext:value-type="float">
            <text:p>-0.11209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]&gt;0; [.E56]+[.H56];[.E56])" office:value-type="float" office:value="1.696543875" calcext:value-type="float">
            <text:p>1.696543875</text:p>
          </table:table-cell>
          <table:table-cell table:formula="of:=IF([.H56]&lt;0; [.D56]+[.H56]; [.D56])" office:value-type="float" office:value="1.6446583" calcext:value-type="float">
            <text:p>1.644658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04054345" calcext:value-type="float">
            <text:p>0.004054345</text:p>
          </table:table-cell>
          <table:table-cell table:formula="of:=IF([.N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1114175" calcext:value-type="float">
            <text:p>1.81114175</text:p>
          </table:table-cell>
          <table:table-cell office:value-type="float" office:value="1.76572725" calcext:value-type="float">
            <text:p>1.76572725</text:p>
          </table:table-cell>
          <table:table-cell office:value-type="float" office:value="-0.045414500000001" calcext:value-type="float">
            <text:p>-0.045414500000001</text:p>
          </table:table-cell>
          <table:table-cell office:value-type="float" office:value="0.045414500000001" calcext:value-type="float">
            <text:p>0.045414500000001</text:p>
          </table:table-cell>
          <table:table-cell office:value-type="float" office:value="-0.09738258" calcext:value-type="float">
            <text:p>-0.097382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]&gt;0; [.E57]+[.H57];[.E57])" office:value-type="float" office:value="1.76572725" calcext:value-type="float">
            <text:p>1.76572725</text:p>
          </table:table-cell>
          <table:table-cell table:formula="of:=IF([.H57]&lt;0; [.D57]+[.H57]; [.D57])" office:value-type="float" office:value="1.71375917" calcext:value-type="float">
            <text:p>1.713759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045921" calcext:value-type="float">
            <text:p>0.01045921</text:p>
          </table:table-cell>
          <table:table-cell table:formula="of:=IF([.N5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74013375" calcext:value-type="float">
            <text:p>1.674013375</text:p>
          </table:table-cell>
          <table:table-cell office:value-type="float" office:value="1.650591625" calcext:value-type="float">
            <text:p>1.650591625</text:p>
          </table:table-cell>
          <table:table-cell office:value-type="float" office:value="-0.023421750000001" calcext:value-type="float">
            <text:p>-0.023421750000001</text:p>
          </table:table-cell>
          <table:table-cell office:value-type="float" office:value="0.023421750000001" calcext:value-type="float">
            <text:p>0.023421750000001</text:p>
          </table:table-cell>
          <table:table-cell office:value-type="float" office:value="-0.08692207" calcext:value-type="float">
            <text:p>-0.086922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]&gt;0; [.E58]+[.H58];[.E58])" office:value-type="float" office:value="1.650591625" calcext:value-type="float">
            <text:p>1.650591625</text:p>
          </table:table-cell>
          <table:table-cell table:formula="of:=IF([.H58]&lt;0; [.D58]+[.H58]; [.D58])" office:value-type="float" office:value="1.587091305" calcext:value-type="float">
            <text:p>1.587091305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.3755273" calcext:value-type="float">
            <text:p>0.3755273</text:p>
          </table:table-cell>
          <table:table-cell table:formula="of:=IF([.N5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3520675" calcext:value-type="float">
            <text:p>1.63520675</text:p>
          </table:table-cell>
          <table:table-cell office:value-type="float" office:value="1.661088625" calcext:value-type="float">
            <text:p>1.661088625</text:p>
          </table:table-cell>
          <table:table-cell table:number-columns-repeated="2" office:value-type="float" office:value="0.025881875000001" calcext:value-type="float">
            <text:p>0.025881875000001</text:p>
          </table:table-cell>
          <table:table-cell office:value-type="float" office:value="0.03861691" calcext:value-type="float">
            <text:p>0.038616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]&gt;0; [.E59]+[.H59];[.E59])" office:value-type="float" office:value="1.699705535" calcext:value-type="float">
            <text:p>1.699705535</text:p>
          </table:table-cell>
          <table:table-cell table:formula="of:=IF([.H59]&lt;0; [.D59]+[.H59]; [.D59])" office:value-type="float" office:value="1.63520675" calcext:value-type="float">
            <text:p>1.63520675</text:p>
          </table:table-cell>
          <table:table-cell office:value-type="float" office:value="0.06" calcext:value-type="float">
            <text:p>0.06</text:p>
          </table:table-cell>
          <table:table-cell office:value-type="float" office:value="0.13464" calcext:value-type="float">
            <text:p>0.13464</text:p>
          </table:table-cell>
          <table:table-cell table:formula="of:=IF([.N5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7665725" calcext:value-type="float">
            <text:p>1.7665725</text:p>
          </table:table-cell>
          <table:table-cell office:value-type="float" office:value="1.84066475" calcext:value-type="float">
            <text:p>1.84066475</text:p>
          </table:table-cell>
          <table:table-cell table:number-columns-repeated="2" office:value-type="float" office:value="0.074092249999999" calcext:value-type="float">
            <text:p>0.074092249999999</text:p>
          </table:table-cell>
          <table:table-cell office:value-type="float" office:value="0.06595703" calcext:value-type="float">
            <text:p>0.065957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0]&gt;0; [.E60]+[.H60];[.E60])" office:value-type="float" office:value="1.90662178" calcext:value-type="float">
            <text:p>1.90662178</text:p>
          </table:table-cell>
          <table:table-cell table:formula="of:=IF([.H60]&lt;0; [.D60]+[.H60]; [.D60])" office:value-type="float" office:value="1.7665725" calcext:value-type="float">
            <text:p>1.766572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008589026" calcext:value-type="float">
            <text:p>0.0008589026</text:p>
          </table:table-cell>
          <table:table-cell table:formula="of:=IF([.N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1581125" calcext:value-type="float">
            <text:p>1.71581125</text:p>
          </table:table-cell>
          <table:table-cell office:value-type="float" office:value="1.86883" calcext:value-type="float">
            <text:p>1.86883</text:p>
          </table:table-cell>
          <table:table-cell table:number-columns-repeated="2" office:value-type="float" office:value="0.153018750000002" calcext:value-type="float">
            <text:p>0.153018750000002</text:p>
          </table:table-cell>
          <table:table-cell office:value-type="float" office:value="0.2587977" calcext:value-type="float">
            <text:p>0.25879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1]&gt;0; [.E61]+[.H61];[.E61])" office:value-type="float" office:value="2.1276277" calcext:value-type="float">
            <text:p>2.1276277</text:p>
          </table:table-cell>
          <table:table-cell table:formula="of:=IF([.H61]&lt;0; [.D61]+[.H61]; [.D61])" office:value-type="float" office:value="1.71581125" calcext:value-type="float">
            <text:p>1.71581125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0.00000000000006314545" calcext:value-type="float">
            <text:p>6.314545E-14</text:p>
          </table:table-cell>
          <table:table-cell table:formula="of:=IF([.N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3790025" calcext:value-type="float">
            <text:p>1.63790025</text:p>
          </table:table-cell>
          <table:table-cell office:value-type="float" office:value="1.811402" calcext:value-type="float">
            <text:p>1.811402</text:p>
          </table:table-cell>
          <table:table-cell table:number-columns-repeated="2" office:value-type="float" office:value="0.173501750000002" calcext:value-type="float">
            <text:p>0.173501750000002</text:p>
          </table:table-cell>
          <table:table-cell office:value-type="float" office:value="0.2274597" calcext:value-type="float">
            <text:p>0.22745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2]&gt;0; [.E62]+[.H62];[.E62])" office:value-type="float" office:value="2.0388617" calcext:value-type="float">
            <text:p>2.0388617</text:p>
          </table:table-cell>
          <table:table-cell table:formula="of:=IF([.H62]&lt;0; [.D62]+[.H62]; [.D62])" office:value-type="float" office:value="1.63790025" calcext:value-type="float">
            <text:p>1.63790025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000000000001430469" calcext:value-type="float">
            <text:p>1.430469E-12</text:p>
          </table:table-cell>
          <table:table-cell table:formula="of:=IF([.N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774548375" calcext:value-type="float">
            <text:p>1.774548375</text:p>
          </table:table-cell>
          <table:table-cell office:value-type="float" office:value="1.795623625" calcext:value-type="float">
            <text:p>1.795623625</text:p>
          </table:table-cell>
          <table:table-cell table:number-columns-repeated="2" office:value-type="float" office:value="0.021075250000002" calcext:value-type="float">
            <text:p>0.021075250000002</text:p>
          </table:table-cell>
          <table:table-cell office:value-type="float" office:value="-0.01710016" calcext:value-type="float">
            <text:p>-0.017100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3]&gt;0; [.E63]+[.H63];[.E63])" office:value-type="float" office:value="1.795623625" calcext:value-type="float">
            <text:p>1.795623625</text:p>
          </table:table-cell>
          <table:table-cell table:formula="of:=IF([.H63]&lt;0; [.D63]+[.H63]; [.D63])" office:value-type="float" office:value="1.757448215" calcext:value-type="float">
            <text:p>1.75744821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4774082" calcext:value-type="float">
            <text:p>0.4774082</text:p>
          </table:table-cell>
          <table:table-cell table:formula="of:=IF([.N6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682689" calcext:value-type="float">
            <text:p>1.682689</text:p>
          </table:table-cell>
          <table:table-cell office:value-type="float" office:value="1.692097625" calcext:value-type="float">
            <text:p>1.692097625</text:p>
          </table:table-cell>
          <table:table-cell table:number-columns-repeated="2" office:value-type="float" office:value="0.009408624999999" calcext:value-type="float">
            <text:p>0.009408624999999</text:p>
          </table:table-cell>
          <table:table-cell office:value-type="float" office:value="0.02787178" calcext:value-type="float">
            <text:p>0.027871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4]&gt;0; [.E64]+[.H64];[.E64])" office:value-type="float" office:value="1.719969405" calcext:value-type="float">
            <text:p>1.719969405</text:p>
          </table:table-cell>
          <table:table-cell table:formula="of:=IF([.H64]&lt;0; [.D64]+[.H64]; [.D64])" office:value-type="float" office:value="1.682689" calcext:value-type="float">
            <text:p>1.682689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8956" calcext:value-type="float">
            <text:p>0.8956</text:p>
          </table:table-cell>
          <table:table-cell table:formula="of:=IF([.N6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9896525" calcext:value-type="float">
            <text:p>1.69896525</text:p>
          </table:table-cell>
          <table:table-cell office:value-type="float" office:value="1.6830815" calcext:value-type="float">
            <text:p>1.6830815</text:p>
          </table:table-cell>
          <table:table-cell office:value-type="float" office:value="-0.015883750000002" calcext:value-type="float">
            <text:p>-0.015883750000002</text:p>
          </table:table-cell>
          <table:table-cell office:value-type="float" office:value="0.015883750000002" calcext:value-type="float">
            <text:p>0.015883750000002</text:p>
          </table:table-cell>
          <table:table-cell office:value-type="float" office:value="-0.0667404" calcext:value-type="float">
            <text:p>-0.06674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5]&gt;0; [.E65]+[.H65];[.E65])" office:value-type="float" office:value="1.6830815" calcext:value-type="float">
            <text:p>1.6830815</text:p>
          </table:table-cell>
          <table:table-cell table:formula="of:=IF([.H65]&lt;0; [.D65]+[.H65]; [.D65])" office:value-type="float" office:value="1.63222485" calcext:value-type="float">
            <text:p>1.63222485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2240803" calcext:value-type="float">
            <text:p>0.2240803</text:p>
          </table:table-cell>
          <table:table-cell table:formula="of:=IF([.N6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2961525" calcext:value-type="float">
            <text:p>1.52961525</text:p>
          </table:table-cell>
          <table:table-cell office:value-type="float" office:value="1.5234875" calcext:value-type="float">
            <text:p>1.5234875</text:p>
          </table:table-cell>
          <table:table-cell office:value-type="float" office:value="-0.006127750000004" calcext:value-type="float">
            <text:p>-0.006127750000004</text:p>
          </table:table-cell>
          <table:table-cell office:value-type="float" office:value="0.006127750000004" calcext:value-type="float">
            <text:p>0.006127750000004</text:p>
          </table:table-cell>
          <table:table-cell office:value-type="float" office:value="-0.006867913" calcext:value-type="float">
            <text:p>-0.0068679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6]&gt;0; [.E66]+[.H66];[.E66])" office:value-type="float" office:value="1.5234875" calcext:value-type="float">
            <text:p>1.5234875</text:p>
          </table:table-cell>
          <table:table-cell table:formula="of:=IF([.H66]&lt;0; [.D66]+[.H66]; [.D66])" office:value-type="float" office:value="1.522747337" calcext:value-type="float">
            <text:p>1.522747337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3173467" calcext:value-type="float">
            <text:p>0.3173467</text:p>
          </table:table-cell>
          <table:table-cell table:formula="of:=IF([.N6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10427" calcext:value-type="float">
            <text:p>1.510427</text:p>
          </table:table-cell>
          <table:table-cell office:value-type="float" office:value="1.526249125" calcext:value-type="float">
            <text:p>1.526249125</text:p>
          </table:table-cell>
          <table:table-cell table:number-columns-repeated="2" office:value-type="float" office:value="0.015822125" calcext:value-type="float">
            <text:p>0.015822125</text:p>
          </table:table-cell>
          <table:table-cell office:value-type="float" office:value="0.01251294" calcext:value-type="float">
            <text:p>0.012512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7]&gt;0; [.E67]+[.H67];[.E67])" office:value-type="float" office:value="1.538762065" calcext:value-type="float">
            <text:p>1.538762065</text:p>
          </table:table-cell>
          <table:table-cell table:formula="of:=IF([.H67]&lt;0; [.D67]+[.H67]; [.D67])" office:value-type="float" office:value="1.510427" calcext:value-type="float">
            <text:p>1.51042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79488" calcext:value-type="float">
            <text:p>0.79488</text:p>
          </table:table-cell>
          <table:table-cell table:formula="of:=IF([.N6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1969425" calcext:value-type="float">
            <text:p>1.51969425</text:p>
          </table:table-cell>
          <table:table-cell office:value-type="float" office:value="1.54771125" calcext:value-type="float">
            <text:p>1.54771125</text:p>
          </table:table-cell>
          <table:table-cell table:number-columns-repeated="2" office:value-type="float" office:value="0.028017000000001" calcext:value-type="float">
            <text:p>0.028017000000001</text:p>
          </table:table-cell>
          <table:table-cell office:value-type="float" office:value="0.04524755" calcext:value-type="float">
            <text:p>0.045247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8]&gt;0; [.E68]+[.H68];[.E68])" office:value-type="float" office:value="1.5929588" calcext:value-type="float">
            <text:p>1.5929588</text:p>
          </table:table-cell>
          <table:table-cell table:formula="of:=IF([.H68]&lt;0; [.D68]+[.H68]; [.D68])" office:value-type="float" office:value="1.51969425" calcext:value-type="float">
            <text:p>1.519694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18285" calcext:value-type="float">
            <text:p>0.18285</text:p>
          </table:table-cell>
          <table:table-cell table:formula="of:=IF([.N6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2282675" calcext:value-type="float">
            <text:p>1.62282675</text:p>
          </table:table-cell>
          <table:table-cell office:value-type="float" office:value="1.666594375" calcext:value-type="float">
            <text:p>1.666594375</text:p>
          </table:table-cell>
          <table:table-cell table:number-columns-repeated="2" office:value-type="float" office:value="0.043767624999999" calcext:value-type="float">
            <text:p>0.043767624999999</text:p>
          </table:table-cell>
          <table:table-cell office:value-type="float" office:value="0.1168674" calcext:value-type="float">
            <text:p>0.11686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9]&gt;0; [.E69]+[.H69];[.E69])" office:value-type="float" office:value="1.783461775" calcext:value-type="float">
            <text:p>1.783461775</text:p>
          </table:table-cell>
          <table:table-cell table:formula="of:=IF([.H69]&lt;0; [.D69]+[.H69]; [.D69])" office:value-type="float" office:value="1.62282675" calcext:value-type="float">
            <text:p>1.622826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297161" calcext:value-type="float">
            <text:p>0.03297161</text:p>
          </table:table-cell>
          <table:table-cell table:formula="of:=IF([.N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67982325" calcext:value-type="float">
            <text:p>1.67982325</text:p>
          </table:table-cell>
          <table:table-cell office:value-type="float" office:value="1.74987275" calcext:value-type="float">
            <text:p>1.74987275</text:p>
          </table:table-cell>
          <table:table-cell table:number-columns-repeated="2" office:value-type="float" office:value="0.070049500000001" calcext:value-type="float">
            <text:p>0.070049500000001</text:p>
          </table:table-cell>
          <table:table-cell office:value-type="float" office:value="0.06975958" calcext:value-type="float">
            <text:p>0.069759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0]&gt;0; [.E70]+[.H70];[.E70])" office:value-type="float" office:value="1.81963233" calcext:value-type="float">
            <text:p>1.81963233</text:p>
          </table:table-cell>
          <table:table-cell table:formula="of:=IF([.H70]&lt;0; [.D70]+[.H70]; [.D70])" office:value-type="float" office:value="1.67982325" calcext:value-type="float">
            <text:p>1.679823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02637215" calcext:value-type="float">
            <text:p>2.637215E-05</text:p>
          </table:table-cell>
          <table:table-cell table:formula="of:=IF([.N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82052525" calcext:value-type="float">
            <text:p>1.82052525</text:p>
          </table:table-cell>
          <table:table-cell office:value-type="float" office:value="1.890591375" calcext:value-type="float">
            <text:p>1.890591375</text:p>
          </table:table-cell>
          <table:table-cell table:number-columns-repeated="2" office:value-type="float" office:value="0.070066124999998" calcext:value-type="float">
            <text:p>0.070066124999998</text:p>
          </table:table-cell>
          <table:table-cell office:value-type="float" office:value="0.1154008" calcext:value-type="float">
            <text:p>0.11540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1]&gt;0; [.E71]+[.H71];[.E71])" office:value-type="float" office:value="2.005992175" calcext:value-type="float">
            <text:p>2.005992175</text:p>
          </table:table-cell>
          <table:table-cell table:formula="of:=IF([.H71]&lt;0; [.D71]+[.H71]; [.D71])" office:value-type="float" office:value="1.82052525" calcext:value-type="float">
            <text:p>1.82052525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556701" calcext:value-type="float">
            <text:p>0.0003556701</text:p>
          </table:table-cell>
          <table:table-cell table:formula="of:=IF([.N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0985975" calcext:value-type="float">
            <text:p>1.80985975</text:p>
          </table:table-cell>
          <table:table-cell office:value-type="float" office:value="1.842988375" calcext:value-type="float">
            <text:p>1.842988375</text:p>
          </table:table-cell>
          <table:table-cell table:number-columns-repeated="2" office:value-type="float" office:value="0.033128624999996" calcext:value-type="float">
            <text:p>0.033128624999996</text:p>
          </table:table-cell>
          <table:table-cell office:value-type="float" office:value="0.08486137" calcext:value-type="float">
            <text:p>0.084861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2]&gt;0; [.E72]+[.H72];[.E72])" office:value-type="float" office:value="1.927849745" calcext:value-type="float">
            <text:p>1.927849745</text:p>
          </table:table-cell>
          <table:table-cell table:formula="of:=IF([.H72]&lt;0; [.D72]+[.H72]; [.D72])" office:value-type="float" office:value="1.80985975" calcext:value-type="float">
            <text:p>1.8098597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28772" calcext:value-type="float">
            <text:p>0.01928772</text:p>
          </table:table-cell>
          <table:table-cell table:formula="of:=IF([.N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91654925" calcext:value-type="float">
            <text:p>1.91654925</text:p>
          </table:table-cell>
          <table:table-cell office:value-type="float" office:value="1.93381125" calcext:value-type="float">
            <text:p>1.93381125</text:p>
          </table:table-cell>
          <table:table-cell table:number-columns-repeated="2" office:value-type="float" office:value="0.017262" calcext:value-type="float">
            <text:p>0.017262</text:p>
          </table:table-cell>
          <table:table-cell office:value-type="float" office:value="0.03464338" calcext:value-type="float">
            <text:p>0.034643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3]&gt;0; [.E73]+[.H73];[.E73])" office:value-type="float" office:value="1.96845463" calcext:value-type="float">
            <text:p>1.96845463</text:p>
          </table:table-cell>
          <table:table-cell table:formula="of:=IF([.H73]&lt;0; [.D73]+[.H73]; [.D73])" office:value-type="float" office:value="1.91654925" calcext:value-type="float">
            <text:p>1.91654925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.3755273" calcext:value-type="float">
            <text:p>0.3755273</text:p>
          </table:table-cell>
          <table:table-cell table:formula="of:=IF([.N7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034300875" calcext:value-type="float">
            <text:p>2.034300875</text:p>
          </table:table-cell>
          <table:table-cell office:value-type="float" office:value="2.08053" calcext:value-type="float">
            <text:p>2.08053</text:p>
          </table:table-cell>
          <table:table-cell table:number-columns-repeated="2" office:value-type="float" office:value="0.046229124999998" calcext:value-type="float">
            <text:p>0.046229124999998</text:p>
          </table:table-cell>
          <table:table-cell office:value-type="float" office:value="0.01578765" calcext:value-type="float">
            <text:p>0.015787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4]&gt;0; [.E74]+[.H74];[.E74])" office:value-type="float" office:value="2.09631765" calcext:value-type="float">
            <text:p>2.09631765</text:p>
          </table:table-cell>
          <table:table-cell table:formula="of:=IF([.H74]&lt;0; [.D74]+[.H74]; [.D74])" office:value-type="float" office:value="2.034300875" calcext:value-type="float">
            <text:p>2.0343008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2035071" calcext:value-type="float">
            <text:p>0.2035071</text:p>
          </table:table-cell>
          <table:table-cell table:formula="of:=IF([.N7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24502675" calcext:value-type="float">
            <text:p>2.24502675</text:p>
          </table:table-cell>
          <table:table-cell office:value-type="float" office:value="2.34086375" calcext:value-type="float">
            <text:p>2.34086375</text:p>
          </table:table-cell>
          <table:table-cell table:number-columns-repeated="2" office:value-type="float" office:value="0.095836999999999" calcext:value-type="float">
            <text:p>0.095836999999999</text:p>
          </table:table-cell>
          <table:table-cell office:value-type="float" office:value="0.02253565" calcext:value-type="float">
            <text:p>0.022535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5]&gt;0; [.E75]+[.H75];[.E75])" office:value-type="float" office:value="2.3633994" calcext:value-type="float">
            <text:p>2.3633994</text:p>
          </table:table-cell>
          <table:table-cell table:formula="of:=IF([.H75]&lt;0; [.D75]+[.H75]; [.D75])" office:value-type="float" office:value="2.24502675" calcext:value-type="float">
            <text:p>2.24502675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1651129" calcext:value-type="float">
            <text:p>0.01651129</text:p>
          </table:table-cell>
          <table:table-cell table:formula="of:=IF([.N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239305" calcext:value-type="float">
            <text:p>2.239305</text:p>
          </table:table-cell>
          <table:table-cell office:value-type="float" office:value="2.321987875" calcext:value-type="float">
            <text:p>2.321987875</text:p>
          </table:table-cell>
          <table:table-cell table:number-columns-repeated="2" office:value-type="float" office:value="0.082682874999999" calcext:value-type="float">
            <text:p>0.082682874999999</text:p>
          </table:table-cell>
          <table:table-cell office:value-type="float" office:value="0.007524014" calcext:value-type="float">
            <text:p>0.0075240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6]&gt;0; [.E76]+[.H76];[.E76])" office:value-type="float" office:value="2.329511889" calcext:value-type="float">
            <text:p>2.329511889</text:p>
          </table:table-cell>
          <table:table-cell table:formula="of:=IF([.H76]&lt;0; [.D76]+[.H76]; [.D76])" office:value-type="float" office:value="2.239305" calcext:value-type="float">
            <text:p>2.23930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1427267" calcext:value-type="float">
            <text:p>0.01427267</text:p>
          </table:table-cell>
          <table:table-cell table:formula="of:=IF([.N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244940625" calcext:value-type="float">
            <text:p>2.244940625</text:p>
          </table:table-cell>
          <table:table-cell office:value-type="float" office:value="2.328495125" calcext:value-type="float">
            <text:p>2.328495125</text:p>
          </table:table-cell>
          <table:table-cell table:number-columns-repeated="2" office:value-type="float" office:value="0.083554499999999" calcext:value-type="float">
            <text:p>0.083554499999999</text:p>
          </table:table-cell>
          <table:table-cell office:value-type="float" office:value="0.08090497" calcext:value-type="float">
            <text:p>0.080904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7]&gt;0; [.E77]+[.H77];[.E77])" office:value-type="float" office:value="2.409400095" calcext:value-type="float">
            <text:p>2.409400095</text:p>
          </table:table-cell>
          <table:table-cell table:formula="of:=IF([.H77]&lt;0; [.D77]+[.H77]; [.D77])" office:value-type="float" office:value="2.244940625" calcext:value-type="float">
            <text:p>2.244940625</text:p>
          </table:table-cell>
          <table:table-cell office:value-type="float" office:value="0.1" calcext:value-type="float">
            <text:p>0.1</text:p>
          </table:table-cell>
          <table:table-cell office:value-type="float" office:value="0.00146959" calcext:value-type="float">
            <text:p>0.00146959</text:p>
          </table:table-cell>
          <table:table-cell table:formula="of:=IF([.N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06507075" calcext:value-type="float">
            <text:p>2.06507075</text:p>
          </table:table-cell>
          <table:table-cell office:value-type="float" office:value="2.1456525" calcext:value-type="float">
            <text:p>2.1456525</text:p>
          </table:table-cell>
          <table:table-cell table:number-columns-repeated="2" office:value-type="float" office:value="0.080581749999997" calcext:value-type="float">
            <text:p>0.080581749999997</text:p>
          </table:table-cell>
          <table:table-cell office:value-type="float" office:value="0.05446234" calcext:value-type="float">
            <text:p>0.054462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8]&gt;0; [.E78]+[.H78];[.E78])" office:value-type="float" office:value="2.20011484" calcext:value-type="float">
            <text:p>2.20011484</text:p>
          </table:table-cell>
          <table:table-cell table:formula="of:=IF([.H78]&lt;0; [.D78]+[.H78]; [.D78])" office:value-type="float" office:value="2.06507075" calcext:value-type="float">
            <text:p>2.0650707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005127231" calcext:value-type="float">
            <text:p>0.0005127231</text:p>
          </table:table-cell>
          <table:table-cell table:formula="of:=IF([.N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681745" calcext:value-type="float">
            <text:p>1.9681745</text:p>
          </table:table-cell>
          <table:table-cell office:value-type="float" office:value="1.974272375" calcext:value-type="float">
            <text:p>1.974272375</text:p>
          </table:table-cell>
          <table:table-cell table:number-columns-repeated="2" office:value-type="float" office:value="0.006097875000003" calcext:value-type="float">
            <text:p>0.006097875000003</text:p>
          </table:table-cell>
          <table:table-cell office:value-type="float" office:value="0.02831796" calcext:value-type="float">
            <text:p>0.028317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9]&gt;0; [.E79]+[.H79];[.E79])" office:value-type="float" office:value="2.002590335" calcext:value-type="float">
            <text:p>2.002590335</text:p>
          </table:table-cell>
          <table:table-cell table:formula="of:=IF([.H79]&lt;0; [.D79]+[.H79]; [.D79])" office:value-type="float" office:value="1.9681745" calcext:value-type="float">
            <text:p>1.9681745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5153022" calcext:value-type="float">
            <text:p>0.5153022</text:p>
          </table:table-cell>
          <table:table-cell table:formula="of:=IF([.N7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86558425" calcext:value-type="float">
            <text:p>1.86558425</text:p>
          </table:table-cell>
          <table:table-cell office:value-type="float" office:value="1.84863925" calcext:value-type="float">
            <text:p>1.84863925</text:p>
          </table:table-cell>
          <table:table-cell office:value-type="float" office:value="-0.016945" calcext:value-type="float">
            <text:p>-0.016945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4302314" calcext:value-type="float">
            <text:p>0.043023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0]&gt;0; [.E80]+[.H80];[.E80])" office:value-type="float" office:value="1.89166239" calcext:value-type="float">
            <text:p>1.89166239</text:p>
          </table:table-cell>
          <table:table-cell table:formula="of:=IF([.H80]&lt;0; [.D80]+[.H80]; [.D80])" office:value-type="float" office:value="1.86558425" calcext:value-type="float">
            <text:p>1.86558425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6741854" calcext:value-type="float">
            <text:p>0.6741854</text:p>
          </table:table-cell>
          <table:table-cell table:formula="of:=IF([.N8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21942" calcext:value-type="float">
            <text:p>1.721942</text:p>
          </table:table-cell>
          <table:table-cell office:value-type="float" office:value="1.715666625" calcext:value-type="float">
            <text:p>1.715666625</text:p>
          </table:table-cell>
          <table:table-cell office:value-type="float" office:value="-0.006275375000004" calcext:value-type="float">
            <text:p>-0.006275375000004</text:p>
          </table:table-cell>
          <table:table-cell office:value-type="float" office:value="0.006275375000004" calcext:value-type="float">
            <text:p>0.006275375000004</text:p>
          </table:table-cell>
          <table:table-cell office:value-type="float" office:value="-0.1259751" calcext:value-type="float">
            <text:p>-0.12597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1]&gt;0; [.E81]+[.H81];[.E81])" office:value-type="float" office:value="1.715666625" calcext:value-type="float">
            <text:p>1.715666625</text:p>
          </table:table-cell>
          <table:table-cell table:formula="of:=IF([.H81]&lt;0; [.D81]+[.H81]; [.D81])" office:value-type="float" office:value="1.5959669" calcext:value-type="float">
            <text:p>1.595966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667745" calcext:value-type="float">
            <text:p>0.1667745</text:p>
          </table:table-cell>
          <table:table-cell table:formula="of:=IF([.N8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9685925" calcext:value-type="float">
            <text:p>1.69685925</text:p>
          </table:table-cell>
          <table:table-cell office:value-type="float" office:value="1.71663425" calcext:value-type="float">
            <text:p>1.71663425</text:p>
          </table:table-cell>
          <table:table-cell table:number-columns-repeated="2" office:value-type="float" office:value="0.019775" calcext:value-type="float">
            <text:p>0.019775</text:p>
          </table:table-cell>
          <table:table-cell office:value-type="float" office:value="0.07441853" calcext:value-type="float">
            <text:p>0.074418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2]&gt;0; [.E82]+[.H82];[.E82])" office:value-type="float" office:value="1.79105278" calcext:value-type="float">
            <text:p>1.79105278</text:p>
          </table:table-cell>
          <table:table-cell table:formula="of:=IF([.H82]&lt;0; [.D82]+[.H82]; [.D82])" office:value-type="float" office:value="1.69685925" calcext:value-type="float">
            <text:p>1.6968592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218461" calcext:value-type="float">
            <text:p>0.0218461</text:p>
          </table:table-cell>
          <table:table-cell table:formula="of:=IF([.N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66678" calcext:value-type="float">
            <text:p>1.666678</text:p>
          </table:table-cell>
          <table:table-cell office:value-type="float" office:value="1.696087" calcext:value-type="float">
            <text:p>1.696087</text:p>
          </table:table-cell>
          <table:table-cell table:number-columns-repeated="2" office:value-type="float" office:value="0.029409" calcext:value-type="float">
            <text:p>0.029409</text:p>
          </table:table-cell>
          <table:table-cell office:value-type="float" office:value="0.08792043" calcext:value-type="float">
            <text:p>0.087920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3]&gt;0; [.E83]+[.H83];[.E83])" office:value-type="float" office:value="1.78400743" calcext:value-type="float">
            <text:p>1.78400743</text:p>
          </table:table-cell>
          <table:table-cell table:formula="of:=IF([.H83]&lt;0; [.D83]+[.H83]; [.D83])" office:value-type="float" office:value="1.666678" calcext:value-type="float">
            <text:p>1.666678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8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710470375" calcext:value-type="float">
            <text:p>1.710470375</text:p>
          </table:table-cell>
          <table:table-cell office:value-type="float" office:value="1.7121615" calcext:value-type="float">
            <text:p>1.7121615</text:p>
          </table:table-cell>
          <table:table-cell table:number-columns-repeated="2" office:value-type="float" office:value="0.001691124999998" calcext:value-type="float">
            <text:p>0.001691124999998</text:p>
          </table:table-cell>
          <table:table-cell office:value-type="float" office:value="0.0248465" calcext:value-type="float">
            <text:p>0.02484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4]&gt;0; [.E84]+[.H84];[.E84])" office:value-type="float" office:value="1.737008" calcext:value-type="float">
            <text:p>1.737008</text:p>
          </table:table-cell>
          <table:table-cell table:formula="of:=IF([.H84]&lt;0; [.D84]+[.H84]; [.D84])" office:value-type="float" office:value="1.710470375" calcext:value-type="float">
            <text:p>1.71047037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4774082" calcext:value-type="float">
            <text:p>0.4774082</text:p>
          </table:table-cell>
          <table:table-cell table:formula="of:=IF([.N8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77894775" calcext:value-type="float">
            <text:p>1.77894775</text:p>
          </table:table-cell>
          <table:table-cell office:value-type="float" office:value="1.785869" calcext:value-type="float">
            <text:p>1.785869</text:p>
          </table:table-cell>
          <table:table-cell table:number-columns-repeated="2" office:value-type="float" office:value="0.00692125" calcext:value-type="float">
            <text:p>0.00692125</text:p>
          </table:table-cell>
          <table:table-cell office:value-type="float" office:value="-0.03361025" calcext:value-type="float">
            <text:p>-0.033610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5]&gt;0; [.E85]+[.H85];[.E85])" office:value-type="float" office:value="1.785869" calcext:value-type="float">
            <text:p>1.785869</text:p>
          </table:table-cell>
          <table:table-cell table:formula="of:=IF([.H85]&lt;0; [.D85]+[.H85]; [.D85])" office:value-type="float" office:value="1.7453375" calcext:value-type="float">
            <text:p>1.745337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3463218" calcext:value-type="float">
            <text:p>0.3463218</text:p>
          </table:table-cell>
          <table:table-cell table:formula="of:=IF([.N8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1.76070875" calcext:value-type="float">
            <text:p>1.76070875</text:p>
          </table:table-cell>
          <table:table-cell office:value-type="float" office:value="1.73705225" calcext:value-type="float">
            <text:p>1.73705225</text:p>
          </table:table-cell>
          <table:table-cell office:value-type="float" office:value="-0.023656500000002" calcext:value-type="float">
            <text:p>-0.023656500000002</text:p>
          </table:table-cell>
          <table:table-cell office:value-type="float" office:value="0.023656500000002" calcext:value-type="float">
            <text:p>0.023656500000002</text:p>
          </table:table-cell>
          <table:table-cell office:value-type="float" office:value="-0.03272537" calcext:value-type="float">
            <text:p>-0.032725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6]&gt;0; [.E86]+[.H86];[.E86])" office:value-type="float" office:value="1.73705225" calcext:value-type="float">
            <text:p>1.73705225</text:p>
          </table:table-cell>
          <table:table-cell table:formula="of:=IF([.H86]&lt;0; [.D86]+[.H86]; [.D86])" office:value-type="float" office:value="1.72798338" calcext:value-type="float">
            <text:p>1.72798338</text:p>
          </table:table-cell>
          <table:table-cell office:value-type="float" office:value="0.05" calcext:value-type="float">
            <text:p>0.05</text:p>
          </table:table-cell>
          <table:table-cell office:value-type="float" office:value="0.2933858" calcext:value-type="float">
            <text:p>0.2933858</text:p>
          </table:table-cell>
          <table:table-cell table:formula="of:=IF([.N8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895140125" calcext:value-type="float">
            <text:p>1.895140125</text:p>
          </table:table-cell>
          <table:table-cell office:value-type="float" office:value="1.809359125" calcext:value-type="float">
            <text:p>1.809359125</text:p>
          </table:table-cell>
          <table:table-cell office:value-type="float" office:value="-0.085780999999994" calcext:value-type="float">
            <text:p>-0.085780999999994</text:p>
          </table:table-cell>
          <table:table-cell office:value-type="float" office:value="0.085780999999994" calcext:value-type="float">
            <text:p>0.085780999999994</text:p>
          </table:table-cell>
          <table:table-cell office:value-type="float" office:value="-0.04399781" calcext:value-type="float">
            <text:p>-0.043997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7]&gt;0; [.E87]+[.H87];[.E87])" office:value-type="float" office:value="1.809359125" calcext:value-type="float">
            <text:p>1.809359125</text:p>
          </table:table-cell>
          <table:table-cell table:formula="of:=IF([.H87]&lt;0; [.D87]+[.H87]; [.D87])" office:value-type="float" office:value="1.851142315" calcext:value-type="float">
            <text:p>1.851142315</text:p>
          </table:table-cell>
          <table:table-cell office:value-type="float" office:value="0.08375" calcext:value-type="float">
            <text:p>0.08375</text:p>
          </table:table-cell>
          <table:table-cell office:value-type="float" office:value="0.01230724" calcext:value-type="float">
            <text:p>0.01230724</text:p>
          </table:table-cell>
          <table:table-cell table:formula="of:=IF([.N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9828075" calcext:value-type="float">
            <text:p>1.79828075</text:p>
          </table:table-cell>
          <table:table-cell office:value-type="float" office:value="1.77150325" calcext:value-type="float">
            <text:p>1.77150325</text:p>
          </table:table-cell>
          <table:table-cell office:value-type="float" office:value="-0.0267775" calcext:value-type="float">
            <text:p>-0.0267775</text:p>
          </table:table-cell>
          <table:table-cell office:value-type="float" office:value="0.0267775" calcext:value-type="float">
            <text:p>0.0267775</text:p>
          </table:table-cell>
          <table:table-cell office:value-type="float" office:value="0.01296568" calcext:value-type="float">
            <text:p>0.012965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8]&gt;0; [.E88]+[.H88];[.E88])" office:value-type="float" office:value="1.78446893" calcext:value-type="float">
            <text:p>1.78446893</text:p>
          </table:table-cell>
          <table:table-cell table:formula="of:=IF([.H88]&lt;0; [.D88]+[.H88]; [.D88])" office:value-type="float" office:value="1.79828075" calcext:value-type="float">
            <text:p>1.7982807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3463218" calcext:value-type="float">
            <text:p>0.3463218</text:p>
          </table:table-cell>
          <table:table-cell table:formula="of:=IF([.N8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79322625" calcext:value-type="float">
            <text:p>1.679322625</text:p>
          </table:table-cell>
          <table:table-cell office:value-type="float" office:value="1.622164125" calcext:value-type="float">
            <text:p>1.622164125</text:p>
          </table:table-cell>
          <table:table-cell office:value-type="float" office:value="-0.057158499999996" calcext:value-type="float">
            <text:p>-0.057158499999996</text:p>
          </table:table-cell>
          <table:table-cell office:value-type="float" office:value="0.057158499999996" calcext:value-type="float">
            <text:p>0.057158499999996</text:p>
          </table:table-cell>
          <table:table-cell office:value-type="float" office:value="-0.04151549" calcext:value-type="float">
            <text:p>-0.041515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9]&gt;0; [.E89]+[.H89];[.E89])" office:value-type="float" office:value="1.622164125" calcext:value-type="float">
            <text:p>1.622164125</text:p>
          </table:table-cell>
          <table:table-cell table:formula="of:=IF([.H89]&lt;0; [.D89]+[.H89]; [.D89])" office:value-type="float" office:value="1.637807135" calcext:value-type="float">
            <text:p>1.63780713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120905" calcext:value-type="float">
            <text:p>0.120905</text:p>
          </table:table-cell>
          <table:table-cell table:formula="of:=IF([.N8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7447825" calcext:value-type="float">
            <text:p>1.57447825</text:p>
          </table:table-cell>
          <table:table-cell office:value-type="float" office:value="1.526174375" calcext:value-type="float">
            <text:p>1.526174375</text:p>
          </table:table-cell>
          <table:table-cell office:value-type="float" office:value="-0.048303875000003" calcext:value-type="float">
            <text:p>-0.048303875000003</text:p>
          </table:table-cell>
          <table:table-cell office:value-type="float" office:value="0.048303875000003" calcext:value-type="float">
            <text:p>0.048303875000003</text:p>
          </table:table-cell>
          <table:table-cell office:value-type="float" office:value="-0.05626286" calcext:value-type="float">
            <text:p>-0.056262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0]&gt;0; [.E90]+[.H90];[.E90])" office:value-type="float" office:value="1.526174375" calcext:value-type="float">
            <text:p>1.526174375</text:p>
          </table:table-cell>
          <table:table-cell table:formula="of:=IF([.H90]&lt;0; [.D90]+[.H90]; [.D90])" office:value-type="float" office:value="1.51821539" calcext:value-type="float">
            <text:p>1.51821539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120905" calcext:value-type="float">
            <text:p>0.120905</text:p>
          </table:table-cell>
          <table:table-cell table:formula="of:=IF([.N9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34839875" calcext:value-type="float">
            <text:p>1.534839875</text:p>
          </table:table-cell>
          <table:table-cell office:value-type="float" office:value="1.5059535" calcext:value-type="float">
            <text:p>1.5059535</text:p>
          </table:table-cell>
          <table:table-cell office:value-type="float" office:value="-0.028886375000002" calcext:value-type="float">
            <text:p>-0.028886375000002</text:p>
          </table:table-cell>
          <table:table-cell office:value-type="float" office:value="0.028886375000002" calcext:value-type="float">
            <text:p>0.028886375000002</text:p>
          </table:table-cell>
          <table:table-cell office:value-type="float" office:value="-0.1069333" calcext:value-type="float">
            <text:p>-0.10693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1]&gt;0; [.E91]+[.H91];[.E91])" office:value-type="float" office:value="1.5059535" calcext:value-type="float">
            <text:p>1.5059535</text:p>
          </table:table-cell>
          <table:table-cell table:formula="of:=IF([.H91]&lt;0; [.D91]+[.H91]; [.D91])" office:value-type="float" office:value="1.427906575" calcext:value-type="float">
            <text:p>1.4279065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4245278" calcext:value-type="float">
            <text:p>0.04245278</text:p>
          </table:table-cell>
          <table:table-cell table:formula="of:=IF([.N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587781875" calcext:value-type="float">
            <text:p>1.587781875</text:p>
          </table:table-cell>
          <table:table-cell office:value-type="float" office:value="1.56917475" calcext:value-type="float">
            <text:p>1.56917475</text:p>
          </table:table-cell>
          <table:table-cell office:value-type="float" office:value="-0.018607124999999" calcext:value-type="float">
            <text:p>-0.018607124999999</text:p>
          </table:table-cell>
          <table:table-cell office:value-type="float" office:value="0.018607124999999" calcext:value-type="float">
            <text:p>0.018607124999999</text:p>
          </table:table-cell>
          <table:table-cell office:value-type="float" office:value="-0.115078" calcext:value-type="float">
            <text:p>-0.1150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2]&gt;0; [.E92]+[.H92];[.E92])" office:value-type="float" office:value="1.56917475" calcext:value-type="float">
            <text:p>1.56917475</text:p>
          </table:table-cell>
          <table:table-cell table:formula="of:=IF([.H92]&lt;0; [.D92]+[.H92]; [.D92])" office:value-type="float" office:value="1.472703875" calcext:value-type="float">
            <text:p>1.472703875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6168059" calcext:value-type="float">
            <text:p>0.06168059</text:p>
          </table:table-cell>
          <table:table-cell table:formula="of:=IF([.N9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718248625" calcext:value-type="float">
            <text:p>1.718248625</text:p>
          </table:table-cell>
          <table:table-cell office:value-type="float" office:value="1.695924875" calcext:value-type="float">
            <text:p>1.695924875</text:p>
          </table:table-cell>
          <table:table-cell office:value-type="float" office:value="-0.022323749999999" calcext:value-type="float">
            <text:p>-0.022323749999999</text:p>
          </table:table-cell>
          <table:table-cell office:value-type="float" office:value="0.022323749999999" calcext:value-type="float">
            <text:p>0.022323749999999</text:p>
          </table:table-cell>
          <table:table-cell office:value-type="float" office:value="0.01570598" calcext:value-type="float">
            <text:p>0.015705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3]&gt;0; [.E93]+[.H93];[.E93])" office:value-type="float" office:value="1.711630855" calcext:value-type="float">
            <text:p>1.711630855</text:p>
          </table:table-cell>
          <table:table-cell table:formula="of:=IF([.H93]&lt;0; [.D93]+[.H93]; [.D93])" office:value-type="float" office:value="1.718248625" calcext:value-type="float">
            <text:p>1.7182486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450613" calcext:value-type="float">
            <text:p>0.2450613</text:p>
          </table:table-cell>
          <table:table-cell table:formula="of:=IF([.N9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7612435" calcext:value-type="float">
            <text:p>1.7612435</text:p>
          </table:table-cell>
          <table:table-cell office:value-type="float" office:value="1.754380125" calcext:value-type="float">
            <text:p>1.754380125</text:p>
          </table:table-cell>
          <table:table-cell office:value-type="float" office:value="-0.006863374999999" calcext:value-type="float">
            <text:p>-0.006863374999999</text:p>
          </table:table-cell>
          <table:table-cell office:value-type="float" office:value="0.006863374999999" calcext:value-type="float">
            <text:p>0.006863374999999</text:p>
          </table:table-cell>
          <table:table-cell office:value-type="float" office:value="-0.07321971" calcext:value-type="float">
            <text:p>-0.073219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4]&gt;0; [.E94]+[.H94];[.E94])" office:value-type="float" office:value="1.754380125" calcext:value-type="float">
            <text:p>1.754380125</text:p>
          </table:table-cell>
          <table:table-cell table:formula="of:=IF([.H94]&lt;0; [.D94]+[.H94]; [.D94])" office:value-type="float" office:value="1.68802379" calcext:value-type="float">
            <text:p>1.68802379</text:p>
          </table:table-cell>
          <table:table-cell office:value-type="float" office:value="0.07" calcext:value-type="float">
            <text:p>0.07</text:p>
          </table:table-cell>
          <table:table-cell office:value-type="float" office:value="0.05394916" calcext:value-type="float">
            <text:p>0.05394916</text:p>
          </table:table-cell>
          <table:table-cell table:formula="of:=IF([.N9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6366175" calcext:value-type="float">
            <text:p>1.76366175</text:p>
          </table:table-cell>
          <table:table-cell office:value-type="float" office:value="1.7821825" calcext:value-type="float">
            <text:p>1.7821825</text:p>
          </table:table-cell>
          <table:table-cell table:number-columns-repeated="2" office:value-type="float" office:value="0.01852075" calcext:value-type="float">
            <text:p>0.01852075</text:p>
          </table:table-cell>
          <table:table-cell office:value-type="float" office:value="0.01943102" calcext:value-type="float">
            <text:p>0.019431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5]&gt;0; [.E95]+[.H95];[.E95])" office:value-type="float" office:value="1.80161352" calcext:value-type="float">
            <text:p>1.80161352</text:p>
          </table:table-cell>
          <table:table-cell table:formula="of:=IF([.H95]&lt;0; [.D95]+[.H95]; [.D95])" office:value-type="float" office:value="1.76366175" calcext:value-type="float">
            <text:p>1.763661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2906935" calcext:value-type="float">
            <text:p>0.002906935</text:p>
          </table:table-cell>
          <table:table-cell table:formula="of:=IF([.N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868714875" calcext:value-type="float">
            <text:p>1.868714875</text:p>
          </table:table-cell>
          <table:table-cell office:value-type="float" office:value="1.902578875" calcext:value-type="float">
            <text:p>1.902578875</text:p>
          </table:table-cell>
          <table:table-cell table:number-columns-repeated="2" office:value-type="float" office:value="0.033864000000002" calcext:value-type="float">
            <text:p>0.033864000000002</text:p>
          </table:table-cell>
          <table:table-cell office:value-type="float" office:value="-0.008105337" calcext:value-type="float">
            <text:p>-0.0081053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6]&gt;0; [.E96]+[.H96];[.E96])" office:value-type="float" office:value="1.902578875" calcext:value-type="float">
            <text:p>1.902578875</text:p>
          </table:table-cell>
          <table:table-cell table:formula="of:=IF([.H96]&lt;0; [.D96]+[.H96]; [.D96])" office:value-type="float" office:value="1.860609538" calcext:value-type="float">
            <text:p>1.860609538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3725277" calcext:value-type="float">
            <text:p>0.03725277</text:p>
          </table:table-cell>
          <table:table-cell table:formula="of:=IF([.N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7833075" calcext:value-type="float">
            <text:p>1.97833075</text:p>
          </table:table-cell>
          <table:table-cell office:value-type="float" office:value="2.00645775" calcext:value-type="float">
            <text:p>2.00645775</text:p>
          </table:table-cell>
          <table:table-cell table:number-columns-repeated="2" office:value-type="float" office:value="0.028126999999998" calcext:value-type="float">
            <text:p>0.028126999999998</text:p>
          </table:table-cell>
          <table:table-cell office:value-type="float" office:value="0.0178999" calcext:value-type="float">
            <text:p>0.01789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7]&gt;0; [.E97]+[.H97];[.E97])" office:value-type="float" office:value="2.02435765" calcext:value-type="float">
            <text:p>2.02435765</text:p>
          </table:table-cell>
          <table:table-cell table:formula="of:=IF([.H97]&lt;0; [.D97]+[.H97]; [.D97])" office:value-type="float" office:value="1.97833075" calcext:value-type="float">
            <text:p>1.9783307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9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051501625" calcext:value-type="float">
            <text:p>2.051501625</text:p>
          </table:table-cell>
          <table:table-cell office:value-type="float" office:value="2.070384875" calcext:value-type="float">
            <text:p>2.070384875</text:p>
          </table:table-cell>
          <table:table-cell table:number-columns-repeated="2" office:value-type="float" office:value="0.018883250000001" calcext:value-type="float">
            <text:p>0.018883250000001</text:p>
          </table:table-cell>
          <table:table-cell office:value-type="float" office:value="0.04195911" calcext:value-type="float">
            <text:p>0.041959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8]&gt;0; [.E98]+[.H98];[.E98])" office:value-type="float" office:value="2.112343985" calcext:value-type="float">
            <text:p>2.112343985</text:p>
          </table:table-cell>
          <table:table-cell table:formula="of:=IF([.H98]&lt;0; [.D98]+[.H98]; [.D98])" office:value-type="float" office:value="2.051501625" calcext:value-type="float">
            <text:p>2.051501625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7702206" calcext:value-type="float">
            <text:p>0.07702206</text:p>
          </table:table-cell>
          <table:table-cell table:formula="of:=IF([.N9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49929" calcext:value-type="float">
            <text:p>2.049929</text:p>
          </table:table-cell>
          <table:table-cell office:value-type="float" office:value="2.077324375" calcext:value-type="float">
            <text:p>2.077324375</text:p>
          </table:table-cell>
          <table:table-cell table:number-columns-repeated="2" office:value-type="float" office:value="0.027395374999998" calcext:value-type="float">
            <text:p>0.027395374999998</text:p>
          </table:table-cell>
          <table:table-cell office:value-type="float" office:value="0.05654795" calcext:value-type="float">
            <text:p>0.056547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9]&gt;0; [.E99]+[.H99];[.E99])" office:value-type="float" office:value="2.133872325" calcext:value-type="float">
            <text:p>2.133872325</text:p>
          </table:table-cell>
          <table:table-cell table:formula="of:=IF([.H99]&lt;0; [.D99]+[.H99]; [.D99])" office:value-type="float" office:value="2.049929" calcext:value-type="float">
            <text:p>2.049929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01750995" calcext:value-type="float">
            <text:p>0.001750995</text:p>
          </table:table-cell>
          <table:table-cell table:formula="of:=IF([.N9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028187" calcext:value-type="float">
            <text:p>2.028187</text:p>
          </table:table-cell>
          <table:table-cell office:value-type="float" office:value="2.036430375" calcext:value-type="float">
            <text:p>2.036430375</text:p>
          </table:table-cell>
          <table:table-cell table:number-columns-repeated="2" office:value-type="float" office:value="0.008243375000002" calcext:value-type="float">
            <text:p>0.008243375000002</text:p>
          </table:table-cell>
          <table:table-cell office:value-type="float" office:value="0.1711469" calcext:value-type="float">
            <text:p>0.17114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0]&gt;0; [.E100]+[.H100];[.E100])" office:value-type="float" office:value="2.207577275" calcext:value-type="float">
            <text:p>2.207577275</text:p>
          </table:table-cell>
          <table:table-cell table:formula="of:=IF([.H100]&lt;0; [.D100]+[.H100]; [.D100])" office:value-type="float" office:value="2.028187" calcext:value-type="float">
            <text:p>2.028187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006228226" calcext:value-type="float">
            <text:p>0.0006228226</text:p>
          </table:table-cell>
          <table:table-cell table:formula="of:=IF([.N10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1915365" calcext:value-type="float">
            <text:p>2.1915365</text:p>
          </table:table-cell>
          <table:table-cell office:value-type="float" office:value="2.198860625" calcext:value-type="float">
            <text:p>2.198860625</text:p>
          </table:table-cell>
          <table:table-cell table:number-columns-repeated="2" office:value-type="float" office:value="0.007324125" calcext:value-type="float">
            <text:p>0.007324125</text:p>
          </table:table-cell>
          <table:table-cell office:value-type="float" office:value="0.08881944" calcext:value-type="float">
            <text:p>0.088819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1]&gt;0; [.E101]+[.H101];[.E101])" office:value-type="float" office:value="2.287680065" calcext:value-type="float">
            <text:p>2.287680065</text:p>
          </table:table-cell>
          <table:table-cell table:formula="of:=IF([.H101]&lt;0; [.D101]+[.H101]; [.D101])" office:value-type="float" office:value="2.1915365" calcext:value-type="float">
            <text:p>2.191536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218461" calcext:value-type="float">
            <text:p>0.0218461</text:p>
          </table:table-cell>
          <table:table-cell table:formula="of:=IF([.N10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060033875" calcext:value-type="float">
            <text:p>2.060033875</text:p>
          </table:table-cell>
          <table:table-cell office:value-type="float" office:value="2.040628125" calcext:value-type="float">
            <text:p>2.040628125</text:p>
          </table:table-cell>
          <table:table-cell office:value-type="float" office:value="-0.019405750000003" calcext:value-type="float">
            <text:p>-0.019405750000003</text:p>
          </table:table-cell>
          <table:table-cell office:value-type="float" office:value="0.019405750000003" calcext:value-type="float">
            <text:p>0.019405750000003</text:p>
          </table:table-cell>
          <table:table-cell office:value-type="float" office:value="-0.1406107" calcext:value-type="float">
            <text:p>-0.14061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2]&gt;0; [.E102]+[.H102];[.E102])" office:value-type="float" office:value="2.040628125" calcext:value-type="float">
            <text:p>2.040628125</text:p>
          </table:table-cell>
          <table:table-cell table:formula="of:=IF([.H102]&lt;0; [.D102]+[.H102]; [.D102])" office:value-type="float" office:value="1.919423175" calcext:value-type="float">
            <text:p>1.91942317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04054345" calcext:value-type="float">
            <text:p>0.004054345</text:p>
          </table:table-cell>
          <table:table-cell table:formula="of:=IF([.N10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37998625" calcext:value-type="float">
            <text:p>2.037998625</text:p>
          </table:table-cell>
          <table:table-cell office:value-type="float" office:value="2.016664375" calcext:value-type="float">
            <text:p>2.016664375</text:p>
          </table:table-cell>
          <table:table-cell office:value-type="float" office:value="-0.021334250000002" calcext:value-type="float">
            <text:p>-0.021334250000002</text:p>
          </table:table-cell>
          <table:table-cell office:value-type="float" office:value="0.021334250000002" calcext:value-type="float">
            <text:p>0.021334250000002</text:p>
          </table:table-cell>
          <table:table-cell office:value-type="float" office:value="-0.07924924" calcext:value-type="float">
            <text:p>-0.079249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3]&gt;0; [.E103]+[.H103];[.E103])" office:value-type="float" office:value="2.016664375" calcext:value-type="float">
            <text:p>2.016664375</text:p>
          </table:table-cell>
          <table:table-cell table:formula="of:=IF([.H103]&lt;0; [.D103]+[.H103]; [.D103])" office:value-type="float" office:value="1.958749385" calcext:value-type="float">
            <text:p>1.958749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045921" calcext:value-type="float">
            <text:p>0.01045921</text:p>
          </table:table-cell>
          <table:table-cell table:formula="of:=IF([.N10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985681875" calcext:value-type="float">
            <text:p>1.985681875</text:p>
          </table:table-cell>
          <table:table-cell office:value-type="float" office:value="1.97084725" calcext:value-type="float">
            <text:p>1.97084725</text:p>
          </table:table-cell>
          <table:table-cell office:value-type="float" office:value="-0.014834624999998" calcext:value-type="float">
            <text:p>-0.014834624999998</text:p>
          </table:table-cell>
          <table:table-cell office:value-type="float" office:value="0.014834624999998" calcext:value-type="float">
            <text:p>0.014834624999998</text:p>
          </table:table-cell>
          <table:table-cell office:value-type="float" office:value="-0.05997992" calcext:value-type="float">
            <text:p>-0.059979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4]&gt;0; [.E104]+[.H104];[.E104])" office:value-type="float" office:value="1.97084725" calcext:value-type="float">
            <text:p>1.97084725</text:p>
          </table:table-cell>
          <table:table-cell table:formula="of:=IF([.H104]&lt;0; [.D104]+[.H104]; [.D104])" office:value-type="float" office:value="1.925701955" calcext:value-type="float">
            <text:p>1.92570195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008589026" calcext:value-type="float">
            <text:p>0.0008589026</text:p>
          </table:table-cell>
          <table:table-cell table:formula="of:=IF([.N10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87424375" calcext:value-type="float">
            <text:p>1.987424375</text:p>
          </table:table-cell>
          <table:table-cell office:value-type="float" office:value="1.9749605" calcext:value-type="float">
            <text:p>1.9749605</text:p>
          </table:table-cell>
          <table:table-cell office:value-type="float" office:value="-0.012463874999999" calcext:value-type="float">
            <text:p>-0.012463874999999</text:p>
          </table:table-cell>
          <table:table-cell office:value-type="float" office:value="0.012463874999999" calcext:value-type="float">
            <text:p>0.012463874999999</text:p>
          </table:table-cell>
          <table:table-cell office:value-type="float" office:value="-0.1464869" calcext:value-type="float">
            <text:p>-0.14648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5]&gt;0; [.E105]+[.H105];[.E105])" office:value-type="float" office:value="1.9749605" calcext:value-type="float">
            <text:p>1.9749605</text:p>
          </table:table-cell>
          <table:table-cell table:formula="of:=IF([.H105]&lt;0; [.D105]+[.H105]; [.D105])" office:value-type="float" office:value="1.840937475" calcext:value-type="float">
            <text:p>1.84093747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2098232" calcext:value-type="float">
            <text:p>0.002098232</text:p>
          </table:table-cell>
          <table:table-cell table:formula="of:=IF([.N10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48919" calcext:value-type="float">
            <text:p>1.848919</text:p>
          </table:table-cell>
          <table:table-cell office:value-type="float" office:value="1.83539775" calcext:value-type="float">
            <text:p>1.83539775</text:p>
          </table:table-cell>
          <table:table-cell office:value-type="float" office:value="-0.013521249999996" calcext:value-type="float">
            <text:p>-0.013521249999996</text:p>
          </table:table-cell>
          <table:table-cell office:value-type="float" office:value="0.013521249999996" calcext:value-type="float">
            <text:p>0.013521249999996</text:p>
          </table:table-cell>
          <table:table-cell office:value-type="float" office:value="-0.04423107" calcext:value-type="float">
            <text:p>-0.044231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6]&gt;0; [.E106]+[.H106];[.E106])" office:value-type="float" office:value="1.83539775" calcext:value-type="float">
            <text:p>1.83539775</text:p>
          </table:table-cell>
          <table:table-cell table:formula="of:=IF([.H106]&lt;0; [.D106]+[.H106]; [.D106])" office:value-type="float" office:value="1.80468793" calcext:value-type="float">
            <text:p>1.80468793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3725277" calcext:value-type="float">
            <text:p>0.03725277</text:p>
          </table:table-cell>
          <table:table-cell table:formula="of:=IF([.N1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35336875" calcext:value-type="float">
            <text:p>1.735336875</text:p>
          </table:table-cell>
          <table:table-cell office:value-type="float" office:value="1.729636125" calcext:value-type="float">
            <text:p>1.729636125</text:p>
          </table:table-cell>
          <table:table-cell office:value-type="float" office:value="-0.005700749999999" calcext:value-type="float">
            <text:p>-0.005700749999999</text:p>
          </table:table-cell>
          <table:table-cell office:value-type="float" office:value="0.005700749999999" calcext:value-type="float">
            <text:p>0.005700749999999</text:p>
          </table:table-cell>
          <table:table-cell office:value-type="float" office:value="-0.05788679" calcext:value-type="float">
            <text:p>-0.057886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7]&gt;0; [.E107]+[.H107];[.E107])" office:value-type="float" office:value="1.729636125" calcext:value-type="float">
            <text:p>1.729636125</text:p>
          </table:table-cell>
          <table:table-cell table:formula="of:=IF([.H107]&lt;0; [.D107]+[.H107]; [.D107])" office:value-type="float" office:value="1.677450085" calcext:value-type="float">
            <text:p>1.677450085</text:p>
          </table:table-cell>
          <table:table-cell office:value-type="float" office:value="0.09625" calcext:value-type="float">
            <text:p>0.09625</text:p>
          </table:table-cell>
          <table:table-cell office:value-type="float" office:value="0.002453559" calcext:value-type="float">
            <text:p>0.002453559</text:p>
          </table:table-cell>
          <table:table-cell table:formula="of:=IF([.N1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440905" calcext:value-type="float">
            <text:p>1.7440905</text:p>
          </table:table-cell>
          <table:table-cell office:value-type="float" office:value="1.74088925" calcext:value-type="float">
            <text:p>1.74088925</text:p>
          </table:table-cell>
          <table:table-cell office:value-type="float" office:value="-0.00320125" calcext:value-type="float">
            <text:p>-0.00320125</text:p>
          </table:table-cell>
          <table:table-cell office:value-type="float" office:value="0.00320125" calcext:value-type="float">
            <text:p>0.00320125</text:p>
          </table:table-cell>
          <table:table-cell office:value-type="float" office:value="-0.1671537" calcext:value-type="float">
            <text:p>-0.16715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8]&gt;0; [.E108]+[.H108];[.E108])" office:value-type="float" office:value="1.74088925" calcext:value-type="float">
            <text:p>1.74088925</text:p>
          </table:table-cell>
          <table:table-cell table:formula="of:=IF([.H108]&lt;0; [.D108]+[.H108]; [.D108])" office:value-type="float" office:value="1.5769368" calcext:value-type="float">
            <text:p>1.5769368</text:p>
          </table:table-cell>
          <table:table-cell office:value-type="float" office:value="0.09625" calcext:value-type="float">
            <text:p>0.09625</text:p>
          </table:table-cell>
          <table:table-cell office:value-type="float" office:value="0.002453559" calcext:value-type="float">
            <text:p>0.002453559</text:p>
          </table:table-cell>
          <table:table-cell table:formula="of:=IF([.N1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714260875" calcext:value-type="float">
            <text:p>1.714260875</text:p>
          </table:table-cell>
          <table:table-cell office:value-type="float" office:value="1.705485375" calcext:value-type="float">
            <text:p>1.705485375</text:p>
          </table:table-cell>
          <table:table-cell office:value-type="float" office:value="-0.008775499999999" calcext:value-type="float">
            <text:p>-0.008775499999999</text:p>
          </table:table-cell>
          <table:table-cell office:value-type="float" office:value="0.008775499999999" calcext:value-type="float">
            <text:p>0.008775499999999</text:p>
          </table:table-cell>
          <table:table-cell office:value-type="float" office:value="-0.1747148" calcext:value-type="float">
            <text:p>-0.17471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9]&gt;0; [.E109]+[.H109];[.E109])" office:value-type="float" office:value="1.705485375" calcext:value-type="float">
            <text:p>1.705485375</text:p>
          </table:table-cell>
          <table:table-cell table:formula="of:=IF([.H109]&lt;0; [.D109]+[.H109]; [.D109])" office:value-type="float" office:value="1.539546075" calcext:value-type="float">
            <text:p>1.53954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045921" calcext:value-type="float">
            <text:p>0.01045921</text:p>
          </table:table-cell>
          <table:table-cell table:formula="of:=IF([.N1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8307225" calcext:value-type="float">
            <text:p>1.58307225</text:p>
          </table:table-cell>
          <table:table-cell office:value-type="float" office:value="1.573566" calcext:value-type="float">
            <text:p>1.573566</text:p>
          </table:table-cell>
          <table:table-cell office:value-type="float" office:value="-0.009506249999998" calcext:value-type="float">
            <text:p>-0.009506249999998</text:p>
          </table:table-cell>
          <table:table-cell office:value-type="float" office:value="0.009506249999998" calcext:value-type="float">
            <text:p>0.009506249999998</text:p>
          </table:table-cell>
          <table:table-cell office:value-type="float" office:value="-0.07796605" calcext:value-type="float">
            <text:p>-0.077966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0]&gt;0; [.E110]+[.H110];[.E110])" office:value-type="float" office:value="1.573566" calcext:value-type="float">
            <text:p>1.573566</text:p>
          </table:table-cell>
          <table:table-cell table:formula="of:=IF([.H110]&lt;0; [.D110]+[.H110]; [.D110])" office:value-type="float" office:value="1.5051062" calcext:value-type="float">
            <text:p>1.5051062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47541" calcext:value-type="float">
            <text:p>0.047541</text:p>
          </table:table-cell>
          <table:table-cell table:formula="of:=IF([.N1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54725725" calcext:value-type="float">
            <text:p>1.54725725</text:p>
          </table:table-cell>
          <table:table-cell office:value-type="float" office:value="1.547309875" calcext:value-type="float">
            <text:p>1.547309875</text:p>
          </table:table-cell>
          <table:table-cell table:number-columns-repeated="2" office:value-type="float" office:value="0.0000526250000019157" calcext:value-type="float">
            <text:p>5.26250000019157E-05</text:p>
          </table:table-cell>
          <table:table-cell office:value-type="float" office:value="0.158296" calcext:value-type="float">
            <text:p>0.1582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1]&gt;0; [.E111]+[.H111];[.E111])" office:value-type="float" office:value="1.705605875" calcext:value-type="float">
            <text:p>1.705605875</text:p>
          </table:table-cell>
          <table:table-cell table:formula="of:=IF([.H111]&lt;0; [.D111]+[.H111]; [.D111])" office:value-type="float" office:value="1.54725725" calcext:value-type="float">
            <text:p>1.5472572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253982" calcext:value-type="float">
            <text:p>0.0253982</text:p>
          </table:table-cell>
          <table:table-cell table:formula="of:=IF([.N1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602940875" calcext:value-type="float">
            <text:p>1.602940875</text:p>
          </table:table-cell>
          <table:table-cell office:value-type="float" office:value="1.60709275" calcext:value-type="float">
            <text:p>1.60709275</text:p>
          </table:table-cell>
          <table:table-cell table:number-columns-repeated="2" office:value-type="float" office:value="0.004151875" calcext:value-type="float">
            <text:p>0.004151875</text:p>
          </table:table-cell>
          <table:table-cell office:value-type="float" office:value="0.1320969" calcext:value-type="float">
            <text:p>0.13209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2]&gt;0; [.E112]+[.H112];[.E112])" office:value-type="float" office:value="1.73918965" calcext:value-type="float">
            <text:p>1.73918965</text:p>
          </table:table-cell>
          <table:table-cell table:formula="of:=IF([.H112]&lt;0; [.D112]+[.H112]; [.D112])" office:value-type="float" office:value="1.602940875" calcext:value-type="float">
            <text:p>1.60294087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218461" calcext:value-type="float">
            <text:p>0.0218461</text:p>
          </table:table-cell>
          <table:table-cell table:formula="of:=IF([.N1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550457" calcext:value-type="float">
            <text:p>1.550457</text:p>
          </table:table-cell>
          <table:table-cell office:value-type="float" office:value="1.545559125" calcext:value-type="float">
            <text:p>1.545559125</text:p>
          </table:table-cell>
          <table:table-cell office:value-type="float" office:value="-0.004897875" calcext:value-type="float">
            <text:p>-0.004897875</text:p>
          </table:table-cell>
          <table:table-cell office:value-type="float" office:value="0.004897875" calcext:value-type="float">
            <text:p>0.004897875</text:p>
          </table:table-cell>
          <table:table-cell office:value-type="float" office:value="-0.09981921" calcext:value-type="float">
            <text:p>-0.099819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3]&gt;0; [.E113]+[.H113];[.E113])" office:value-type="float" office:value="1.545559125" calcext:value-type="float">
            <text:p>1.545559125</text:p>
          </table:table-cell>
          <table:table-cell table:formula="of:=IF([.H113]&lt;0; [.D113]+[.H113]; [.D113])" office:value-type="float" office:value="1.45063779" calcext:value-type="float">
            <text:p>1.45063779</text:p>
          </table:table-cell>
          <table:table-cell office:value-type="float" office:value="0.07" calcext:value-type="float">
            <text:p>0.07</text:p>
          </table:table-cell>
          <table:table-cell office:value-type="float" office:value="0.05394916" calcext:value-type="float">
            <text:p>0.05394916</text:p>
          </table:table-cell>
          <table:table-cell table:formula="of:=IF([.N11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45498075" calcext:value-type="float">
            <text:p>1.45498075</text:p>
          </table:table-cell>
          <table:table-cell office:value-type="float" office:value="1.453386625" calcext:value-type="float">
            <text:p>1.453386625</text:p>
          </table:table-cell>
          <table:table-cell office:value-type="float" office:value="-0.001594124999999" calcext:value-type="float">
            <text:p>-0.001594124999999</text:p>
          </table:table-cell>
          <table:table-cell office:value-type="float" office:value="0.001594124999999" calcext:value-type="float">
            <text:p>0.001594124999999</text:p>
          </table:table-cell>
          <table:table-cell office:value-type="float" office:value="-0.1110444" calcext:value-type="float">
            <text:p>-0.11104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4]&gt;0; [.E114]+[.H114];[.E114])" office:value-type="float" office:value="1.453386625" calcext:value-type="float">
            <text:p>1.453386625</text:p>
          </table:table-cell>
          <table:table-cell table:formula="of:=IF([.H114]&lt;0; [.D114]+[.H114]; [.D114])" office:value-type="float" office:value="1.34393635" calcext:value-type="float">
            <text:p>1.3439363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667745" calcext:value-type="float">
            <text:p>0.1667745</text:p>
          </table:table-cell>
          <table:table-cell table:formula="of:=IF([.N11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5121565" calcext:value-type="float">
            <text:p>1.5121565</text:p>
          </table:table-cell>
          <table:table-cell office:value-type="float" office:value="1.526284" calcext:value-type="float">
            <text:p>1.526284</text:p>
          </table:table-cell>
          <table:table-cell table:number-columns-repeated="2" office:value-type="float" office:value="0.014127499999999" calcext:value-type="float">
            <text:p>0.014127499999999</text:p>
          </table:table-cell>
          <table:table-cell office:value-type="float" office:value="0.04465908" calcext:value-type="float">
            <text:p>0.044659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5]&gt;0; [.E115]+[.H115];[.E115])" office:value-type="float" office:value="1.57094308" calcext:value-type="float">
            <text:p>1.57094308</text:p>
          </table:table-cell>
          <table:table-cell table:formula="of:=IF([.H115]&lt;0; [.D115]+[.H115]; [.D115])" office:value-type="float" office:value="1.5121565" calcext:value-type="float">
            <text:p>1.512156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11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577832125" calcext:value-type="float">
            <text:p>1.577832125</text:p>
          </table:table-cell>
          <table:table-cell office:value-type="float" office:value="1.593460625" calcext:value-type="float">
            <text:p>1.593460625</text:p>
          </table:table-cell>
          <table:table-cell table:number-columns-repeated="2" office:value-type="float" office:value="0.015628500000002" calcext:value-type="float">
            <text:p>0.015628500000002</text:p>
          </table:table-cell>
          <table:table-cell office:value-type="float" office:value="0.03347464" calcext:value-type="float">
            <text:p>0.033474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6]&gt;0; [.E116]+[.H116];[.E116])" office:value-type="float" office:value="1.626935265" calcext:value-type="float">
            <text:p>1.626935265</text:p>
          </table:table-cell>
          <table:table-cell table:formula="of:=IF([.H116]&lt;0; [.D116]+[.H116]; [.D116])" office:value-type="float" office:value="1.577832125" calcext:value-type="float">
            <text:p>1.57783212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49727" calcext:value-type="float">
            <text:p>0.149727</text:p>
          </table:table-cell>
          <table:table-cell table:formula="of:=IF([.N11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492698875" calcext:value-type="float">
            <text:p>1.492698875</text:p>
          </table:table-cell>
          <table:table-cell office:value-type="float" office:value="1.5038385" calcext:value-type="float">
            <text:p>1.5038385</text:p>
          </table:table-cell>
          <table:table-cell table:number-columns-repeated="2" office:value-type="float" office:value="0.011139624999999" calcext:value-type="float">
            <text:p>0.011139624999999</text:p>
          </table:table-cell>
          <table:table-cell office:value-type="float" office:value="0.09449526" calcext:value-type="float">
            <text:p>0.094495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7]&gt;0; [.E117]+[.H117];[.E117])" office:value-type="float" office:value="1.59833376" calcext:value-type="float">
            <text:p>1.59833376</text:p>
          </table:table-cell>
          <table:table-cell table:formula="of:=IF([.H117]&lt;0; [.D117]+[.H117]; [.D117])" office:value-type="float" office:value="1.492698875" calcext:value-type="float">
            <text:p>1.49269887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2685227" calcext:value-type="float">
            <text:p>0.2685227</text:p>
          </table:table-cell>
          <table:table-cell table:formula="of:=IF([.N11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473961375" calcext:value-type="float">
            <text:p>1.473961375</text:p>
          </table:table-cell>
          <table:table-cell office:value-type="float" office:value="1.495595875" calcext:value-type="float">
            <text:p>1.495595875</text:p>
          </table:table-cell>
          <table:table-cell table:number-columns-repeated="2" office:value-type="float" office:value="0.021634500000002" calcext:value-type="float">
            <text:p>0.021634500000002</text:p>
          </table:table-cell>
          <table:table-cell office:value-type="float" office:value="0.07350071" calcext:value-type="float">
            <text:p>0.073500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8]&gt;0; [.E118]+[.H118];[.E118])" office:value-type="float" office:value="1.569096585" calcext:value-type="float">
            <text:p>1.569096585</text:p>
          </table:table-cell>
          <table:table-cell table:formula="of:=IF([.H118]&lt;0; [.D118]+[.H118]; [.D118])" office:value-type="float" office:value="1.473961375" calcext:value-type="float">
            <text:p>1.47396137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11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600062" calcext:value-type="float">
            <text:p>1.600062</text:p>
          </table:table-cell>
          <table:table-cell office:value-type="float" office:value="1.638208125" calcext:value-type="float">
            <text:p>1.638208125</text:p>
          </table:table-cell>
          <table:table-cell table:number-columns-repeated="2" office:value-type="float" office:value="0.038146124999997" calcext:value-type="float">
            <text:p>0.038146124999997</text:p>
          </table:table-cell>
          <table:table-cell office:value-type="float" office:value="0.07225134" calcext:value-type="float">
            <text:p>0.072251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9]&gt;0; [.E119]+[.H119];[.E119])" office:value-type="float" office:value="1.710459465" calcext:value-type="float">
            <text:p>1.710459465</text:p>
          </table:table-cell>
          <table:table-cell table:formula="of:=IF([.H119]&lt;0; [.D119]+[.H119]; [.D119])" office:value-type="float" office:value="1.600062" calcext:value-type="float">
            <text:p>1.600062</text:p>
          </table:table-cell>
          <table:table-cell office:value-type="float" office:value="0.09625" calcext:value-type="float">
            <text:p>0.09625</text:p>
          </table:table-cell>
          <table:table-cell office:value-type="float" office:value="0.002453559" calcext:value-type="float">
            <text:p>0.002453559</text:p>
          </table:table-cell>
          <table:table-cell table:formula="of:=IF([.N1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61399675" calcext:value-type="float">
            <text:p>1.61399675</text:p>
          </table:table-cell>
          <table:table-cell office:value-type="float" office:value="1.6543525" calcext:value-type="float">
            <text:p>1.6543525</text:p>
          </table:table-cell>
          <table:table-cell table:number-columns-repeated="2" office:value-type="float" office:value="0.040355750000003" calcext:value-type="float">
            <text:p>0.040355750000003</text:p>
          </table:table-cell>
          <table:table-cell office:value-type="float" office:value="0.1575921" calcext:value-type="float">
            <text:p>0.15759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0]&gt;0; [.E120]+[.H120];[.E120])" office:value-type="float" office:value="1.8119446" calcext:value-type="float">
            <text:p>1.8119446</text:p>
          </table:table-cell>
          <table:table-cell table:formula="of:=IF([.H120]&lt;0; [.D120]+[.H120]; [.D120])" office:value-type="float" office:value="1.61399675" calcext:value-type="float">
            <text:p>1.61399675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.000429456" calcext:value-type="float">
            <text:p>0.000429456</text:p>
          </table:table-cell>
          <table:table-cell table:formula="of:=IF([.N1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5022525" calcext:value-type="float">
            <text:p>1.55022525</text:p>
          </table:table-cell>
          <table:table-cell office:value-type="float" office:value="1.5800185" calcext:value-type="float">
            <text:p>1.5800185</text:p>
          </table:table-cell>
          <table:table-cell table:number-columns-repeated="2" office:value-type="float" office:value="0.029793249999998" calcext:value-type="float">
            <text:p>0.029793249999998</text:p>
          </table:table-cell>
          <table:table-cell office:value-type="float" office:value="0.1228062" calcext:value-type="float">
            <text:p>0.12280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1]&gt;0; [.E121]+[.H121];[.E121])" office:value-type="float" office:value="1.7028247" calcext:value-type="float">
            <text:p>1.7028247</text:p>
          </table:table-cell>
          <table:table-cell table:formula="of:=IF([.H121]&lt;0; [.D121]+[.H121]; [.D121])" office:value-type="float" office:value="1.55022525" calcext:value-type="float">
            <text:p>1.550225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2906935" calcext:value-type="float">
            <text:p>0.002906935</text:p>
          </table:table-cell>
          <table:table-cell table:formula="of:=IF([.N1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634315625" calcext:value-type="float">
            <text:p>1.634315625</text:p>
          </table:table-cell>
          <table:table-cell office:value-type="float" office:value="1.677018" calcext:value-type="float">
            <text:p>1.677018</text:p>
          </table:table-cell>
          <table:table-cell table:number-columns-repeated="2" office:value-type="float" office:value="0.042702374999998" calcext:value-type="float">
            <text:p>0.042702374999998</text:p>
          </table:table-cell>
          <table:table-cell office:value-type="float" office:value="0.05356739" calcext:value-type="float">
            <text:p>0.053567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2]&gt;0; [.E122]+[.H122];[.E122])" office:value-type="float" office:value="1.73058539" calcext:value-type="float">
            <text:p>1.73058539</text:p>
          </table:table-cell>
          <table:table-cell table:formula="of:=IF([.H122]&lt;0; [.D122]+[.H122]; [.D122])" office:value-type="float" office:value="1.634315625" calcext:value-type="float">
            <text:p>1.634315625</text:p>
          </table:table-cell>
          <table:table-cell office:value-type="float" office:value="0.1" calcext:value-type="float">
            <text:p>0.1</text:p>
          </table:table-cell>
          <table:table-cell office:value-type="float" office:value="0.00146959" calcext:value-type="float">
            <text:p>0.00146959</text:p>
          </table:table-cell>
          <table:table-cell table:formula="of:=IF([.N1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76732875" calcext:value-type="float">
            <text:p>1.776732875</text:p>
          </table:table-cell>
          <table:table-cell office:value-type="float" office:value="1.832253875" calcext:value-type="float">
            <text:p>1.832253875</text:p>
          </table:table-cell>
          <table:table-cell table:number-columns-repeated="2" office:value-type="float" office:value="0.055520999999997" calcext:value-type="float">
            <text:p>0.055520999999997</text:p>
          </table:table-cell>
          <table:table-cell office:value-type="float" office:value="0.04268249" calcext:value-type="float">
            <text:p>0.042682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3]&gt;0; [.E123]+[.H123];[.E123])" office:value-type="float" office:value="1.874936365" calcext:value-type="float">
            <text:p>1.874936365</text:p>
          </table:table-cell>
          <table:table-cell table:formula="of:=IF([.H123]&lt;0; [.D123]+[.H123]; [.D123])" office:value-type="float" office:value="1.776732875" calcext:value-type="float">
            <text:p>1.776732875</text:p>
          </table:table-cell>
          <table:table-cell office:value-type="float" office:value="0.1" calcext:value-type="float">
            <text:p>0.1</text:p>
          </table:table-cell>
          <table:table-cell office:value-type="float" office:value="0.00146959" calcext:value-type="float">
            <text:p>0.00146959</text:p>
          </table:table-cell>
          <table:table-cell table:formula="of:=IF([.N12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5686625" calcext:value-type="float">
            <text:p>1.75686625</text:p>
          </table:table-cell>
          <table:table-cell office:value-type="float" office:value="1.804585625" calcext:value-type="float">
            <text:p>1.804585625</text:p>
          </table:table-cell>
          <table:table-cell table:number-columns-repeated="2" office:value-type="float" office:value="0.047719375" calcext:value-type="float">
            <text:p>0.047719375</text:p>
          </table:table-cell>
          <table:table-cell office:value-type="float" office:value="0.096677" calcext:value-type="float">
            <text:p>0.0966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4]&gt;0; [.E124]+[.H124];[.E124])" office:value-type="float" office:value="1.901262625" calcext:value-type="float">
            <text:p>1.901262625</text:p>
          </table:table-cell>
          <table:table-cell table:formula="of:=IF([.H124]&lt;0; [.D124]+[.H124]; [.D124])" office:value-type="float" office:value="1.75686625" calcext:value-type="float">
            <text:p>1.7568662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002942043" calcext:value-type="float">
            <text:p>0.0002942043</text:p>
          </table:table-cell>
          <table:table-cell table:formula="of:=IF([.N1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736873875" calcext:value-type="float">
            <text:p>1.736873875</text:p>
          </table:table-cell>
          <table:table-cell office:value-type="float" office:value="1.786772125" calcext:value-type="float">
            <text:p>1.786772125</text:p>
          </table:table-cell>
          <table:table-cell table:number-columns-repeated="2" office:value-type="float" office:value="0.049898250000002" calcext:value-type="float">
            <text:p>0.049898250000002</text:p>
          </table:table-cell>
          <table:table-cell office:value-type="float" office:value="0.05200257" calcext:value-type="float">
            <text:p>0.052002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5]&gt;0; [.E125]+[.H125];[.E125])" office:value-type="float" office:value="1.838774695" calcext:value-type="float">
            <text:p>1.838774695</text:p>
          </table:table-cell>
          <table:table-cell table:formula="of:=IF([.H125]&lt;0; [.D125]+[.H125]; [.D125])" office:value-type="float" office:value="1.736873875" calcext:value-type="float">
            <text:p>1.73687387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002942043" calcext:value-type="float">
            <text:p>0.0002942043</text:p>
          </table:table-cell>
          <table:table-cell table:formula="of:=IF([.N1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8045725" calcext:value-type="float">
            <text:p>1.58045725</text:p>
          </table:table-cell>
          <table:table-cell office:value-type="float" office:value="1.606855" calcext:value-type="float">
            <text:p>1.606855</text:p>
          </table:table-cell>
          <table:table-cell table:number-columns-repeated="2" office:value-type="float" office:value="0.026397750000001" calcext:value-type="float">
            <text:p>0.026397750000001</text:p>
          </table:table-cell>
          <table:table-cell office:value-type="float" office:value="0.06586949" calcext:value-type="float">
            <text:p>0.065869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6]&gt;0; [.E126]+[.H126];[.E126])" office:value-type="float" office:value="1.67272449" calcext:value-type="float">
            <text:p>1.67272449</text:p>
          </table:table-cell>
          <table:table-cell table:formula="of:=IF([.H126]&lt;0; [.D126]+[.H126]; [.D126])" office:value-type="float" office:value="1.58045725" calcext:value-type="float">
            <text:p>1.5804572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4245278" calcext:value-type="float">
            <text:p>0.04245278</text:p>
          </table:table-cell>
          <table:table-cell table:formula="of:=IF([.N1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484487875" calcext:value-type="float">
            <text:p>1.484487875</text:p>
          </table:table-cell>
          <table:table-cell office:value-type="float" office:value="1.510009375" calcext:value-type="float">
            <text:p>1.510009375</text:p>
          </table:table-cell>
          <table:table-cell table:number-columns-repeated="2" office:value-type="float" office:value="0.025521499999999" calcext:value-type="float">
            <text:p>0.025521499999999</text:p>
          </table:table-cell>
          <table:table-cell office:value-type="float" office:value="-0.006021551" calcext:value-type="float">
            <text:p>-0.0060215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7]&gt;0; [.E127]+[.H127];[.E127])" office:value-type="float" office:value="1.510009375" calcext:value-type="float">
            <text:p>1.510009375</text:p>
          </table:table-cell>
          <table:table-cell table:formula="of:=IF([.H127]&lt;0; [.D127]+[.H127]; [.D127])" office:value-type="float" office:value="1.478466324" calcext:value-type="float">
            <text:p>1.478466324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02896484" calcext:value-type="float">
            <text:p>0.02896484</text:p>
          </table:table-cell>
          <table:table-cell table:formula="of:=IF([.N1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38873975" calcext:value-type="float">
            <text:p>1.38873975</text:p>
          </table:table-cell>
          <table:table-cell office:value-type="float" office:value="1.402624" calcext:value-type="float">
            <text:p>1.402624</text:p>
          </table:table-cell>
          <table:table-cell table:number-columns-repeated="2" office:value-type="float" office:value="0.01388425" calcext:value-type="float">
            <text:p>0.01388425</text:p>
          </table:table-cell>
          <table:table-cell office:value-type="float" office:value="0.05357488" calcext:value-type="float">
            <text:p>0.053574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8]&gt;0; [.E128]+[.H128];[.E128])" office:value-type="float" office:value="1.45619888" calcext:value-type="float">
            <text:p>1.45619888</text:p>
          </table:table-cell>
          <table:table-cell table:formula="of:=IF([.H128]&lt;0; [.D128]+[.H128]; [.D128])" office:value-type="float" office:value="1.38873975" calcext:value-type="float">
            <text:p>1.38873975</text:p>
          </table:table-cell>
          <table:table-cell office:value-type="float" office:value="0.05" calcext:value-type="float">
            <text:p>0.05</text:p>
          </table:table-cell>
          <table:table-cell office:value-type="float" office:value="0.2933858" calcext:value-type="float">
            <text:p>0.2933858</text:p>
          </table:table-cell>
          <table:table-cell table:formula="of:=IF([.N12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41956825" calcext:value-type="float">
            <text:p>1.41956825</text:p>
          </table:table-cell>
          <table:table-cell office:value-type="float" office:value="1.426800625" calcext:value-type="float">
            <text:p>1.426800625</text:p>
          </table:table-cell>
          <table:table-cell table:number-columns-repeated="2" office:value-type="float" office:value="0.007232374999999" calcext:value-type="float">
            <text:p>0.007232374999999</text:p>
          </table:table-cell>
          <table:table-cell office:value-type="float" office:value="0.1086405" calcext:value-type="float">
            <text:p>0.10864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9]&gt;0; [.E129]+[.H129];[.E129])" office:value-type="float" office:value="1.535441125" calcext:value-type="float">
            <text:p>1.535441125</text:p>
          </table:table-cell>
          <table:table-cell table:formula="of:=IF([.H129]&lt;0; [.D129]+[.H129]; [.D129])" office:value-type="float" office:value="1.41956825" calcext:value-type="float">
            <text:p>1.41956825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2240803" calcext:value-type="float">
            <text:p>0.2240803</text:p>
          </table:table-cell>
          <table:table-cell table:formula="of:=IF([.N12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354454375" calcext:value-type="float">
            <text:p>1.354454375</text:p>
          </table:table-cell>
          <table:table-cell office:value-type="float" office:value="1.35080875" calcext:value-type="float">
            <text:p>1.35080875</text:p>
          </table:table-cell>
          <table:table-cell office:value-type="float" office:value="-0.003645625" calcext:value-type="float">
            <text:p>-0.003645625</text:p>
          </table:table-cell>
          <table:table-cell office:value-type="float" office:value="0.003645625" calcext:value-type="float">
            <text:p>0.003645625</text:p>
          </table:table-cell>
          <table:table-cell office:value-type="float" office:value="-0.08849857" calcext:value-type="float">
            <text:p>-0.088498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0]&gt;0; [.E130]+[.H130];[.E130])" office:value-type="float" office:value="1.35080875" calcext:value-type="float">
            <text:p>1.35080875</text:p>
          </table:table-cell>
          <table:table-cell table:formula="of:=IF([.H130]&lt;0; [.D130]+[.H130]; [.D130])" office:value-type="float" office:value="1.265955805" calcext:value-type="float">
            <text:p>1.26595580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450613" calcext:value-type="float">
            <text:p>0.2450613</text:p>
          </table:table-cell>
          <table:table-cell table:formula="of:=IF([.N13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77401625" calcext:value-type="float">
            <text:p>1.377401625</text:p>
          </table:table-cell>
          <table:table-cell office:value-type="float" office:value="1.3394415" calcext:value-type="float">
            <text:p>1.3394415</text:p>
          </table:table-cell>
          <table:table-cell office:value-type="float" office:value="-0.037960125000001" calcext:value-type="float">
            <text:p>-0.037960125000001</text:p>
          </table:table-cell>
          <table:table-cell office:value-type="float" office:value="0.037960125000001" calcext:value-type="float">
            <text:p>0.037960125000001</text:p>
          </table:table-cell>
          <table:table-cell office:value-type="float" office:value="-0.06136358" calcext:value-type="float">
            <text:p>-0.061363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1]&gt;0; [.E131]+[.H131];[.E131])" office:value-type="float" office:value="1.3394415" calcext:value-type="float">
            <text:p>1.3394415</text:p>
          </table:table-cell>
          <table:table-cell table:formula="of:=IF([.H131]&lt;0; [.D131]+[.H131]; [.D131])" office:value-type="float" office:value="1.316038045" calcext:value-type="float">
            <text:p>1.3160380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581205" calcext:value-type="float">
            <text:p>0.08581205</text:p>
          </table:table-cell>
          <table:table-cell table:formula="of:=IF([.N13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34343175" calcext:value-type="float">
            <text:p>1.34343175</text:p>
          </table:table-cell>
          <table:table-cell office:value-type="float" office:value="1.31520225" calcext:value-type="float">
            <text:p>1.31520225</text:p>
          </table:table-cell>
          <table:table-cell office:value-type="float" office:value="-0.0282295" calcext:value-type="float">
            <text:p>-0.0282295</text:p>
          </table:table-cell>
          <table:table-cell office:value-type="float" office:value="0.0282295" calcext:value-type="float">
            <text:p>0.0282295</text:p>
          </table:table-cell>
          <table:table-cell office:value-type="float" office:value="-0.1624114" calcext:value-type="float">
            <text:p>-0.16241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2]&gt;0; [.E132]+[.H132];[.E132])" office:value-type="float" office:value="1.31520225" calcext:value-type="float">
            <text:p>1.31520225</text:p>
          </table:table-cell>
          <table:table-cell table:formula="of:=IF([.H132]&lt;0; [.D132]+[.H132]; [.D132])" office:value-type="float" office:value="1.18102035" calcext:value-type="float">
            <text:p>1.18102035</text:p>
          </table:table-cell>
          <table:table-cell office:value-type="float" office:value="0.09" calcext:value-type="float">
            <text:p>0.09</text:p>
          </table:table-cell>
          <table:table-cell office:value-type="float" office:value="0.005570842" calcext:value-type="float">
            <text:p>0.005570842</text:p>
          </table:table-cell>
          <table:table-cell table:formula="of:=IF([.N1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394056875" calcext:value-type="float">
            <text:p>1.394056875</text:p>
          </table:table-cell>
          <table:table-cell office:value-type="float" office:value="1.369261875" calcext:value-type="float">
            <text:p>1.369261875</text:p>
          </table:table-cell>
          <table:table-cell office:value-type="float" office:value="-0.024794999999999" calcext:value-type="float">
            <text:p>-0.024794999999999</text:p>
          </table:table-cell>
          <table:table-cell office:value-type="float" office:value="0.024794999999999" calcext:value-type="float">
            <text:p>0.024794999999999</text:p>
          </table:table-cell>
          <table:table-cell office:value-type="float" office:value="-0.1093111" calcext:value-type="float">
            <text:p>-0.10931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3]&gt;0; [.E133]+[.H133];[.E133])" office:value-type="float" office:value="1.369261875" calcext:value-type="float">
            <text:p>1.369261875</text:p>
          </table:table-cell>
          <table:table-cell table:formula="of:=IF([.H133]&lt;0; [.D133]+[.H133]; [.D133])" office:value-type="float" office:value="1.284745775" calcext:value-type="float">
            <text:p>1.28474577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47541" calcext:value-type="float">
            <text:p>0.047541</text:p>
          </table:table-cell>
          <table:table-cell table:formula="of:=IF([.N1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41596225" calcext:value-type="float">
            <text:p>1.41596225</text:p>
          </table:table-cell>
          <table:table-cell office:value-type="float" office:value="1.38615625" calcext:value-type="float">
            <text:p>1.38615625</text:p>
          </table:table-cell>
          <table:table-cell office:value-type="float" office:value="-0.029805999999998" calcext:value-type="float">
            <text:p>-0.029805999999998</text:p>
          </table:table-cell>
          <table:table-cell office:value-type="float" office:value="0.029805999999998" calcext:value-type="float">
            <text:p>0.029805999999998</text:p>
          </table:table-cell>
          <table:table-cell office:value-type="float" office:value="-0.1031746" calcext:value-type="float">
            <text:p>-0.10317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4]&gt;0; [.E134]+[.H134];[.E134])" office:value-type="float" office:value="1.38615625" calcext:value-type="float">
            <text:p>1.38615625</text:p>
          </table:table-cell>
          <table:table-cell table:formula="of:=IF([.H134]&lt;0; [.D134]+[.H134]; [.D134])" office:value-type="float" office:value="1.31278765" calcext:value-type="float">
            <text:p>1.31278765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7702206" calcext:value-type="float">
            <text:p>0.07702206</text:p>
          </table:table-cell>
          <table:table-cell table:formula="of:=IF([.N13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358806875" calcext:value-type="float">
            <text:p>1.358806875</text:p>
          </table:table-cell>
          <table:table-cell office:value-type="float" office:value="1.335870375" calcext:value-type="float">
            <text:p>1.335870375</text:p>
          </table:table-cell>
          <table:table-cell office:value-type="float" office:value="-0.022936499999998" calcext:value-type="float">
            <text:p>-0.022936499999998</text:p>
          </table:table-cell>
          <table:table-cell office:value-type="float" office:value="0.022936499999998" calcext:value-type="float">
            <text:p>0.022936499999998</text:p>
          </table:table-cell>
          <table:table-cell office:value-type="float" office:value="-0.07082011" calcext:value-type="float">
            <text:p>-0.070820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5]&gt;0; [.E135]+[.H135];[.E135])" office:value-type="float" office:value="1.335870375" calcext:value-type="float">
            <text:p>1.335870375</text:p>
          </table:table-cell>
          <table:table-cell table:formula="of:=IF([.H135]&lt;0; [.D135]+[.H135]; [.D135])" office:value-type="float" office:value="1.287986765" calcext:value-type="float">
            <text:p>1.287986765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3725277" calcext:value-type="float">
            <text:p>0.03725277</text:p>
          </table:table-cell>
          <table:table-cell table:formula="of:=IF([.N1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399185125" calcext:value-type="float">
            <text:p>1.399185125</text:p>
          </table:table-cell>
          <table:table-cell office:value-type="float" office:value="1.367008625" calcext:value-type="float">
            <text:p>1.367008625</text:p>
          </table:table-cell>
          <table:table-cell office:value-type="float" office:value="-0.032176500000001" calcext:value-type="float">
            <text:p>-0.032176500000001</text:p>
          </table:table-cell>
          <table:table-cell office:value-type="float" office:value="0.032176500000001" calcext:value-type="float">
            <text:p>0.032176500000001</text:p>
          </table:table-cell>
          <table:table-cell office:value-type="float" office:value="-0.003334014" calcext:value-type="float">
            <text:p>-0.0033340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6]&gt;0; [.E136]+[.H136];[.E136])" office:value-type="float" office:value="1.367008625" calcext:value-type="float">
            <text:p>1.367008625</text:p>
          </table:table-cell>
          <table:table-cell table:formula="of:=IF([.H136]&lt;0; [.D136]+[.H136]; [.D136])" office:value-type="float" office:value="1.395851111" calcext:value-type="float">
            <text:p>1.39585111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581205" calcext:value-type="float">
            <text:p>0.08581205</text:p>
          </table:table-cell>
          <table:table-cell table:formula="of:=IF([.N13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9496325" calcext:value-type="float">
            <text:p>1.49496325</text:p>
          </table:table-cell>
          <table:table-cell office:value-type="float" office:value="1.4468965" calcext:value-type="float">
            <text:p>1.4468965</text:p>
          </table:table-cell>
          <table:table-cell office:value-type="float" office:value="-0.048066750000002" calcext:value-type="float">
            <text:p>-0.048066750000002</text:p>
          </table:table-cell>
          <table:table-cell office:value-type="float" office:value="0.048066750000002" calcext:value-type="float">
            <text:p>0.048066750000002</text:p>
          </table:table-cell>
          <table:table-cell office:value-type="float" office:value="0.004145262" calcext:value-type="float">
            <text:p>0.0041452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7]&gt;0; [.E137]+[.H137];[.E137])" office:value-type="float" office:value="1.451041762" calcext:value-type="float">
            <text:p>1.451041762</text:p>
          </table:table-cell>
          <table:table-cell table:formula="of:=IF([.H137]&lt;0; [.D137]+[.H137]; [.D137])" office:value-type="float" office:value="1.49496325" calcext:value-type="float">
            <text:p>1.494963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297161" calcext:value-type="float">
            <text:p>0.03297161</text:p>
          </table:table-cell>
          <table:table-cell table:formula="of:=IF([.N1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5709275" calcext:value-type="float">
            <text:p>1.65709275</text:p>
          </table:table-cell>
          <table:table-cell office:value-type="float" office:value="1.590883625" calcext:value-type="float">
            <text:p>1.590883625</text:p>
          </table:table-cell>
          <table:table-cell office:value-type="float" office:value="-0.066209124999999" calcext:value-type="float">
            <text:p>-0.066209124999999</text:p>
          </table:table-cell>
          <table:table-cell office:value-type="float" office:value="0.066209124999999" calcext:value-type="float">
            <text:p>0.066209124999999</text:p>
          </table:table-cell>
          <table:table-cell office:value-type="float" office:value="0.03174721" calcext:value-type="float">
            <text:p>0.031747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8]&gt;0; [.E138]+[.H138];[.E138])" office:value-type="float" office:value="1.622630835" calcext:value-type="float">
            <text:p>1.622630835</text:p>
          </table:table-cell>
          <table:table-cell table:formula="of:=IF([.H138]&lt;0; [.D138]+[.H138]; [.D138])" office:value-type="float" office:value="1.65709275" calcext:value-type="float">
            <text:p>1.65709275</text:p>
          </table:table-cell>
          <table:table-cell office:value-type="float" office:value="0.08625" calcext:value-type="float">
            <text:p>0.08625</text:p>
          </table:table-cell>
          <table:table-cell office:value-type="float" office:value="0.009035094" calcext:value-type="float">
            <text:p>0.009035094</text:p>
          </table:table-cell>
          <table:table-cell table:formula="of:=IF([.N1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798812125" calcext:value-type="float">
            <text:p>1.798812125</text:p>
          </table:table-cell>
          <table:table-cell office:value-type="float" office:value="1.69617725" calcext:value-type="float">
            <text:p>1.69617725</text:p>
          </table:table-cell>
          <table:table-cell office:value-type="float" office:value="-0.102634874999997" calcext:value-type="float">
            <text:p>-0.102634874999997</text:p>
          </table:table-cell>
          <table:table-cell office:value-type="float" office:value="0.102634874999997" calcext:value-type="float">
            <text:p>0.102634874999997</text:p>
          </table:table-cell>
          <table:table-cell office:value-type="float" office:value="-0.08857021" calcext:value-type="float">
            <text:p>-0.088570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9]&gt;0; [.E139]+[.H139];[.E139])" office:value-type="float" office:value="1.69617725" calcext:value-type="float">
            <text:p>1.69617725</text:p>
          </table:table-cell>
          <table:table-cell table:formula="of:=IF([.H139]&lt;0; [.D139]+[.H139]; [.D139])" office:value-type="float" office:value="1.710241915" calcext:value-type="float">
            <text:p>1.710241915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001001441" calcext:value-type="float">
            <text:p>0.0001001441</text:p>
          </table:table-cell>
          <table:table-cell table:formula="of:=IF([.N1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56383875" calcext:value-type="float">
            <text:p>2.056383875</text:p>
          </table:table-cell>
          <table:table-cell office:value-type="float" office:value="1.917732375" calcext:value-type="float">
            <text:p>1.917732375</text:p>
          </table:table-cell>
          <table:table-cell office:value-type="float" office:value="-0.138651499999998" calcext:value-type="float">
            <text:p>-0.138651499999998</text:p>
          </table:table-cell>
          <table:table-cell office:value-type="float" office:value="0.138651499999998" calcext:value-type="float">
            <text:p>0.138651499999998</text:p>
          </table:table-cell>
          <table:table-cell office:value-type="float" office:value="-0.153497" calcext:value-type="float">
            <text:p>-0.1534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0]&gt;0; [.E140]+[.H140];[.E140])" office:value-type="float" office:value="1.917732375" calcext:value-type="float">
            <text:p>1.917732375</text:p>
          </table:table-cell>
          <table:table-cell table:formula="of:=IF([.H140]&lt;0; [.D140]+[.H140]; [.D140])" office:value-type="float" office:value="1.902886875" calcext:value-type="float">
            <text:p>1.902886875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.000001853272" calcext:value-type="float">
            <text:p>1.853272E-06</text:p>
          </table:table-cell>
          <table:table-cell table:formula="of:=IF([.N14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0588725" calcext:value-type="float">
            <text:p>2.0588725</text:p>
          </table:table-cell>
          <table:table-cell office:value-type="float" office:value="1.9530325" calcext:value-type="float">
            <text:p>1.9530325</text:p>
          </table:table-cell>
          <table:table-cell office:value-type="float" office:value="-0.105839999999998" calcext:value-type="float">
            <text:p>-0.105839999999998</text:p>
          </table:table-cell>
          <table:table-cell office:value-type="float" office:value="0.105839999999998" calcext:value-type="float">
            <text:p>0.105839999999998</text:p>
          </table:table-cell>
          <table:table-cell office:value-type="float" office:value="-0.04500211" calcext:value-type="float">
            <text:p>-0.045002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1]&gt;0; [.E141]+[.H141];[.E141])" office:value-type="float" office:value="1.9530325" calcext:value-type="float">
            <text:p>1.9530325</text:p>
          </table:table-cell>
          <table:table-cell table:formula="of:=IF([.H141]&lt;0; [.D141]+[.H141]; [.D141])" office:value-type="float" office:value="2.01387039" calcext:value-type="float">
            <text:p>2.01387039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0.0001250993" calcext:value-type="float">
            <text:p>0.0001250993</text:p>
          </table:table-cell>
          <table:table-cell table:formula="of:=IF([.N1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36654875" calcext:value-type="float">
            <text:p>2.036654875</text:p>
          </table:table-cell>
          <table:table-cell office:value-type="float" office:value="1.958915875" calcext:value-type="float">
            <text:p>1.958915875</text:p>
          </table:table-cell>
          <table:table-cell office:value-type="float" office:value="-0.077739000000003" calcext:value-type="float">
            <text:p>-0.077739000000003</text:p>
          </table:table-cell>
          <table:table-cell office:value-type="float" office:value="0.077739000000003" calcext:value-type="float">
            <text:p>0.077739000000003</text:p>
          </table:table-cell>
          <table:table-cell office:value-type="float" office:value="-0.1282312" calcext:value-type="float">
            <text:p>-0.12823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2]&gt;0; [.E142]+[.H142];[.E142])" office:value-type="float" office:value="1.958915875" calcext:value-type="float">
            <text:p>1.958915875</text:p>
          </table:table-cell>
          <table:table-cell table:formula="of:=IF([.H142]&lt;0; [.D142]+[.H142]; [.D142])" office:value-type="float" office:value="1.908423675" calcext:value-type="float">
            <text:p>1.908423675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00003339251" calcext:value-type="float">
            <text:p>3.339251E-05</text:p>
          </table:table-cell>
          <table:table-cell table:formula="of:=IF([.N1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62280125" calcext:value-type="float">
            <text:p>1.762280125</text:p>
          </table:table-cell>
          <table:table-cell office:value-type="float" office:value="1.697716375" calcext:value-type="float">
            <text:p>1.697716375</text:p>
          </table:table-cell>
          <table:table-cell office:value-type="float" office:value="-0.064563749999998" calcext:value-type="float">
            <text:p>-0.064563749999998</text:p>
          </table:table-cell>
          <table:table-cell office:value-type="float" office:value="0.064563749999998" calcext:value-type="float">
            <text:p>0.064563749999998</text:p>
          </table:table-cell>
          <table:table-cell office:value-type="float" office:value="-0.003418905" calcext:value-type="float">
            <text:p>-0.0034189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3]&gt;0; [.E143]+[.H143];[.E143])" office:value-type="float" office:value="1.697716375" calcext:value-type="float">
            <text:p>1.697716375</text:p>
          </table:table-cell>
          <table:table-cell table:formula="of:=IF([.H143]&lt;0; [.D143]+[.H143]; [.D143])" office:value-type="float" office:value="1.75886122" calcext:value-type="float">
            <text:p>1.75886122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556701" calcext:value-type="float">
            <text:p>0.0003556701</text:p>
          </table:table-cell>
          <table:table-cell table:formula="of:=IF([.N1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67435" calcext:value-type="float">
            <text:p>1.567435</text:p>
          </table:table-cell>
          <table:table-cell office:value-type="float" office:value="1.539789875" calcext:value-type="float">
            <text:p>1.539789875</text:p>
          </table:table-cell>
          <table:table-cell office:value-type="float" office:value="-0.027645125000001" calcext:value-type="float">
            <text:p>-0.027645125000001</text:p>
          </table:table-cell>
          <table:table-cell office:value-type="float" office:value="0.027645125000001" calcext:value-type="float">
            <text:p>0.027645125000001</text:p>
          </table:table-cell>
          <table:table-cell office:value-type="float" office:value="-0.02787486" calcext:value-type="float">
            <text:p>-0.027874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4]&gt;0; [.E144]+[.H144];[.E144])" office:value-type="float" office:value="1.539789875" calcext:value-type="float">
            <text:p>1.539789875</text:p>
          </table:table-cell>
          <table:table-cell table:formula="of:=IF([.H144]&lt;0; [.D144]+[.H144]; [.D144])" office:value-type="float" office:value="1.53956014" calcext:value-type="float">
            <text:p>1.53956014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3725277" calcext:value-type="float">
            <text:p>0.03725277</text:p>
          </table:table-cell>
          <table:table-cell table:formula="of:=IF([.N1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46077975" calcext:value-type="float">
            <text:p>1.46077975</text:p>
          </table:table-cell>
          <table:table-cell office:value-type="float" office:value="1.4446755" calcext:value-type="float">
            <text:p>1.4446755</text:p>
          </table:table-cell>
          <table:table-cell office:value-type="float" office:value="-0.016104250000001" calcext:value-type="float">
            <text:p>-0.016104250000001</text:p>
          </table:table-cell>
          <table:table-cell office:value-type="float" office:value="0.016104250000001" calcext:value-type="float">
            <text:p>0.016104250000001</text:p>
          </table:table-cell>
          <table:table-cell office:value-type="float" office:value="-0.02474376" calcext:value-type="float">
            <text:p>-0.024743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5]&gt;0; [.E145]+[.H145];[.E145])" office:value-type="float" office:value="1.4446755" calcext:value-type="float">
            <text:p>1.4446755</text:p>
          </table:table-cell>
          <table:table-cell table:formula="of:=IF([.H145]&lt;0; [.D145]+[.H145]; [.D145])" office:value-type="float" office:value="1.43603599" calcext:value-type="float">
            <text:p>1.4360359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450613" calcext:value-type="float">
            <text:p>0.2450613</text:p>
          </table:table-cell>
          <table:table-cell table:formula="of:=IF([.N14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380776" calcext:value-type="float">
            <text:p>1.380776</text:p>
          </table:table-cell>
          <table:table-cell office:value-type="float" office:value="1.36801325" calcext:value-type="float">
            <text:p>1.36801325</text:p>
          </table:table-cell>
          <table:table-cell office:value-type="float" office:value="-0.01276275" calcext:value-type="float">
            <text:p>-0.01276275</text:p>
          </table:table-cell>
          <table:table-cell office:value-type="float" office:value="0.01276275" calcext:value-type="float">
            <text:p>0.01276275</text:p>
          </table:table-cell>
          <table:table-cell office:value-type="float" office:value="-0.04250453" calcext:value-type="float">
            <text:p>-0.042504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6]&gt;0; [.E146]+[.H146];[.E146])" office:value-type="float" office:value="1.36801325" calcext:value-type="float">
            <text:p>1.36801325</text:p>
          </table:table-cell>
          <table:table-cell table:formula="of:=IF([.H146]&lt;0; [.D146]+[.H146]; [.D146])" office:value-type="float" office:value="1.33827147" calcext:value-type="float">
            <text:p>1.33827147</text:p>
          </table:table-cell>
          <table:table-cell office:value-type="float" office:value="0.05" calcext:value-type="float">
            <text:p>0.05</text:p>
          </table:table-cell>
          <table:table-cell office:value-type="float" office:value="0.2933858" calcext:value-type="float">
            <text:p>0.2933858</text:p>
          </table:table-cell>
          <table:table-cell table:formula="of:=IF([.N14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358930125" calcext:value-type="float">
            <text:p>1.358930125</text:p>
          </table:table-cell>
          <table:table-cell office:value-type="float" office:value="1.3371425" calcext:value-type="float">
            <text:p>1.3371425</text:p>
          </table:table-cell>
          <table:table-cell office:value-type="float" office:value="-0.021787624999999" calcext:value-type="float">
            <text:p>-0.021787624999999</text:p>
          </table:table-cell>
          <table:table-cell office:value-type="float" office:value="0.021787624999999" calcext:value-type="float">
            <text:p>0.021787624999999</text:p>
          </table:table-cell>
          <table:table-cell office:value-type="float" office:value="-0.03078649" calcext:value-type="float">
            <text:p>-0.030786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7]&gt;0; [.E147]+[.H147];[.E147])" office:value-type="float" office:value="1.3371425" calcext:value-type="float">
            <text:p>1.3371425</text:p>
          </table:table-cell>
          <table:table-cell table:formula="of:=IF([.H147]&lt;0; [.D147]+[.H147]; [.D147])" office:value-type="float" office:value="1.328143635" calcext:value-type="float">
            <text:p>1.328143635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9672489" calcext:value-type="float">
            <text:p>0.09672489</text:p>
          </table:table-cell>
          <table:table-cell table:formula="of:=IF([.N14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464807375" calcext:value-type="float">
            <text:p>1.464807375</text:p>
          </table:table-cell>
          <table:table-cell office:value-type="float" office:value="1.366294875" calcext:value-type="float">
            <text:p>1.366294875</text:p>
          </table:table-cell>
          <table:table-cell office:value-type="float" office:value="-0.0985125" calcext:value-type="float">
            <text:p>-0.0985125</text:p>
          </table:table-cell>
          <table:table-cell office:value-type="float" office:value="0.0985125" calcext:value-type="float">
            <text:p>0.0985125</text:p>
          </table:table-cell>
          <table:table-cell office:value-type="float" office:value="-0.1113346" calcext:value-type="float">
            <text:p>-0.11133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8]&gt;0; [.E148]+[.H148];[.E148])" office:value-type="float" office:value="1.366294875" calcext:value-type="float">
            <text:p>1.366294875</text:p>
          </table:table-cell>
          <table:table-cell table:formula="of:=IF([.H148]&lt;0; [.D148]+[.H148]; [.D148])" office:value-type="float" office:value="1.353472775" calcext:value-type="float">
            <text:p>1.353472775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00002162124" calcext:value-type="float">
            <text:p>2.162124E-05</text:p>
          </table:table-cell>
          <table:table-cell table:formula="of:=IF([.N1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532530375" calcext:value-type="float">
            <text:p>1.532530375</text:p>
          </table:table-cell>
          <table:table-cell office:value-type="float" office:value="1.488693625" calcext:value-type="float">
            <text:p>1.488693625</text:p>
          </table:table-cell>
          <table:table-cell office:value-type="float" office:value="-0.043836749999998" calcext:value-type="float">
            <text:p>-0.043836749999998</text:p>
          </table:table-cell>
          <table:table-cell office:value-type="float" office:value="0.043836749999998" calcext:value-type="float">
            <text:p>0.043836749999998</text:p>
          </table:table-cell>
          <table:table-cell office:value-type="float" office:value="-0.06223701" calcext:value-type="float">
            <text:p>-0.062237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9]&gt;0; [.E149]+[.H149];[.E149])" office:value-type="float" office:value="1.488693625" calcext:value-type="float">
            <text:p>1.488693625</text:p>
          </table:table-cell>
          <table:table-cell table:formula="of:=IF([.H149]&lt;0; [.D149]+[.H149]; [.D149])" office:value-type="float" office:value="1.470293365" calcext:value-type="float">
            <text:p>1.47029336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0.00470856" calcext:value-type="float">
            <text:p>0.00470856</text:p>
          </table:table-cell>
          <table:table-cell table:formula="of:=IF([.N1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7382225" calcext:value-type="float">
            <text:p>1.57382225</text:p>
          </table:table-cell>
          <table:table-cell office:value-type="float" office:value="1.6212535" calcext:value-type="float">
            <text:p>1.6212535</text:p>
          </table:table-cell>
          <table:table-cell table:number-columns-repeated="2" office:value-type="float" office:value="0.047431250000003" calcext:value-type="float">
            <text:p>0.047431250000003</text:p>
          </table:table-cell>
          <table:table-cell office:value-type="float" office:value="0.09670786" calcext:value-type="float">
            <text:p>0.096707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0]&gt;0; [.E150]+[.H150];[.E150])" office:value-type="float" office:value="1.71796136" calcext:value-type="float">
            <text:p>1.71796136</text:p>
          </table:table-cell>
          <table:table-cell table:formula="of:=IF([.H150]&lt;0; [.D150]+[.H150]; [.D150])" office:value-type="float" office:value="1.57382225" calcext:value-type="float">
            <text:p>1.573822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0003835576" calcext:value-type="float">
            <text:p>3.835576E-06</text:p>
          </table:table-cell>
          <table:table-cell table:formula="of:=IF([.N1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1606325" calcext:value-type="float">
            <text:p>1.61606325</text:p>
          </table:table-cell>
          <table:table-cell office:value-type="float" office:value="1.667173375" calcext:value-type="float">
            <text:p>1.667173375</text:p>
          </table:table-cell>
          <table:table-cell table:number-columns-repeated="2" office:value-type="float" office:value="0.051110125" calcext:value-type="float">
            <text:p>0.051110125</text:p>
          </table:table-cell>
          <table:table-cell office:value-type="float" office:value="0.09463893" calcext:value-type="float">
            <text:p>0.094638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1]&gt;0; [.E151]+[.H151];[.E151])" office:value-type="float" office:value="1.761812305" calcext:value-type="float">
            <text:p>1.761812305</text:p>
          </table:table-cell>
          <table:table-cell table:formula="of:=IF([.H151]&lt;0; [.D151]+[.H151]; [.D151])" office:value-type="float" office:value="1.61606325" calcext:value-type="float">
            <text:p>1.616063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00008046761" calcext:value-type="float">
            <text:p>8.046761E-06</text:p>
          </table:table-cell>
          <table:table-cell table:formula="of:=IF([.N1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57249875" calcext:value-type="float">
            <text:p>1.657249875</text:p>
          </table:table-cell>
          <table:table-cell office:value-type="float" office:value="1.823927875" calcext:value-type="float">
            <text:p>1.823927875</text:p>
          </table:table-cell>
          <table:table-cell table:number-columns-repeated="2" office:value-type="float" office:value="0.166678000000001" calcext:value-type="float">
            <text:p>0.166678000000001</text:p>
          </table:table-cell>
          <table:table-cell office:value-type="float" office:value="0.246015" calcext:value-type="float">
            <text:p>0.2460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2]&gt;0; [.E152]+[.H152];[.E152])" office:value-type="float" office:value="2.069942875" calcext:value-type="float">
            <text:p>2.069942875</text:p>
          </table:table-cell>
          <table:table-cell table:formula="of:=IF([.H152]&lt;0; [.D152]+[.H152]; [.D152])" office:value-type="float" office:value="1.657249875" calcext:value-type="float">
            <text:p>1.657249875</text:p>
          </table:table-cell>
          <table:table-cell office:value-type="float" office:value="0.2175" calcext:value-type="float">
            <text:p>0.2175</text:p>
          </table:table-cell>
          <table:table-cell office:value-type="float" office:value="2.0424E-015" calcext:value-type="float">
            <text:p>2.0424E-15</text:p>
          </table:table-cell>
          <table:table-cell table:formula="of:=IF([.N1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05325125" calcext:value-type="float">
            <text:p>1.605325125</text:p>
          </table:table-cell>
          <table:table-cell office:value-type="float" office:value="1.79009775" calcext:value-type="float">
            <text:p>1.79009775</text:p>
          </table:table-cell>
          <table:table-cell table:number-columns-repeated="2" office:value-type="float" office:value="0.184772625000002" calcext:value-type="float">
            <text:p>0.184772625000002</text:p>
          </table:table-cell>
          <table:table-cell office:value-type="float" office:value="0.2965163" calcext:value-type="float">
            <text:p>0.29651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3]&gt;0; [.E153]+[.H153];[.E153])" office:value-type="float" office:value="2.08661405" calcext:value-type="float">
            <text:p>2.08661405</text:p>
          </table:table-cell>
          <table:table-cell table:formula="of:=IF([.H153]&lt;0; [.D153]+[.H153]; [.D153])" office:value-type="float" office:value="1.605325125" calcext:value-type="float">
            <text:p>1.605325125</text:p>
          </table:table-cell>
          <table:table-cell office:value-type="float" office:value="0.2325" calcext:value-type="float">
            <text:p>0.2325</text:p>
          </table:table-cell>
          <table:table-cell office:value-type="float" office:value="2.0424E-015" calcext:value-type="float">
            <text:p>2.0424E-15</text:p>
          </table:table-cell>
          <table:table-cell table:formula="of:=IF([.N1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9265125" calcext:value-type="float">
            <text:p>1.69265125</text:p>
          </table:table-cell>
          <table:table-cell office:value-type="float" office:value="1.891335875" calcext:value-type="float">
            <text:p>1.891335875</text:p>
          </table:table-cell>
          <table:table-cell table:number-columns-repeated="2" office:value-type="float" office:value="0.198684625000003" calcext:value-type="float">
            <text:p>0.198684625000003</text:p>
          </table:table-cell>
          <table:table-cell office:value-type="float" office:value="0.2782887" calcext:value-type="float">
            <text:p>0.27828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4]&gt;0; [.E154]+[.H154];[.E154])" office:value-type="float" office:value="2.169624575" calcext:value-type="float">
            <text:p>2.169624575</text:p>
          </table:table-cell>
          <table:table-cell table:formula="of:=IF([.H154]&lt;0; [.D154]+[.H154]; [.D154])" office:value-type="float" office:value="1.69265125" calcext:value-type="float">
            <text:p>1.69265125</text:p>
          </table:table-cell>
          <table:table-cell office:value-type="float" office:value="0.24625" calcext:value-type="float">
            <text:p>0.24625</text:p>
          </table:table-cell>
          <table:table-cell office:value-type="float" office:value="2.0424E-015" calcext:value-type="float">
            <text:p>2.0424E-15</text:p>
          </table:table-cell>
          <table:table-cell table:formula="of:=IF([.N1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313565" calcext:value-type="float">
            <text:p>1.7313565</text:p>
          </table:table-cell>
          <table:table-cell office:value-type="float" office:value="1.95026425" calcext:value-type="float">
            <text:p>1.95026425</text:p>
          </table:table-cell>
          <table:table-cell table:number-columns-repeated="2" office:value-type="float" office:value="0.218907750000004" calcext:value-type="float">
            <text:p>0.218907750000004</text:p>
          </table:table-cell>
          <table:table-cell office:value-type="float" office:value="0.3100386" calcext:value-type="float">
            <text:p>0.31003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5]&gt;0; [.E155]+[.H155];[.E155])" office:value-type="float" office:value="2.26030285" calcext:value-type="float">
            <text:p>2.26030285</text:p>
          </table:table-cell>
          <table:table-cell table:formula="of:=IF([.H155]&lt;0; [.D155]+[.H155]; [.D155])" office:value-type="float" office:value="1.7313565" calcext:value-type="float">
            <text:p>1.7313565</text:p>
          </table:table-cell>
          <table:table-cell office:value-type="float" office:value="0.2125" calcext:value-type="float">
            <text:p>0.2125</text:p>
          </table:table-cell>
          <table:table-cell office:value-type="float" office:value="3.953923E-015" calcext:value-type="float">
            <text:p>3.953923E-15</text:p>
          </table:table-cell>
          <table:table-cell table:formula="of:=IF([.N1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91003375" calcext:value-type="float">
            <text:p>1.891003375</text:p>
          </table:table-cell>
          <table:table-cell office:value-type="float" office:value="2.02602075" calcext:value-type="float">
            <text:p>2.02602075</text:p>
          </table:table-cell>
          <table:table-cell table:number-columns-repeated="2" office:value-type="float" office:value="0.135017375000002" calcext:value-type="float">
            <text:p>0.135017375000002</text:p>
          </table:table-cell>
          <table:table-cell office:value-type="float" office:value="0.1424553" calcext:value-type="float">
            <text:p>0.14245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6]&gt;0; [.E156]+[.H156];[.E156])" office:value-type="float" office:value="2.16847605" calcext:value-type="float">
            <text:p>2.16847605</text:p>
          </table:table-cell>
          <table:table-cell table:formula="of:=IF([.H156]&lt;0; [.D156]+[.H156]; [.D156])" office:value-type="float" office:value="1.891003375" calcext:value-type="float">
            <text:p>1.89100337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0008531789" calcext:value-type="float">
            <text:p>8.531789E-07</text:p>
          </table:table-cell>
          <table:table-cell table:formula="of:=IF([.N1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78937" calcext:value-type="float">
            <text:p>2.078937</text:p>
          </table:table-cell>
          <table:table-cell office:value-type="float" office:value="2.105703875" calcext:value-type="float">
            <text:p>2.105703875</text:p>
          </table:table-cell>
          <table:table-cell table:number-columns-repeated="2" office:value-type="float" office:value="0.026766874999999" calcext:value-type="float">
            <text:p>0.026766874999999</text:p>
          </table:table-cell>
          <table:table-cell office:value-type="float" office:value="0.1145182" calcext:value-type="float">
            <text:p>0.11451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7]&gt;0; [.E157]+[.H157];[.E157])" office:value-type="float" office:value="2.220222075" calcext:value-type="float">
            <text:p>2.220222075</text:p>
          </table:table-cell>
          <table:table-cell table:formula="of:=IF([.H157]&lt;0; [.D157]+[.H157]; [.D157])" office:value-type="float" office:value="2.078937" calcext:value-type="float">
            <text:p>2.078937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3173467" calcext:value-type="float">
            <text:p>0.3173467</text:p>
          </table:table-cell>
          <table:table-cell table:formula="of:=IF([.N15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2.407363" calcext:value-type="float">
            <text:p>2.407363</text:p>
          </table:table-cell>
          <table:table-cell office:value-type="float" office:value="2.137550375" calcext:value-type="float">
            <text:p>2.137550375</text:p>
          </table:table-cell>
          <table:table-cell office:value-type="float" office:value="-0.269812625000005" calcext:value-type="float">
            <text:p>-0.269812625000005</text:p>
          </table:table-cell>
          <table:table-cell office:value-type="float" office:value="0.269812625000005" calcext:value-type="float">
            <text:p>0.269812625000005</text:p>
          </table:table-cell>
          <table:table-cell office:value-type="float" office:value="-0.2743919" calcext:value-type="float">
            <text:p>-0.27439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8]&gt;0; [.E158]+[.H158];[.E158])" office:value-type="float" office:value="2.137550375" calcext:value-type="float">
            <text:p>2.137550375</text:p>
          </table:table-cell>
          <table:table-cell table:formula="of:=IF([.H158]&lt;0; [.D158]+[.H158]; [.D158])" office:value-type="float" office:value="2.1329711" calcext:value-type="float">
            <text:p>2.1329711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2.0424E-015" calcext:value-type="float">
            <text:p>2.0424E-15</text:p>
          </table:table-cell>
          <table:table-cell table:formula="of:=IF([.N1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69484425" calcext:value-type="float">
            <text:p>2.69484425</text:p>
          </table:table-cell>
          <table:table-cell office:value-type="float" office:value="2.258732" calcext:value-type="float">
            <text:p>2.258732</text:p>
          </table:table-cell>
          <table:table-cell office:value-type="float" office:value="-0.436112249999998" calcext:value-type="float">
            <text:p>-0.436112249999998</text:p>
          </table:table-cell>
          <table:table-cell office:value-type="float" office:value="0.436112249999998" calcext:value-type="float">
            <text:p>0.436112249999998</text:p>
          </table:table-cell>
          <table:table-cell office:value-type="float" office:value="-0.5204587" calcext:value-type="float">
            <text:p>-0.52045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9]&gt;0; [.E159]+[.H159];[.E159])" office:value-type="float" office:value="2.258732" calcext:value-type="float">
            <text:p>2.258732</text:p>
          </table:table-cell>
          <table:table-cell table:formula="of:=IF([.H159]&lt;0; [.D159]+[.H159]; [.D159])" office:value-type="float" office:value="2.17438555" calcext:value-type="float">
            <text:p>2.17438555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2.0424E-015" calcext:value-type="float">
            <text:p>2.0424E-15</text:p>
          </table:table-cell>
          <table:table-cell table:formula="of:=IF([.N1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945455625" calcext:value-type="float">
            <text:p>2.945455625</text:p>
          </table:table-cell>
          <table:table-cell office:value-type="float" office:value="2.45274475" calcext:value-type="float">
            <text:p>2.45274475</text:p>
          </table:table-cell>
          <table:table-cell office:value-type="float" office:value="-0.492710875000008" calcext:value-type="float">
            <text:p>-0.492710875000008</text:p>
          </table:table-cell>
          <table:table-cell office:value-type="float" office:value="0.492710875000008" calcext:value-type="float">
            <text:p>0.492710875000008</text:p>
          </table:table-cell>
          <table:table-cell office:value-type="float" office:value="-0.5503851" calcext:value-type="float">
            <text:p>-0.55038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0]&gt;0; [.E160]+[.H160];[.E160])" office:value-type="float" office:value="2.45274475" calcext:value-type="float">
            <text:p>2.45274475</text:p>
          </table:table-cell>
          <table:table-cell table:formula="of:=IF([.H160]&lt;0; [.D160]+[.H160]; [.D160])" office:value-type="float" office:value="2.395070525" calcext:value-type="float">
            <text:p>2.395070525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2.0424E-015" calcext:value-type="float">
            <text:p>2.0424E-15</text:p>
          </table:table-cell>
          <table:table-cell table:formula="of:=IF([.N1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3.20560325" calcext:value-type="float">
            <text:p>3.20560325</text:p>
          </table:table-cell>
          <table:table-cell office:value-type="float" office:value="2.509691625" calcext:value-type="float">
            <text:p>2.509691625</text:p>
          </table:table-cell>
          <table:table-cell office:value-type="float" office:value="-0.695911625000001" calcext:value-type="float">
            <text:p>-0.695911625000001</text:p>
          </table:table-cell>
          <table:table-cell office:value-type="float" office:value="0.695911625000001" calcext:value-type="float">
            <text:p>0.695911625000001</text:p>
          </table:table-cell>
          <table:table-cell office:value-type="float" office:value="-0.8807883" calcext:value-type="float">
            <text:p>-0.88078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1]&gt;0; [.E161]+[.H161];[.E161])" office:value-type="float" office:value="2.509691625" calcext:value-type="float">
            <text:p>2.509691625</text:p>
          </table:table-cell>
          <table:table-cell table:formula="of:=IF([.H161]&lt;0; [.D161]+[.H161]; [.D161])" office:value-type="float" office:value="2.32481495" calcext:value-type="float">
            <text:p>2.32481495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2.0424E-015" calcext:value-type="float">
            <text:p>2.0424E-15</text:p>
          </table:table-cell>
          <table:table-cell table:formula="of:=IF([.N1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2.7620745" calcext:value-type="float">
            <text:p>2.7620745</text:p>
          </table:table-cell>
          <table:table-cell office:value-type="float" office:value="2.532000875" calcext:value-type="float">
            <text:p>2.532000875</text:p>
          </table:table-cell>
          <table:table-cell office:value-type="float" office:value="-0.230073624999996" calcext:value-type="float">
            <text:p>-0.230073624999996</text:p>
          </table:table-cell>
          <table:table-cell office:value-type="float" office:value="0.230073624999996" calcext:value-type="float">
            <text:p>0.230073624999996</text:p>
          </table:table-cell>
          <table:table-cell office:value-type="float" office:value="-0.218538" calcext:value-type="float">
            <text:p>-0.2185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2]&gt;0; [.E162]+[.H162];[.E162])" office:value-type="float" office:value="2.532000875" calcext:value-type="float">
            <text:p>2.532000875</text:p>
          </table:table-cell>
          <table:table-cell table:formula="of:=IF([.H162]&lt;0; [.D162]+[.H162]; [.D162])" office:value-type="float" office:value="2.5435365" calcext:value-type="float">
            <text:p>2.54353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000005755855" calcext:value-type="float">
            <text:p>5.755855E-10</text:p>
          </table:table-cell>
          <table:table-cell table:formula="of:=IF([.N1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546425875" calcext:value-type="float">
            <text:p>2.546425875</text:p>
          </table:table-cell>
          <table:table-cell office:value-type="float" office:value="2.811844875" calcext:value-type="float">
            <text:p>2.811844875</text:p>
          </table:table-cell>
          <table:table-cell table:number-columns-repeated="2" office:value-type="float" office:value="0.265419" calcext:value-type="float">
            <text:p>0.265419</text:p>
          </table:table-cell>
          <table:table-cell office:value-type="float" office:value="0.1858062" calcext:value-type="float">
            <text:p>0.18580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3]&gt;0; [.E163]+[.H163];[.E163])" office:value-type="float" office:value="2.997651075" calcext:value-type="float">
            <text:p>2.997651075</text:p>
          </table:table-cell>
          <table:table-cell table:formula="of:=IF([.H163]&lt;0; [.D163]+[.H163]; [.D163])" office:value-type="float" office:value="2.546425875" calcext:value-type="float">
            <text:p>2.546425875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1466825" calcext:value-type="float">
            <text:p>1.466825E-08</text:p>
          </table:table-cell>
          <table:table-cell table:formula="of:=IF([.N1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31329775" calcext:value-type="float">
            <text:p>2.31329775</text:p>
          </table:table-cell>
          <table:table-cell office:value-type="float" office:value="2.6542075" calcext:value-type="float">
            <text:p>2.6542075</text:p>
          </table:table-cell>
          <table:table-cell table:number-columns-repeated="2" office:value-type="float" office:value="0.340909749999998" calcext:value-type="float">
            <text:p>0.340909749999998</text:p>
          </table:table-cell>
          <table:table-cell office:value-type="float" office:value="0.3636853" calcext:value-type="float">
            <text:p>0.36368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4]&gt;0; [.E164]+[.H164];[.E164])" office:value-type="float" office:value="3.0178928" calcext:value-type="float">
            <text:p>3.0178928</text:p>
          </table:table-cell>
          <table:table-cell table:formula="of:=IF([.H164]&lt;0; [.D164]+[.H164]; [.D164])" office:value-type="float" office:value="2.31329775" calcext:value-type="float">
            <text:p>2.31329775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2.0424E-015" calcext:value-type="float">
            <text:p>2.0424E-15</text:p>
          </table:table-cell>
          <table:table-cell table:formula="of:=IF([.N1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3877355" calcext:value-type="float">
            <text:p>2.3877355</text:p>
          </table:table-cell>
          <table:table-cell office:value-type="float" office:value="2.782996125" calcext:value-type="float">
            <text:p>2.782996125</text:p>
          </table:table-cell>
          <table:table-cell table:number-columns-repeated="2" office:value-type="float" office:value="0.395260624999997" calcext:value-type="float">
            <text:p>0.395260624999997</text:p>
          </table:table-cell>
          <table:table-cell office:value-type="float" office:value="0.4798638" calcext:value-type="float">
            <text:p>0.47986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5]&gt;0; [.E165]+[.H165];[.E165])" office:value-type="float" office:value="3.262859925" calcext:value-type="float">
            <text:p>3.262859925</text:p>
          </table:table-cell>
          <table:table-cell table:formula="of:=IF([.H165]&lt;0; [.D165]+[.H165]; [.D165])" office:value-type="float" office:value="2.3877355" calcext:value-type="float">
            <text:p>2.387735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2.0424E-015" calcext:value-type="float">
            <text:p>2.0424E-15</text:p>
          </table:table-cell>
          <table:table-cell table:formula="of:=IF([.N1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54200125" calcext:value-type="float">
            <text:p>2.154200125</text:p>
          </table:table-cell>
          <table:table-cell office:value-type="float" office:value="2.860242875" calcext:value-type="float">
            <text:p>2.860242875</text:p>
          </table:table-cell>
          <table:table-cell table:number-columns-repeated="2" office:value-type="float" office:value="0.706042750000003" calcext:value-type="float">
            <text:p>0.706042750000003</text:p>
          </table:table-cell>
          <table:table-cell office:value-type="float" office:value="1.332874" calcext:value-type="float">
            <text:p>1.3328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6]&gt;0; [.E166]+[.H166];[.E166])" office:value-type="float" office:value="4.193116875" calcext:value-type="float">
            <text:p>4.193116875</text:p>
          </table:table-cell>
          <table:table-cell table:formula="of:=IF([.H166]&lt;0; [.D166]+[.H166]; [.D166])" office:value-type="float" office:value="2.154200125" calcext:value-type="float">
            <text:p>2.154200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2.0424E-015" calcext:value-type="float">
            <text:p>2.0424E-15</text:p>
          </table:table-cell>
          <table:table-cell table:formula="of:=IF([.N1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53067" calcext:value-type="float">
            <text:p>1.953067</text:p>
          </table:table-cell>
          <table:table-cell office:value-type="float" office:value="2.483552875" calcext:value-type="float">
            <text:p>2.483552875</text:p>
          </table:table-cell>
          <table:table-cell table:number-columns-repeated="2" office:value-type="float" office:value="0.530485875000001" calcext:value-type="float">
            <text:p>0.530485875000001</text:p>
          </table:table-cell>
          <table:table-cell office:value-type="float" office:value="1.063944" calcext:value-type="float">
            <text:p>1.0639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7]&gt;0; [.E167]+[.H167];[.E167])" office:value-type="float" office:value="3.547496875" calcext:value-type="float">
            <text:p>3.547496875</text:p>
          </table:table-cell>
          <table:table-cell table:formula="of:=IF([.H167]&lt;0; [.D167]+[.H167]; [.D167])" office:value-type="float" office:value="1.953067" calcext:value-type="float">
            <text:p>1.953067</text:p>
          </table:table-cell>
          <table:table-cell office:value-type="float" office:value="0.42375" calcext:value-type="float">
            <text:p>0.42375</text:p>
          </table:table-cell>
          <table:table-cell office:value-type="float" office:value="2.0424E-015" calcext:value-type="float">
            <text:p>2.0424E-15</text:p>
          </table:table-cell>
          <table:table-cell table:formula="of:=IF([.N1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13236125" calcext:value-type="float">
            <text:p>1.813236125</text:p>
          </table:table-cell>
          <table:table-cell office:value-type="float" office:value="2.294099375" calcext:value-type="float">
            <text:p>2.294099375</text:p>
          </table:table-cell>
          <table:table-cell table:number-columns-repeated="2" office:value-type="float" office:value="0.480863250000002" calcext:value-type="float">
            <text:p>0.480863250000002</text:p>
          </table:table-cell>
          <table:table-cell office:value-type="float" office:value="1.067881" calcext:value-type="float">
            <text:p>1.0678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8]&gt;0; [.E168]+[.H168];[.E168])" office:value-type="float" office:value="3.361980375" calcext:value-type="float">
            <text:p>3.361980375</text:p>
          </table:table-cell>
          <table:table-cell table:formula="of:=IF([.H168]&lt;0; [.D168]+[.H168]; [.D168])" office:value-type="float" office:value="1.813236125" calcext:value-type="float">
            <text:p>1.813236125</text:p>
          </table:table-cell>
          <table:table-cell office:value-type="float" office:value="0.43375" calcext:value-type="float">
            <text:p>0.43375</text:p>
          </table:table-cell>
          <table:table-cell office:value-type="float" office:value="2.0424E-015" calcext:value-type="float">
            <text:p>2.0424E-15</text:p>
          </table:table-cell>
          <table:table-cell table:formula="of:=IF([.N1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16959375" calcext:value-type="float">
            <text:p>1.716959375</text:p>
          </table:table-cell>
          <table:table-cell office:value-type="float" office:value="2.1263415" calcext:value-type="float">
            <text:p>2.1263415</text:p>
          </table:table-cell>
          <table:table-cell table:number-columns-repeated="2" office:value-type="float" office:value="0.409382125" calcext:value-type="float">
            <text:p>0.409382125</text:p>
          </table:table-cell>
          <table:table-cell office:value-type="float" office:value="0.9043875" calcext:value-type="float">
            <text:p>0.90438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9]&gt;0; [.E169]+[.H169];[.E169])" office:value-type="float" office:value="3.030729" calcext:value-type="float">
            <text:p>3.030729</text:p>
          </table:table-cell>
          <table:table-cell table:formula="of:=IF([.H169]&lt;0; [.D169]+[.H169]; [.D169])" office:value-type="float" office:value="1.716959375" calcext:value-type="float">
            <text:p>1.716959375</text:p>
          </table:table-cell>
          <table:table-cell office:value-type="float" office:value="0.405" calcext:value-type="float">
            <text:p>0.405</text:p>
          </table:table-cell>
          <table:table-cell office:value-type="float" office:value="2.0424E-015" calcext:value-type="float">
            <text:p>2.0424E-15</text:p>
          </table:table-cell>
          <table:table-cell table:formula="of:=IF([.N1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06894875" calcext:value-type="float">
            <text:p>1.606894875</text:p>
          </table:table-cell>
          <table:table-cell office:value-type="float" office:value="1.937577375" calcext:value-type="float">
            <text:p>1.937577375</text:p>
          </table:table-cell>
          <table:table-cell table:number-columns-repeated="2" office:value-type="float" office:value="0.330682500000002" calcext:value-type="float">
            <text:p>0.330682500000002</text:p>
          </table:table-cell>
          <table:table-cell office:value-type="float" office:value="0.698199" calcext:value-type="float">
            <text:p>0.6981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0]&gt;0; [.E170]+[.H170];[.E170])" office:value-type="float" office:value="2.635776375" calcext:value-type="float">
            <text:p>2.635776375</text:p>
          </table:table-cell>
          <table:table-cell table:formula="of:=IF([.H170]&lt;0; [.D170]+[.H170]; [.D170])" office:value-type="float" office:value="1.606894875" calcext:value-type="float">
            <text:p>1.606894875</text:p>
          </table:table-cell>
          <table:table-cell office:value-type="float" office:value="0.3475" calcext:value-type="float">
            <text:p>0.3475</text:p>
          </table:table-cell>
          <table:table-cell office:value-type="float" office:value="2.0424E-015" calcext:value-type="float">
            <text:p>2.0424E-15</text:p>
          </table:table-cell>
          <table:table-cell table:formula="of:=IF([.N1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613156" calcext:value-type="float">
            <text:p>1.613156</text:p>
          </table:table-cell>
          <table:table-cell office:value-type="float" office:value="1.754072625" calcext:value-type="float">
            <text:p>1.754072625</text:p>
          </table:table-cell>
          <table:table-cell table:number-columns-repeated="2" office:value-type="float" office:value="0.140916625" calcext:value-type="float">
            <text:p>0.140916625</text:p>
          </table:table-cell>
          <table:table-cell office:value-type="float" office:value="0.2313803" calcext:value-type="float">
            <text:p>0.23138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1]&gt;0; [.E171]+[.H171];[.E171])" office:value-type="float" office:value="1.985452925" calcext:value-type="float">
            <text:p>1.985452925</text:p>
          </table:table-cell>
          <table:table-cell table:formula="of:=IF([.H171]&lt;0; [.D171]+[.H171]; [.D171])" office:value-type="float" office:value="1.613156" calcext:value-type="float">
            <text:p>1.613156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00000000005192166" calcext:value-type="float">
            <text:p>5.192166E-11</text:p>
          </table:table-cell>
          <table:table-cell table:formula="of:=IF([.N1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67306375" calcext:value-type="float">
            <text:p>1.567306375</text:p>
          </table:table-cell>
          <table:table-cell office:value-type="float" office:value="1.64452175" calcext:value-type="float">
            <text:p>1.64452175</text:p>
          </table:table-cell>
          <table:table-cell table:number-columns-repeated="2" office:value-type="float" office:value="0.077215375000001" calcext:value-type="float">
            <text:p>0.077215375000001</text:p>
          </table:table-cell>
          <table:table-cell office:value-type="float" office:value="0.09907531" calcext:value-type="float">
            <text:p>0.099075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2]&gt;0; [.E172]+[.H172];[.E172])" office:value-type="float" office:value="1.74359706" calcext:value-type="float">
            <text:p>1.74359706</text:p>
          </table:table-cell>
          <table:table-cell table:formula="of:=IF([.H172]&lt;0; [.D172]+[.H172]; [.D172])" office:value-type="float" office:value="1.567306375" calcext:value-type="float">
            <text:p>1.56730637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00008046761" calcext:value-type="float">
            <text:p>8.046761E-06</text:p>
          </table:table-cell>
          <table:table-cell table:formula="of:=IF([.N1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483235625" calcext:value-type="float">
            <text:p>1.483235625</text:p>
          </table:table-cell>
          <table:table-cell office:value-type="float" office:value="1.529940375" calcext:value-type="float">
            <text:p>1.529940375</text:p>
          </table:table-cell>
          <table:table-cell table:number-columns-repeated="2" office:value-type="float" office:value="0.04670475" calcext:value-type="float">
            <text:p>0.04670475</text:p>
          </table:table-cell>
          <table:table-cell office:value-type="float" office:value="0.08947756" calcext:value-type="float">
            <text:p>0.089477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3]&gt;0; [.E173]+[.H173];[.E173])" office:value-type="float" office:value="1.619417935" calcext:value-type="float">
            <text:p>1.619417935</text:p>
          </table:table-cell>
          <table:table-cell table:formula="of:=IF([.H173]&lt;0; [.D173]+[.H173]; [.D173])" office:value-type="float" office:value="1.483235625" calcext:value-type="float">
            <text:p>1.483235625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00005382" calcext:value-type="float">
            <text:p>5.382E-05</text:p>
          </table:table-cell>
          <table:table-cell table:formula="of:=IF([.N1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545738625" calcext:value-type="float">
            <text:p>1.545738625</text:p>
          </table:table-cell>
          <table:table-cell office:value-type="float" office:value="1.6315415" calcext:value-type="float">
            <text:p>1.6315415</text:p>
          </table:table-cell>
          <table:table-cell table:number-columns-repeated="2" office:value-type="float" office:value="0.085802874999999" calcext:value-type="float">
            <text:p>0.085802874999999</text:p>
          </table:table-cell>
          <table:table-cell office:value-type="float" office:value="0.104738" calcext:value-type="float">
            <text:p>0.1047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4]&gt;0; [.E174]+[.H174];[.E174])" office:value-type="float" office:value="1.7362795" calcext:value-type="float">
            <text:p>1.7362795</text:p>
          </table:table-cell>
          <table:table-cell table:formula="of:=IF([.H174]&lt;0; [.D174]+[.H174]; [.D174])" office:value-type="float" office:value="1.545738625" calcext:value-type="float">
            <text:p>1.545738625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.000001094644" calcext:value-type="float">
            <text:p>1.094644E-06</text:p>
          </table:table-cell>
          <table:table-cell table:formula="of:=IF([.N1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12335" calcext:value-type="float">
            <text:p>1.612335</text:p>
          </table:table-cell>
          <table:table-cell office:value-type="float" office:value="1.704193" calcext:value-type="float">
            <text:p>1.704193</text:p>
          </table:table-cell>
          <table:table-cell table:number-columns-repeated="2" office:value-type="float" office:value="0.091858" calcext:value-type="float">
            <text:p>0.091858</text:p>
          </table:table-cell>
          <table:table-cell office:value-type="float" office:value="0.1126448" calcext:value-type="float">
            <text:p>0.11264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5]&gt;0; [.E175]+[.H175];[.E175])" office:value-type="float" office:value="1.8168378" calcext:value-type="float">
            <text:p>1.8168378</text:p>
          </table:table-cell>
          <table:table-cell table:formula="of:=IF([.H175]&lt;0; [.D175]+[.H175]; [.D175])" office:value-type="float" office:value="1.612335" calcext:value-type="float">
            <text:p>1.612335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00000001086383" calcext:value-type="float">
            <text:p>1.086383E-08</text:p>
          </table:table-cell>
          <table:table-cell table:formula="of:=IF([.N1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763976375" calcext:value-type="float">
            <text:p>1.763976375</text:p>
          </table:table-cell>
          <table:table-cell office:value-type="float" office:value="1.869307125" calcext:value-type="float">
            <text:p>1.869307125</text:p>
          </table:table-cell>
          <table:table-cell table:number-columns-repeated="2" office:value-type="float" office:value="0.10533075" calcext:value-type="float">
            <text:p>0.10533075</text:p>
          </table:table-cell>
          <table:table-cell office:value-type="float" office:value="0.1410939" calcext:value-type="float">
            <text:p>0.14109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6]&gt;0; [.E176]+[.H176];[.E176])" office:value-type="float" office:value="2.010401025" calcext:value-type="float">
            <text:p>2.010401025</text:p>
          </table:table-cell>
          <table:table-cell table:formula="of:=IF([.H176]&lt;0; [.D176]+[.H176]; [.D176])" office:value-type="float" office:value="1.763976375" calcext:value-type="float">
            <text:p>1.763976375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0000003786311" calcext:value-type="float">
            <text:p>3.786311E-07</text:p>
          </table:table-cell>
          <table:table-cell table:formula="of:=IF([.N1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81714425" calcext:value-type="float">
            <text:p>1.81714425</text:p>
          </table:table-cell>
          <table:table-cell office:value-type="float" office:value="1.907726875" calcext:value-type="float">
            <text:p>1.907726875</text:p>
          </table:table-cell>
          <table:table-cell table:number-columns-repeated="2" office:value-type="float" office:value="0.090582624999999" calcext:value-type="float">
            <text:p>0.090582624999999</text:p>
          </table:table-cell>
          <table:table-cell office:value-type="float" office:value="0.194807" calcext:value-type="float">
            <text:p>0.1948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7]&gt;0; [.E177]+[.H177];[.E177])" office:value-type="float" office:value="2.102533875" calcext:value-type="float">
            <text:p>2.102533875</text:p>
          </table:table-cell>
          <table:table-cell table:formula="of:=IF([.H177]&lt;0; [.D177]+[.H177]; [.D177])" office:value-type="float" office:value="1.81714425" calcext:value-type="float">
            <text:p>1.817144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02637215" calcext:value-type="float">
            <text:p>2.637215E-05</text:p>
          </table:table-cell>
          <table:table-cell table:formula="of:=IF([.N1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64939" calcext:value-type="float">
            <text:p>1.764939</text:p>
          </table:table-cell>
          <table:table-cell office:value-type="float" office:value="1.85051175" calcext:value-type="float">
            <text:p>1.85051175</text:p>
          </table:table-cell>
          <table:table-cell table:number-columns-repeated="2" office:value-type="float" office:value="0.085572750000001" calcext:value-type="float">
            <text:p>0.085572750000001</text:p>
          </table:table-cell>
          <table:table-cell office:value-type="float" office:value="0.05980963" calcext:value-type="float">
            <text:p>0.059809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8]&gt;0; [.E178]+[.H178];[.E178])" office:value-type="float" office:value="1.91032138" calcext:value-type="float">
            <text:p>1.91032138</text:p>
          </table:table-cell>
          <table:table-cell table:formula="of:=IF([.H178]&lt;0; [.D178]+[.H178]; [.D178])" office:value-type="float" office:value="1.764939" calcext:value-type="float">
            <text:p>1.76493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7347568" calcext:value-type="float">
            <text:p>0.0007347568</text:p>
          </table:table-cell>
          <table:table-cell table:formula="of:=IF([.N1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612155" calcext:value-type="float">
            <text:p>1.8612155</text:p>
          </table:table-cell>
          <table:table-cell office:value-type="float" office:value="1.957930125" calcext:value-type="float">
            <text:p>1.957930125</text:p>
          </table:table-cell>
          <table:table-cell table:number-columns-repeated="2" office:value-type="float" office:value="0.096714624999997" calcext:value-type="float">
            <text:p>0.096714624999997</text:p>
          </table:table-cell>
          <table:table-cell office:value-type="float" office:value="0.07433497" calcext:value-type="float">
            <text:p>0.074334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9]&gt;0; [.E179]+[.H179];[.E179])" office:value-type="float" office:value="2.032265095" calcext:value-type="float">
            <text:p>2.032265095</text:p>
          </table:table-cell>
          <table:table-cell table:formula="of:=IF([.H179]&lt;0; [.D179]+[.H179]; [.D179])" office:value-type="float" office:value="1.8612155" calcext:value-type="float">
            <text:p>1.861215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0008090651" calcext:value-type="float">
            <text:p>8.090651E-05</text:p>
          </table:table-cell>
          <table:table-cell table:formula="of:=IF([.N1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4023525" calcext:value-type="float">
            <text:p>2.04023525</text:p>
          </table:table-cell>
          <table:table-cell office:value-type="float" office:value="2.123433125" calcext:value-type="float">
            <text:p>2.123433125</text:p>
          </table:table-cell>
          <table:table-cell table:number-columns-repeated="2" office:value-type="float" office:value="0.083197874999998" calcext:value-type="float">
            <text:p>0.083197874999998</text:p>
          </table:table-cell>
          <table:table-cell office:value-type="float" office:value="0.05434075" calcext:value-type="float">
            <text:p>0.054340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0]&gt;0; [.E180]+[.H180];[.E180])" office:value-type="float" office:value="2.177773875" calcext:value-type="float">
            <text:p>2.177773875</text:p>
          </table:table-cell>
          <table:table-cell table:formula="of:=IF([.H180]&lt;0; [.D180]+[.H180]; [.D180])" office:value-type="float" office:value="2.04023525" calcext:value-type="float">
            <text:p>2.0402352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0.00470856" calcext:value-type="float">
            <text:p>0.00470856</text:p>
          </table:table-cell>
          <table:table-cell table:formula="of:=IF([.N1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2.085618875" calcext:value-type="float">
            <text:p>2.085618875</text:p>
          </table:table-cell>
          <table:table-cell office:value-type="float" office:value="2.14093625" calcext:value-type="float">
            <text:p>2.14093625</text:p>
          </table:table-cell>
          <table:table-cell table:number-columns-repeated="2" office:value-type="float" office:value="0.055317375000001" calcext:value-type="float">
            <text:p>0.055317375000001</text:p>
          </table:table-cell>
          <table:table-cell office:value-type="float" office:value="-0.01239795" calcext:value-type="float">
            <text:p>-0.012397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1]&gt;0; [.E181]+[.H181];[.E181])" office:value-type="float" office:value="2.14093625" calcext:value-type="float">
            <text:p>2.14093625</text:p>
          </table:table-cell>
          <table:table-cell table:formula="of:=IF([.H181]&lt;0; [.D181]+[.H181]; [.D181])" office:value-type="float" office:value="2.073220925" calcext:value-type="float">
            <text:p>2.07322092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4245278" calcext:value-type="float">
            <text:p>0.04245278</text:p>
          </table:table-cell>
          <table:table-cell table:formula="of:=IF([.N1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1465725" calcext:value-type="float">
            <text:p>2.11465725</text:p>
          </table:table-cell>
          <table:table-cell office:value-type="float" office:value="2.171204625" calcext:value-type="float">
            <text:p>2.171204625</text:p>
          </table:table-cell>
          <table:table-cell table:number-columns-repeated="2" office:value-type="float" office:value="0.056547375" calcext:value-type="float">
            <text:p>0.056547375</text:p>
          </table:table-cell>
          <table:table-cell office:value-type="float" office:value="0.03695172" calcext:value-type="float">
            <text:p>0.036951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2]&gt;0; [.E182]+[.H182];[.E182])" office:value-type="float" office:value="2.208156345" calcext:value-type="float">
            <text:p>2.208156345</text:p>
          </table:table-cell>
          <table:table-cell table:formula="of:=IF([.H182]&lt;0; [.D182]+[.H182]; [.D182])" office:value-type="float" office:value="2.11465725" calcext:value-type="float">
            <text:p>2.11465725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06448204" calcext:value-type="float">
            <text:p>0.006448204</text:p>
          </table:table-cell>
          <table:table-cell table:formula="of:=IF([.N1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311396" calcext:value-type="float">
            <text:p>2.311396</text:p>
          </table:table-cell>
          <table:table-cell office:value-type="float" office:value="2.355135375" calcext:value-type="float">
            <text:p>2.355135375</text:p>
          </table:table-cell>
          <table:table-cell table:number-columns-repeated="2" office:value-type="float" office:value="0.043739374999998" calcext:value-type="float">
            <text:p>0.043739374999998</text:p>
          </table:table-cell>
          <table:table-cell office:value-type="float" office:value="0.1029204" calcext:value-type="float">
            <text:p>0.10292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3]&gt;0; [.E183]+[.H183];[.E183])" office:value-type="float" office:value="2.458055775" calcext:value-type="float">
            <text:p>2.458055775</text:p>
          </table:table-cell>
          <table:table-cell table:formula="of:=IF([.H183]&lt;0; [.D183]+[.H183]; [.D183])" office:value-type="float" office:value="2.311396" calcext:value-type="float">
            <text:p>2.3113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581205" calcext:value-type="float">
            <text:p>0.08581205</text:p>
          </table:table-cell>
          <table:table-cell table:formula="of:=IF([.N18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3372835" calcext:value-type="float">
            <text:p>2.3372835</text:p>
          </table:table-cell>
          <table:table-cell office:value-type="float" office:value="2.397416375" calcext:value-type="float">
            <text:p>2.397416375</text:p>
          </table:table-cell>
          <table:table-cell table:number-columns-repeated="2" office:value-type="float" office:value="0.060132875000002" calcext:value-type="float">
            <text:p>0.060132875000002</text:p>
          </table:table-cell>
          <table:table-cell office:value-type="float" office:value="0.1061404" calcext:value-type="float">
            <text:p>0.10614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4]&gt;0; [.E184]+[.H184];[.E184])" office:value-type="float" office:value="2.503556775" calcext:value-type="float">
            <text:p>2.503556775</text:p>
          </table:table-cell>
          <table:table-cell table:formula="of:=IF([.H184]&lt;0; [.D184]+[.H184]; [.D184])" office:value-type="float" office:value="2.3372835" calcext:value-type="float">
            <text:p>2.3372835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49727" calcext:value-type="float">
            <text:p>0.149727</text:p>
          </table:table-cell>
          <table:table-cell table:formula="of:=IF([.N18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0390545" calcext:value-type="float">
            <text:p>2.0390545</text:p>
          </table:table-cell>
          <table:table-cell office:value-type="float" office:value="2.123173875" calcext:value-type="float">
            <text:p>2.123173875</text:p>
          </table:table-cell>
          <table:table-cell table:number-columns-repeated="2" office:value-type="float" office:value="0.084119374999998" calcext:value-type="float">
            <text:p>0.084119374999998</text:p>
          </table:table-cell>
          <table:table-cell office:value-type="float" office:value="0.02180211" calcext:value-type="float">
            <text:p>0.021802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5]&gt;0; [.E185]+[.H185];[.E185])" office:value-type="float" office:value="2.144975985" calcext:value-type="float">
            <text:p>2.144975985</text:p>
          </table:table-cell>
          <table:table-cell table:formula="of:=IF([.H185]&lt;0; [.D185]+[.H185]; [.D185])" office:value-type="float" office:value="2.0390545" calcext:value-type="float">
            <text:p>2.039054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0.00470856" calcext:value-type="float">
            <text:p>0.00470856</text:p>
          </table:table-cell>
          <table:table-cell table:formula="of:=IF([.N18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842284875" calcext:value-type="float">
            <text:p>1.842284875</text:p>
          </table:table-cell>
          <table:table-cell office:value-type="float" office:value="1.92367475" calcext:value-type="float">
            <text:p>1.92367475</text:p>
          </table:table-cell>
          <table:table-cell table:number-columns-repeated="2" office:value-type="float" office:value="0.081389875000003" calcext:value-type="float">
            <text:p>0.081389875000003</text:p>
          </table:table-cell>
          <table:table-cell office:value-type="float" office:value="0.1672107" calcext:value-type="float">
            <text:p>0.16721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6]&gt;0; [.E186]+[.H186];[.E186])" office:value-type="float" office:value="2.09088545" calcext:value-type="float">
            <text:p>2.09088545</text:p>
          </table:table-cell>
          <table:table-cell table:formula="of:=IF([.H186]&lt;0; [.D186]+[.H186]; [.D186])" office:value-type="float" office:value="1.842284875" calcext:value-type="float">
            <text:p>1.842284875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0001700614" calcext:value-type="float">
            <text:p>1.700614E-05</text:p>
          </table:table-cell>
          <table:table-cell table:formula="of:=IF([.N18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74880575" calcext:value-type="float">
            <text:p>1.74880575</text:p>
          </table:table-cell>
          <table:table-cell office:value-type="float" office:value="1.845436" calcext:value-type="float">
            <text:p>1.845436</text:p>
          </table:table-cell>
          <table:table-cell table:number-columns-repeated="2" office:value-type="float" office:value="0.096630249999999" calcext:value-type="float">
            <text:p>0.096630249999999</text:p>
          </table:table-cell>
          <table:table-cell office:value-type="float" office:value="0.154871" calcext:value-type="float">
            <text:p>0.1548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7]&gt;0; [.E187]+[.H187];[.E187])" office:value-type="float" office:value="2.000307" calcext:value-type="float">
            <text:p>2.000307</text:p>
          </table:table-cell>
          <table:table-cell table:formula="of:=IF([.H187]&lt;0; [.D187]+[.H187]; [.D187])" office:value-type="float" office:value="1.74880575" calcext:value-type="float">
            <text:p>1.748805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0004974524" calcext:value-type="float">
            <text:p>4.974524E-07</text:p>
          </table:table-cell>
          <table:table-cell table:formula="of:=IF([.N1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56154125" calcext:value-type="float">
            <text:p>1.656154125</text:p>
          </table:table-cell>
          <table:table-cell office:value-type="float" office:value="1.71716125" calcext:value-type="float">
            <text:p>1.71716125</text:p>
          </table:table-cell>
          <table:table-cell table:number-columns-repeated="2" office:value-type="float" office:value="0.061007124999998" calcext:value-type="float">
            <text:p>0.061007124999998</text:p>
          </table:table-cell>
          <table:table-cell office:value-type="float" office:value="0.09059432" calcext:value-type="float">
            <text:p>0.090594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8]&gt;0; [.E188]+[.H188];[.E188])" office:value-type="float" office:value="1.80775557" calcext:value-type="float">
            <text:p>1.80775557</text:p>
          </table:table-cell>
          <table:table-cell table:formula="of:=IF([.H188]&lt;0; [.D188]+[.H188]; [.D188])" office:value-type="float" office:value="1.656154125" calcext:value-type="float">
            <text:p>1.65615412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7347568" calcext:value-type="float">
            <text:p>0.0007347568</text:p>
          </table:table-cell>
          <table:table-cell table:formula="of:=IF([.N1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611348875" calcext:value-type="float">
            <text:p>1.611348875</text:p>
          </table:table-cell>
          <table:table-cell office:value-type="float" office:value="1.650225375" calcext:value-type="float">
            <text:p>1.650225375</text:p>
          </table:table-cell>
          <table:table-cell table:number-columns-repeated="2" office:value-type="float" office:value="0.038876499999999" calcext:value-type="float">
            <text:p>0.038876499999999</text:p>
          </table:table-cell>
          <table:table-cell office:value-type="float" office:value="0.1242776" calcext:value-type="float">
            <text:p>0.12427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9]&gt;0; [.E189]+[.H189];[.E189])" office:value-type="float" office:value="1.774502975" calcext:value-type="float">
            <text:p>1.774502975</text:p>
          </table:table-cell>
          <table:table-cell table:formula="of:=IF([.H189]&lt;0; [.D189]+[.H189]; [.D189])" office:value-type="float" office:value="1.611348875" calcext:value-type="float">
            <text:p>1.61134887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.0006228226" calcext:value-type="float">
            <text:p>0.0006228226</text:p>
          </table:table-cell>
          <table:table-cell table:formula="of:=IF([.N1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595539125" calcext:value-type="float">
            <text:p>1.595539125</text:p>
          </table:table-cell>
          <table:table-cell office:value-type="float" office:value="1.642688875" calcext:value-type="float">
            <text:p>1.642688875</text:p>
          </table:table-cell>
          <table:table-cell table:number-columns-repeated="2" office:value-type="float" office:value="0.047149749999998" calcext:value-type="float">
            <text:p>0.047149749999998</text:p>
          </table:table-cell>
          <table:table-cell office:value-type="float" office:value="0.141922" calcext:value-type="float">
            <text:p>0.1419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0]&gt;0; [.E190]+[.H190];[.E190])" office:value-type="float" office:value="1.784610875" calcext:value-type="float">
            <text:p>1.784610875</text:p>
          </table:table-cell>
          <table:table-cell table:formula="of:=IF([.H190]&lt;0; [.D190]+[.H190]; [.D190])" office:value-type="float" office:value="1.595539125" calcext:value-type="float">
            <text:p>1.59553912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01020744" calcext:value-type="float">
            <text:p>0.001020744</text:p>
          </table:table-cell>
          <table:table-cell table:formula="of:=IF([.N19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026995" calcext:value-type="float">
            <text:p>1.5026995</text:p>
          </table:table-cell>
          <table:table-cell office:value-type="float" office:value="1.545573375" calcext:value-type="float">
            <text:p>1.545573375</text:p>
          </table:table-cell>
          <table:table-cell table:number-columns-repeated="2" office:value-type="float" office:value="0.042873875" calcext:value-type="float">
            <text:p>0.042873875</text:p>
          </table:table-cell>
          <table:table-cell office:value-type="float" office:value="0.1109841" calcext:value-type="float">
            <text:p>0.11098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1]&gt;0; [.E191]+[.H191];[.E191])" office:value-type="float" office:value="1.656557475" calcext:value-type="float">
            <text:p>1.656557475</text:p>
          </table:table-cell>
          <table:table-cell table:formula="of:=IF([.H191]&lt;0; [.D191]+[.H191]; [.D191])" office:value-type="float" office:value="1.5026995" calcext:value-type="float">
            <text:p>1.5026995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06448204" calcext:value-type="float">
            <text:p>0.006448204</text:p>
          </table:table-cell>
          <table:table-cell table:formula="of:=IF([.N1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4081695" calcext:value-type="float">
            <text:p>1.4081695</text:p>
          </table:table-cell>
          <table:table-cell office:value-type="float" office:value="1.438987125" calcext:value-type="float">
            <text:p>1.438987125</text:p>
          </table:table-cell>
          <table:table-cell table:number-columns-repeated="2" office:value-type="float" office:value="0.030817624999998" calcext:value-type="float">
            <text:p>0.030817624999998</text:p>
          </table:table-cell>
          <table:table-cell office:value-type="float" office:value="0.08096677" calcext:value-type="float">
            <text:p>0.080966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2]&gt;0; [.E192]+[.H192];[.E192])" office:value-type="float" office:value="1.519953895" calcext:value-type="float">
            <text:p>1.519953895</text:p>
          </table:table-cell>
          <table:table-cell table:formula="of:=IF([.H192]&lt;0; [.D192]+[.H192]; [.D192])" office:value-type="float" office:value="1.4081695" calcext:value-type="float">
            <text:p>1.4081695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1651129" calcext:value-type="float">
            <text:p>0.01651129</text:p>
          </table:table-cell>
          <table:table-cell table:formula="of:=IF([.N19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45651325" calcext:value-type="float">
            <text:p>1.45651325</text:p>
          </table:table-cell>
          <table:table-cell office:value-type="float" office:value="1.491901125" calcext:value-type="float">
            <text:p>1.491901125</text:p>
          </table:table-cell>
          <table:table-cell table:number-columns-repeated="2" office:value-type="float" office:value="0.035387874999999" calcext:value-type="float">
            <text:p>0.035387874999999</text:p>
          </table:table-cell>
          <table:table-cell office:value-type="float" office:value="0.1084407" calcext:value-type="float">
            <text:p>0.10844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3]&gt;0; [.E193]+[.H193];[.E193])" office:value-type="float" office:value="1.600341825" calcext:value-type="float">
            <text:p>1.600341825</text:p>
          </table:table-cell>
          <table:table-cell table:formula="of:=IF([.H193]&lt;0; [.D193]+[.H193]; [.D193])" office:value-type="float" office:value="1.45651325" calcext:value-type="float">
            <text:p>1.4565132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005127231" calcext:value-type="float">
            <text:p>0.0005127231</text:p>
          </table:table-cell>
          <table:table-cell table:formula="of:=IF([.N19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57151375" calcext:value-type="float">
            <text:p>1.457151375</text:p>
          </table:table-cell>
          <table:table-cell office:value-type="float" office:value="1.499776625" calcext:value-type="float">
            <text:p>1.499776625</text:p>
          </table:table-cell>
          <table:table-cell table:number-columns-repeated="2" office:value-type="float" office:value="0.042625249999997" calcext:value-type="float">
            <text:p>0.042625249999997</text:p>
          </table:table-cell>
          <table:table-cell office:value-type="float" office:value="0.08462437" calcext:value-type="float">
            <text:p>0.084624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4]&gt;0; [.E194]+[.H194];[.E194])" office:value-type="float" office:value="1.584400995" calcext:value-type="float">
            <text:p>1.584400995</text:p>
          </table:table-cell>
          <table:table-cell table:formula="of:=IF([.H194]&lt;0; [.D194]+[.H194]; [.D194])" office:value-type="float" office:value="1.457151375" calcext:value-type="float">
            <text:p>1.457151375</text:p>
          </table:table-cell>
          <table:table-cell office:value-type="float" office:value="0.09625" calcext:value-type="float">
            <text:p>0.09625</text:p>
          </table:table-cell>
          <table:table-cell office:value-type="float" office:value="0.002453559" calcext:value-type="float">
            <text:p>0.002453559</text:p>
          </table:table-cell>
          <table:table-cell table:formula="of:=IF([.N19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384911" calcext:value-type="float">
            <text:p>1.384911</text:p>
          </table:table-cell>
          <table:table-cell office:value-type="float" office:value="1.410755875" calcext:value-type="float">
            <text:p>1.410755875</text:p>
          </table:table-cell>
          <table:table-cell table:number-columns-repeated="2" office:value-type="float" office:value="0.025844874999998" calcext:value-type="float">
            <text:p>0.025844874999998</text:p>
          </table:table-cell>
          <table:table-cell office:value-type="float" office:value="-0.009136581" calcext:value-type="float">
            <text:p>-0.0091365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5]&gt;0; [.E195]+[.H195];[.E195])" office:value-type="float" office:value="1.410755875" calcext:value-type="float">
            <text:p>1.410755875</text:p>
          </table:table-cell>
          <table:table-cell table:formula="of:=IF([.H195]&lt;0; [.D195]+[.H195]; [.D195])" office:value-type="float" office:value="1.375774419" calcext:value-type="float">
            <text:p>1.37577441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297161" calcext:value-type="float">
            <text:p>0.03297161</text:p>
          </table:table-cell>
          <table:table-cell table:formula="of:=IF([.N1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00394125" calcext:value-type="float">
            <text:p>1.400394125</text:p>
          </table:table-cell>
          <table:table-cell office:value-type="float" office:value="1.420054375" calcext:value-type="float">
            <text:p>1.420054375</text:p>
          </table:table-cell>
          <table:table-cell table:number-columns-repeated="2" office:value-type="float" office:value="0.019660250000001" calcext:value-type="float">
            <text:p>0.019660250000001</text:p>
          </table:table-cell>
          <table:table-cell office:value-type="float" office:value="0.04208622" calcext:value-type="float">
            <text:p>0.042086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6]&gt;0; [.E196]+[.H196];[.E196])" office:value-type="float" office:value="1.462140595" calcext:value-type="float">
            <text:p>1.462140595</text:p>
          </table:table-cell>
          <table:table-cell table:formula="of:=IF([.H196]&lt;0; [.D196]+[.H196]; [.D196])" office:value-type="float" office:value="1.400394125" calcext:value-type="float">
            <text:p>1.400394125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3725277" calcext:value-type="float">
            <text:p>0.03725277</text:p>
          </table:table-cell>
          <table:table-cell table:formula="of:=IF([.N1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473681875" calcext:value-type="float">
            <text:p>1.473681875</text:p>
          </table:table-cell>
          <table:table-cell office:value-type="float" office:value="1.508844875" calcext:value-type="float">
            <text:p>1.508844875</text:p>
          </table:table-cell>
          <table:table-cell table:number-columns-repeated="2" office:value-type="float" office:value="0.035163000000001" calcext:value-type="float">
            <text:p>0.035163000000001</text:p>
          </table:table-cell>
          <table:table-cell office:value-type="float" office:value="0.01649007" calcext:value-type="float">
            <text:p>0.016490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7]&gt;0; [.E197]+[.H197];[.E197])" office:value-type="float" office:value="1.525334945" calcext:value-type="float">
            <text:p>1.525334945</text:p>
          </table:table-cell>
          <table:table-cell table:formula="of:=IF([.H197]&lt;0; [.D197]+[.H197]; [.D197])" office:value-type="float" office:value="1.473681875" calcext:value-type="float">
            <text:p>1.47368187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19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45327925" calcext:value-type="float">
            <text:p>1.45327925</text:p>
          </table:table-cell>
          <table:table-cell office:value-type="float" office:value="1.48971075" calcext:value-type="float">
            <text:p>1.48971075</text:p>
          </table:table-cell>
          <table:table-cell table:number-columns-repeated="2" office:value-type="float" office:value="0.036431499999999" calcext:value-type="float">
            <text:p>0.036431499999999</text:p>
          </table:table-cell>
          <table:table-cell office:value-type="float" office:value="0.1071963" calcext:value-type="float">
            <text:p>0.10719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8]&gt;0; [.E198]+[.H198];[.E198])" office:value-type="float" office:value="1.59690705" calcext:value-type="float">
            <text:p>1.59690705</text:p>
          </table:table-cell>
          <table:table-cell table:formula="of:=IF([.H198]&lt;0; [.D198]+[.H198]; [.D198])" office:value-type="float" office:value="1.45327925" calcext:value-type="float">
            <text:p>1.45327925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01750995" calcext:value-type="float">
            <text:p>0.001750995</text:p>
          </table:table-cell>
          <table:table-cell table:formula="of:=IF([.N19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440526375" calcext:value-type="float">
            <text:p>1.440526375</text:p>
          </table:table-cell>
          <table:table-cell office:value-type="float" office:value="1.45685125" calcext:value-type="float">
            <text:p>1.45685125</text:p>
          </table:table-cell>
          <table:table-cell table:number-columns-repeated="2" office:value-type="float" office:value="0.016324874999999" calcext:value-type="float">
            <text:p>0.016324874999999</text:p>
          </table:table-cell>
          <table:table-cell office:value-type="float" office:value="0.1388241" calcext:value-type="float">
            <text:p>0.13882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9]&gt;0; [.E199]+[.H199];[.E199])" office:value-type="float" office:value="1.59567535" calcext:value-type="float">
            <text:p>1.59567535</text:p>
          </table:table-cell>
          <table:table-cell table:formula="of:=IF([.H199]&lt;0; [.D199]+[.H199]; [.D199])" office:value-type="float" office:value="1.440526375" calcext:value-type="float">
            <text:p>1.440526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087539" calcext:value-type="float">
            <text:p>0.1087539</text:p>
          </table:table-cell>
          <table:table-cell table:formula="of:=IF([.N19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26184125" calcext:value-type="float">
            <text:p>1.526184125</text:p>
          </table:table-cell>
          <table:table-cell office:value-type="float" office:value="1.54519925" calcext:value-type="float">
            <text:p>1.54519925</text:p>
          </table:table-cell>
          <table:table-cell table:number-columns-repeated="2" office:value-type="float" office:value="0.019015124999999" calcext:value-type="float">
            <text:p>0.019015124999999</text:p>
          </table:table-cell>
          <table:table-cell office:value-type="float" office:value="0.02532026" calcext:value-type="float">
            <text:p>0.025320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0]&gt;0; [.E200]+[.H200];[.E200])" office:value-type="float" office:value="1.57051951" calcext:value-type="float">
            <text:p>1.57051951</text:p>
          </table:table-cell>
          <table:table-cell table:formula="of:=IF([.H200]&lt;0; [.D200]+[.H200]; [.D200])" office:value-type="float" office:value="1.526184125" calcext:value-type="float">
            <text:p>1.52618412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2685227" calcext:value-type="float">
            <text:p>0.2685227</text:p>
          </table:table-cell>
          <table:table-cell table:formula="of:=IF([.N20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58839125" calcext:value-type="float">
            <text:p>1.58839125</text:p>
          </table:table-cell>
          <table:table-cell office:value-type="float" office:value="1.619063625" calcext:value-type="float">
            <text:p>1.619063625</text:p>
          </table:table-cell>
          <table:table-cell table:number-columns-repeated="2" office:value-type="float" office:value="0.030672374999998" calcext:value-type="float">
            <text:p>0.030672374999998</text:p>
          </table:table-cell>
          <table:table-cell office:value-type="float" office:value="0.1228916" calcext:value-type="float">
            <text:p>0.12289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1]&gt;0; [.E201]+[.H201];[.E201])" office:value-type="float" office:value="1.741955225" calcext:value-type="float">
            <text:p>1.741955225</text:p>
          </table:table-cell>
          <table:table-cell table:formula="of:=IF([.H201]&lt;0; [.D201]+[.H201]; [.D201])" office:value-type="float" office:value="1.58839125" calcext:value-type="float">
            <text:p>1.58839125</text:p>
          </table:table-cell>
          <table:table-cell office:value-type="float" office:value="0.07" calcext:value-type="float">
            <text:p>0.07</text:p>
          </table:table-cell>
          <table:table-cell office:value-type="float" office:value="0.05394916" calcext:value-type="float">
            <text:p>0.05394916</text:p>
          </table:table-cell>
          <table:table-cell table:formula="of:=IF([.N20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96193" calcext:value-type="float">
            <text:p>1.596193</text:p>
          </table:table-cell>
          <table:table-cell office:value-type="float" office:value="1.617473625" calcext:value-type="float">
            <text:p>1.617473625</text:p>
          </table:table-cell>
          <table:table-cell table:number-columns-repeated="2" office:value-type="float" office:value="0.021280625000003" calcext:value-type="float">
            <text:p>0.021280625000003</text:p>
          </table:table-cell>
          <table:table-cell office:value-type="float" office:value="0.124765" calcext:value-type="float">
            <text:p>0.1247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2]&gt;0; [.E202]+[.H202];[.E202])" office:value-type="float" office:value="1.742238625" calcext:value-type="float">
            <text:p>1.742238625</text:p>
          </table:table-cell>
          <table:table-cell table:formula="of:=IF([.H202]&lt;0; [.D202]+[.H202]; [.D202])" office:value-type="float" office:value="1.596193" calcext:value-type="float">
            <text:p>1.59619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005127231" calcext:value-type="float">
            <text:p>0.0005127231</text:p>
          </table:table-cell>
          <table:table-cell table:formula="of:=IF([.N20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48729875" calcext:value-type="float">
            <text:p>1.648729875</text:p>
          </table:table-cell>
          <table:table-cell office:value-type="float" office:value="1.670306125" calcext:value-type="float">
            <text:p>1.670306125</text:p>
          </table:table-cell>
          <table:table-cell table:number-columns-repeated="2" office:value-type="float" office:value="0.021576250000003" calcext:value-type="float">
            <text:p>0.021576250000003</text:p>
          </table:table-cell>
          <table:table-cell office:value-type="float" office:value="0.1133388" calcext:value-type="float">
            <text:p>0.11333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3]&gt;0; [.E203]+[.H203];[.E203])" office:value-type="float" office:value="1.783644925" calcext:value-type="float">
            <text:p>1.783644925</text:p>
          </table:table-cell>
          <table:table-cell table:formula="of:=IF([.H203]&lt;0; [.D203]+[.H203]; [.D203])" office:value-type="float" office:value="1.648729875" calcext:value-type="float">
            <text:p>1.6487298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008589026" calcext:value-type="float">
            <text:p>0.0008589026</text:p>
          </table:table-cell>
          <table:table-cell table:formula="of:=IF([.N20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75952625" calcext:value-type="float">
            <text:p>1.75952625</text:p>
          </table:table-cell>
          <table:table-cell office:value-type="float" office:value="1.7922315" calcext:value-type="float">
            <text:p>1.7922315</text:p>
          </table:table-cell>
          <table:table-cell table:number-columns-repeated="2" office:value-type="float" office:value="0.032705250000003" calcext:value-type="float">
            <text:p>0.032705250000003</text:p>
          </table:table-cell>
          <table:table-cell office:value-type="float" office:value="0.05558012" calcext:value-type="float">
            <text:p>0.055580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4]&gt;0; [.E204]+[.H204];[.E204])" office:value-type="float" office:value="1.84781162" calcext:value-type="float">
            <text:p>1.84781162</text:p>
          </table:table-cell>
          <table:table-cell table:formula="of:=IF([.H204]&lt;0; [.D204]+[.H204]; [.D204])" office:value-type="float" office:value="1.75952625" calcext:value-type="float">
            <text:p>1.75952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18285" calcext:value-type="float">
            <text:p>0.18285</text:p>
          </table:table-cell>
          <table:table-cell table:formula="of:=IF([.N20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8339105" calcext:value-type="float">
            <text:p>1.8339105</text:p>
          </table:table-cell>
          <table:table-cell office:value-type="float" office:value="1.9059275" calcext:value-type="float">
            <text:p>1.9059275</text:p>
          </table:table-cell>
          <table:table-cell table:number-columns-repeated="2" office:value-type="float" office:value="0.072017" calcext:value-type="float">
            <text:p>0.072017</text:p>
          </table:table-cell>
          <table:table-cell office:value-type="float" office:value="0.06318731" calcext:value-type="float">
            <text:p>0.063187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5]&gt;0; [.E205]+[.H205];[.E205])" office:value-type="float" office:value="1.96911481" calcext:value-type="float">
            <text:p>1.96911481</text:p>
          </table:table-cell>
          <table:table-cell table:formula="of:=IF([.H205]&lt;0; [.D205]+[.H205]; [.D205])" office:value-type="float" office:value="1.8339105" calcext:value-type="float">
            <text:p>1.83391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7347568" calcext:value-type="float">
            <text:p>0.0007347568</text:p>
          </table:table-cell>
          <table:table-cell table:formula="of:=IF([.N20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37394625" calcext:value-type="float">
            <text:p>1.837394625</text:p>
          </table:table-cell>
          <table:table-cell office:value-type="float" office:value="1.89039875" calcext:value-type="float">
            <text:p>1.89039875</text:p>
          </table:table-cell>
          <table:table-cell table:number-columns-repeated="2" office:value-type="float" office:value="0.053004124999998" calcext:value-type="float">
            <text:p>0.053004124999998</text:p>
          </table:table-cell>
          <table:table-cell office:value-type="float" office:value="0.144935" calcext:value-type="float">
            <text:p>0.1449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6]&gt;0; [.E206]+[.H206];[.E206])" office:value-type="float" office:value="2.03533375" calcext:value-type="float">
            <text:p>2.03533375</text:p>
          </table:table-cell>
          <table:table-cell table:formula="of:=IF([.H206]&lt;0; [.D206]+[.H206]; [.D206])" office:value-type="float" office:value="1.837394625" calcext:value-type="float">
            <text:p>1.837394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03460766" calcext:value-type="float">
            <text:p>0.003460766</text:p>
          </table:table-cell>
          <table:table-cell table:formula="of:=IF([.N2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7557025" calcext:value-type="float">
            <text:p>1.7557025</text:p>
          </table:table-cell>
          <table:table-cell office:value-type="float" office:value="1.813766875" calcext:value-type="float">
            <text:p>1.813766875</text:p>
          </table:table-cell>
          <table:table-cell table:number-columns-repeated="2" office:value-type="float" office:value="0.058064375000002" calcext:value-type="float">
            <text:p>0.058064375000002</text:p>
          </table:table-cell>
          <table:table-cell office:value-type="float" office:value="0.02773574" calcext:value-type="float">
            <text:p>0.027735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7]&gt;0; [.E207]+[.H207];[.E207])" office:value-type="float" office:value="1.841502615" calcext:value-type="float">
            <text:p>1.841502615</text:p>
          </table:table-cell>
          <table:table-cell table:formula="of:=IF([.H207]&lt;0; [.D207]+[.H207]; [.D207])" office:value-type="float" office:value="1.7557025" calcext:value-type="float">
            <text:p>1.755702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04054345" calcext:value-type="float">
            <text:p>0.004054345</text:p>
          </table:table-cell>
          <table:table-cell table:formula="of:=IF([.N2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4227125" calcext:value-type="float">
            <text:p>1.74227125</text:p>
          </table:table-cell>
          <table:table-cell office:value-type="float" office:value="1.80692425" calcext:value-type="float">
            <text:p>1.80692425</text:p>
          </table:table-cell>
          <table:table-cell table:number-columns-repeated="2" office:value-type="float" office:value="0.064653000000001" calcext:value-type="float">
            <text:p>0.064653000000001</text:p>
          </table:table-cell>
          <table:table-cell office:value-type="float" office:value="0.05624888" calcext:value-type="float">
            <text:p>0.056248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8]&gt;0; [.E208]+[.H208];[.E208])" office:value-type="float" office:value="1.86317313" calcext:value-type="float">
            <text:p>1.86317313</text:p>
          </table:table-cell>
          <table:table-cell table:formula="of:=IF([.H208]&lt;0; [.D208]+[.H208]; [.D208])" office:value-type="float" office:value="1.74227125" calcext:value-type="float">
            <text:p>1.74227125</text:p>
          </table:table-cell>
          <table:table-cell office:value-type="float" office:value="0.1" calcext:value-type="float">
            <text:p>0.1</text:p>
          </table:table-cell>
          <table:table-cell office:value-type="float" office:value="0.00146959" calcext:value-type="float">
            <text:p>0.00146959</text:p>
          </table:table-cell>
          <table:table-cell table:formula="of:=IF([.N2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75291475" calcext:value-type="float">
            <text:p>1.75291475</text:p>
          </table:table-cell>
          <table:table-cell office:value-type="float" office:value="1.839455875" calcext:value-type="float">
            <text:p>1.839455875</text:p>
          </table:table-cell>
          <table:table-cell table:number-columns-repeated="2" office:value-type="float" office:value="0.086541125000001" calcext:value-type="float">
            <text:p>0.086541125000001</text:p>
          </table:table-cell>
          <table:table-cell office:value-type="float" office:value="0.03563247" calcext:value-type="float">
            <text:p>0.035632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9]&gt;0; [.E209]+[.H209];[.E209])" office:value-type="float" office:value="1.875088345" calcext:value-type="float">
            <text:p>1.875088345</text:p>
          </table:table-cell>
          <table:table-cell table:formula="of:=IF([.H209]&lt;0; [.D209]+[.H209]; [.D209])" office:value-type="float" office:value="1.75291475" calcext:value-type="float">
            <text:p>1.752914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7347568" calcext:value-type="float">
            <text:p>0.0007347568</text:p>
          </table:table-cell>
          <table:table-cell table:formula="of:=IF([.N2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926413375" calcext:value-type="float">
            <text:p>1.926413375</text:p>
          </table:table-cell>
          <table:table-cell office:value-type="float" office:value="2.058816" calcext:value-type="float">
            <text:p>2.058816</text:p>
          </table:table-cell>
          <table:table-cell table:number-columns-repeated="2" office:value-type="float" office:value="0.132402625000001" calcext:value-type="float">
            <text:p>0.132402625000001</text:p>
          </table:table-cell>
          <table:table-cell office:value-type="float" office:value="0.1159183" calcext:value-type="float">
            <text:p>0.11591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0]&gt;0; [.E210]+[.H210];[.E210])" office:value-type="float" office:value="2.1747343" calcext:value-type="float">
            <text:p>2.1747343</text:p>
          </table:table-cell>
          <table:table-cell table:formula="of:=IF([.H210]&lt;0; [.D210]+[.H210]; [.D210])" office:value-type="float" office:value="1.926413375" calcext:value-type="float">
            <text:p>1.92641337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0008090651" calcext:value-type="float">
            <text:p>8.090651E-05</text:p>
          </table:table-cell>
          <table:table-cell table:formula="of:=IF([.N2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16887425" calcext:value-type="float">
            <text:p>2.16887425</text:p>
          </table:table-cell>
          <table:table-cell office:value-type="float" office:value="2.293047125" calcext:value-type="float">
            <text:p>2.293047125</text:p>
          </table:table-cell>
          <table:table-cell table:number-columns-repeated="2" office:value-type="float" office:value="0.124172875000001" calcext:value-type="float">
            <text:p>0.124172875000001</text:p>
          </table:table-cell>
          <table:table-cell office:value-type="float" office:value="0.05925493" calcext:value-type="float">
            <text:p>0.059254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1]&gt;0; [.E211]+[.H211];[.E211])" office:value-type="float" office:value="2.352302055" calcext:value-type="float">
            <text:p>2.352302055</text:p>
          </table:table-cell>
          <table:table-cell table:formula="of:=IF([.H211]&lt;0; [.D211]+[.H211]; [.D211])" office:value-type="float" office:value="2.16887425" calcext:value-type="float">
            <text:p>2.1688742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0008090651" calcext:value-type="float">
            <text:p>8.090651E-05</text:p>
          </table:table-cell>
          <table:table-cell table:formula="of:=IF([.N2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32771375" calcext:value-type="float">
            <text:p>2.32771375</text:p>
          </table:table-cell>
          <table:table-cell office:value-type="float" office:value="2.474574625" calcext:value-type="float">
            <text:p>2.474574625</text:p>
          </table:table-cell>
          <table:table-cell table:number-columns-repeated="2" office:value-type="float" office:value="0.146860874999995" calcext:value-type="float">
            <text:p>0.146860874999995</text:p>
          </table:table-cell>
          <table:table-cell office:value-type="float" office:value="0.07383558" calcext:value-type="float">
            <text:p>0.073835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2]&gt;0; [.E212]+[.H212];[.E212])" office:value-type="float" office:value="2.548410205" calcext:value-type="float">
            <text:p>2.548410205</text:p>
          </table:table-cell>
          <table:table-cell table:formula="of:=IF([.H212]&lt;0; [.D212]+[.H212]; [.D212])" office:value-type="float" office:value="2.32771375" calcext:value-type="float">
            <text:p>2.32771375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.0001938369" calcext:value-type="float">
            <text:p>0.0001938369</text:p>
          </table:table-cell>
          <table:table-cell table:formula="of:=IF([.N2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196909375" calcext:value-type="float">
            <text:p>2.196909375</text:p>
          </table:table-cell>
          <table:table-cell office:value-type="float" office:value="2.382499" calcext:value-type="float">
            <text:p>2.382499</text:p>
          </table:table-cell>
          <table:table-cell table:number-columns-repeated="2" office:value-type="float" office:value="0.185589625" calcext:value-type="float">
            <text:p>0.185589625</text:p>
          </table:table-cell>
          <table:table-cell office:value-type="float" office:value="0.2170003" calcext:value-type="float">
            <text:p>0.21700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3]&gt;0; [.E213]+[.H213];[.E213])" office:value-type="float" office:value="2.5994993" calcext:value-type="float">
            <text:p>2.5994993</text:p>
          </table:table-cell>
          <table:table-cell table:formula="of:=IF([.H213]&lt;0; [.D213]+[.H213]; [.D213])" office:value-type="float" office:value="2.196909375" calcext:value-type="float">
            <text:p>2.196909375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0000002656776" calcext:value-type="float">
            <text:p>2.656776E-08</text:p>
          </table:table-cell>
          <table:table-cell table:formula="of:=IF([.N2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347073875" calcext:value-type="float">
            <text:p>2.347073875</text:p>
          </table:table-cell>
          <table:table-cell office:value-type="float" office:value="2.620467125" calcext:value-type="float">
            <text:p>2.620467125</text:p>
          </table:table-cell>
          <table:table-cell table:number-columns-repeated="2" office:value-type="float" office:value="0.273393250000002" calcext:value-type="float">
            <text:p>0.273393250000002</text:p>
          </table:table-cell>
          <table:table-cell office:value-type="float" office:value="0.2930083" calcext:value-type="float">
            <text:p>0.29300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4]&gt;0; [.E214]+[.H214];[.E214])" office:value-type="float" office:value="2.913475425" calcext:value-type="float">
            <text:p>2.913475425</text:p>
          </table:table-cell>
          <table:table-cell table:formula="of:=IF([.H214]&lt;0; [.D214]+[.H214]; [.D214])" office:value-type="float" office:value="2.347073875" calcext:value-type="float">
            <text:p>2.34707387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2.0424E-015" calcext:value-type="float">
            <text:p>2.0424E-15</text:p>
          </table:table-cell>
          <table:table-cell table:formula="of:=IF([.N2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205327375" calcext:value-type="float">
            <text:p>2.205327375</text:p>
          </table:table-cell>
          <table:table-cell office:value-type="float" office:value="2.3920385" calcext:value-type="float">
            <text:p>2.3920385</text:p>
          </table:table-cell>
          <table:table-cell table:number-columns-repeated="2" office:value-type="float" office:value="0.186711125000004" calcext:value-type="float">
            <text:p>0.186711125000004</text:p>
          </table:table-cell>
          <table:table-cell office:value-type="float" office:value="0.1859548" calcext:value-type="float">
            <text:p>0.18595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5]&gt;0; [.E215]+[.H215];[.E215])" office:value-type="float" office:value="2.5779933" calcext:value-type="float">
            <text:p>2.5779933</text:p>
          </table:table-cell>
          <table:table-cell table:formula="of:=IF([.H215]&lt;0; [.D215]+[.H215]; [.D215])" office:value-type="float" office:value="2.205327375" calcext:value-type="float">
            <text:p>2.205327375</text:p>
          </table:table-cell>
          <table:table-cell office:value-type="float" office:value="0.15875" calcext:value-type="float">
            <text:p>0.15875</text:p>
          </table:table-cell>
          <table:table-cell office:value-type="float" office:value="0.00000001975935" calcext:value-type="float">
            <text:p>1.975935E-08</text:p>
          </table:table-cell>
          <table:table-cell table:formula="of:=IF([.N21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97408" calcext:value-type="float">
            <text:p>2.097408</text:p>
          </table:table-cell>
          <table:table-cell office:value-type="float" office:value="2.26268775" calcext:value-type="float">
            <text:p>2.26268775</text:p>
          </table:table-cell>
          <table:table-cell table:number-columns-repeated="2" office:value-type="float" office:value="0.16527975" calcext:value-type="float">
            <text:p>0.16527975</text:p>
          </table:table-cell>
          <table:table-cell office:value-type="float" office:value="0.2060254" calcext:value-type="float">
            <text:p>0.20602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6]&gt;0; [.E216]+[.H216];[.E216])" office:value-type="float" office:value="2.46871315" calcext:value-type="float">
            <text:p>2.46871315</text:p>
          </table:table-cell>
          <table:table-cell table:formula="of:=IF([.H216]&lt;0; [.D216]+[.H216]; [.D216])" office:value-type="float" office:value="2.097408" calcext:value-type="float">
            <text:p>2.097408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000636" calcext:value-type="float">
            <text:p>6.36E-06</text:p>
          </table:table-cell>
          <table:table-cell table:formula="of:=IF([.N21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172266625" calcext:value-type="float">
            <text:p>2.172266625</text:p>
          </table:table-cell>
          <table:table-cell office:value-type="float" office:value="2.344176375" calcext:value-type="float">
            <text:p>2.344176375</text:p>
          </table:table-cell>
          <table:table-cell table:number-columns-repeated="2" office:value-type="float" office:value="0.171909750000003" calcext:value-type="float">
            <text:p>0.171909750000003</text:p>
          </table:table-cell>
          <table:table-cell office:value-type="float" office:value="0.1929285" calcext:value-type="float">
            <text:p>0.19292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7]&gt;0; [.E217]+[.H217];[.E217])" office:value-type="float" office:value="2.537104875" calcext:value-type="float">
            <text:p>2.537104875</text:p>
          </table:table-cell>
          <table:table-cell table:formula="of:=IF([.H217]&lt;0; [.D217]+[.H217]; [.D217])" office:value-type="float" office:value="2.172266625" calcext:value-type="float">
            <text:p>2.17226662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00002365276" calcext:value-type="float">
            <text:p>2.365276E-06</text:p>
          </table:table-cell>
          <table:table-cell table:formula="of:=IF([.N2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201865" calcext:value-type="float">
            <text:p>2.1201865</text:p>
          </table:table-cell>
          <table:table-cell office:value-type="float" office:value="2.306230875" calcext:value-type="float">
            <text:p>2.306230875</text:p>
          </table:table-cell>
          <table:table-cell table:number-columns-repeated="2" office:value-type="float" office:value="0.186044375000002" calcext:value-type="float">
            <text:p>0.186044375000002</text:p>
          </table:table-cell>
          <table:table-cell office:value-type="float" office:value="0.2095046" calcext:value-type="float">
            <text:p>0.20950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8]&gt;0; [.E218]+[.H218];[.E218])" office:value-type="float" office:value="2.515735475" calcext:value-type="float">
            <text:p>2.515735475</text:p>
          </table:table-cell>
          <table:table-cell table:formula="of:=IF([.H218]&lt;0; [.D218]+[.H218]; [.D218])" office:value-type="float" office:value="2.1201865" calcext:value-type="float">
            <text:p>2.120186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00000002145" calcext:value-type="float">
            <text:p>2.145E-09</text:p>
          </table:table-cell>
          <table:table-cell table:formula="of:=IF([.N2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59471375" calcext:value-type="float">
            <text:p>1.959471375</text:p>
          </table:table-cell>
          <table:table-cell office:value-type="float" office:value="2.1236485" calcext:value-type="float">
            <text:p>2.1236485</text:p>
          </table:table-cell>
          <table:table-cell table:number-columns-repeated="2" office:value-type="float" office:value="0.164177125000001" calcext:value-type="float">
            <text:p>0.164177125000001</text:p>
          </table:table-cell>
          <table:table-cell office:value-type="float" office:value="0.2019535" calcext:value-type="float">
            <text:p>0.20195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9]&gt;0; [.E219]+[.H219];[.E219])" office:value-type="float" office:value="2.325602" calcext:value-type="float">
            <text:p>2.325602</text:p>
          </table:table-cell>
          <table:table-cell table:formula="of:=IF([.H219]&lt;0; [.D219]+[.H219]; [.D219])" office:value-type="float" office:value="1.959471375" calcext:value-type="float">
            <text:p>1.95947137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000003014345" calcext:value-type="float">
            <text:p>3.014345E-06</text:p>
          </table:table-cell>
          <table:table-cell table:formula="of:=IF([.N2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91012" calcext:value-type="float">
            <text:p>1.991012</text:p>
          </table:table-cell>
          <table:table-cell office:value-type="float" office:value="2.151037125" calcext:value-type="float">
            <text:p>2.151037125</text:p>
          </table:table-cell>
          <table:table-cell table:number-columns-repeated="2" office:value-type="float" office:value="0.160025124999997" calcext:value-type="float">
            <text:p>0.160025124999997</text:p>
          </table:table-cell>
          <table:table-cell office:value-type="float" office:value="0.189104" calcext:value-type="float">
            <text:p>0.1891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0]&gt;0; [.E220]+[.H220];[.E220])" office:value-type="float" office:value="2.340141125" calcext:value-type="float">
            <text:p>2.340141125</text:p>
          </table:table-cell>
          <table:table-cell table:formula="of:=IF([.H220]&lt;0; [.D220]+[.H220]; [.D220])" office:value-type="float" office:value="1.991012" calcext:value-type="float">
            <text:p>1.991012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.000001853272" calcext:value-type="float">
            <text:p>1.853272E-06</text:p>
          </table:table-cell>
          <table:table-cell table:formula="of:=IF([.N2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095930125" calcext:value-type="float">
            <text:p>2.095930125</text:p>
          </table:table-cell>
          <table:table-cell office:value-type="float" office:value="2.28834025" calcext:value-type="float">
            <text:p>2.28834025</text:p>
          </table:table-cell>
          <table:table-cell table:number-columns-repeated="2" office:value-type="float" office:value="0.192410125000005" calcext:value-type="float">
            <text:p>0.192410125000005</text:p>
          </table:table-cell>
          <table:table-cell office:value-type="float" office:value="0.1596545" calcext:value-type="float">
            <text:p>0.15965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1]&gt;0; [.E221]+[.H221];[.E221])" office:value-type="float" office:value="2.44799475" calcext:value-type="float">
            <text:p>2.44799475</text:p>
          </table:table-cell>
          <table:table-cell table:formula="of:=IF([.H221]&lt;0; [.D221]+[.H221]; [.D221])" office:value-type="float" office:value="2.095930125" calcext:value-type="float">
            <text:p>2.095930125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.000001094644" calcext:value-type="float">
            <text:p>1.094644E-06</text:p>
          </table:table-cell>
          <table:table-cell table:formula="of:=IF([.N2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2.037487125" calcext:value-type="float">
            <text:p>2.037487125</text:p>
          </table:table-cell>
          <table:table-cell office:value-type="float" office:value="2.23084075" calcext:value-type="float">
            <text:p>2.23084075</text:p>
          </table:table-cell>
          <table:table-cell table:number-columns-repeated="2" office:value-type="float" office:value="0.193353624999999" calcext:value-type="float">
            <text:p>0.193353624999999</text:p>
          </table:table-cell>
          <table:table-cell office:value-type="float" office:value="0.2083491" calcext:value-type="float">
            <text:p>0.20834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2]&gt;0; [.E222]+[.H222];[.E222])" office:value-type="float" office:value="2.43918985" calcext:value-type="float">
            <text:p>2.43918985</text:p>
          </table:table-cell>
          <table:table-cell table:formula="of:=IF([.H222]&lt;0; [.D222]+[.H222]; [.D222])" office:value-type="float" office:value="2.037487125" calcext:value-type="float">
            <text:p>2.037487125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0.0000000002068716" calcext:value-type="float">
            <text:p>2.068716E-10</text:p>
          </table:table-cell>
          <table:table-cell table:formula="of:=IF([.N2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920508625" calcext:value-type="float">
            <text:p>1.920508625</text:p>
          </table:table-cell>
          <table:table-cell office:value-type="float" office:value="2.108474875" calcext:value-type="float">
            <text:p>2.108474875</text:p>
          </table:table-cell>
          <table:table-cell table:number-columns-repeated="2" office:value-type="float" office:value="0.187966249999999" calcext:value-type="float">
            <text:p>0.187966249999999</text:p>
          </table:table-cell>
          <table:table-cell office:value-type="float" office:value="0.2234806" calcext:value-type="float">
            <text:p>0.22348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3]&gt;0; [.E223]+[.H223];[.E223])" office:value-type="float" office:value="2.331955475" calcext:value-type="float">
            <text:p>2.331955475</text:p>
          </table:table-cell>
          <table:table-cell table:formula="of:=IF([.H223]&lt;0; [.D223]+[.H223]; [.D223])" office:value-type="float" office:value="1.920508625" calcext:value-type="float">
            <text:p>1.920508625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00000000005192166" calcext:value-type="float">
            <text:p>5.192166E-11</text:p>
          </table:table-cell>
          <table:table-cell table:formula="of:=IF([.N22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01048125" calcext:value-type="float">
            <text:p>2.01048125</text:p>
          </table:table-cell>
          <table:table-cell office:value-type="float" office:value="2.250796875" calcext:value-type="float">
            <text:p>2.250796875</text:p>
          </table:table-cell>
          <table:table-cell table:number-columns-repeated="2" office:value-type="float" office:value="0.240315625" calcext:value-type="float">
            <text:p>0.240315625</text:p>
          </table:table-cell>
          <table:table-cell office:value-type="float" office:value="0.2120772" calcext:value-type="float">
            <text:p>0.21207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4]&gt;0; [.E224]+[.H224];[.E224])" office:value-type="float" office:value="2.462874075" calcext:value-type="float">
            <text:p>2.462874075</text:p>
          </table:table-cell>
          <table:table-cell table:formula="of:=IF([.H224]&lt;0; [.D224]+[.H224]; [.D224])" office:value-type="float" office:value="2.01048125" calcext:value-type="float">
            <text:p>2.01048125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2.0424E-015" calcext:value-type="float">
            <text:p>2.0424E-15</text:p>
          </table:table-cell>
          <table:table-cell table:formula="of:=IF([.N2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14413325" calcext:value-type="float">
            <text:p>2.14413325</text:p>
          </table:table-cell>
          <table:table-cell office:value-type="float" office:value="2.383416875" calcext:value-type="float">
            <text:p>2.383416875</text:p>
          </table:table-cell>
          <table:table-cell table:number-columns-repeated="2" office:value-type="float" office:value="0.239283625000003" calcext:value-type="float">
            <text:p>0.239283625000003</text:p>
          </table:table-cell>
          <table:table-cell office:value-type="float" office:value="0.2853469" calcext:value-type="float">
            <text:p>0.28534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5]&gt;0; [.E225]+[.H225];[.E225])" office:value-type="float" office:value="2.668763775" calcext:value-type="float">
            <text:p>2.668763775</text:p>
          </table:table-cell>
          <table:table-cell table:formula="of:=IF([.H225]&lt;0; [.D225]+[.H225]; [.D225])" office:value-type="float" office:value="2.14413325" calcext:value-type="float">
            <text:p>2.14413325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00001487114" calcext:value-type="float">
            <text:p>1.487114E-10</text:p>
          </table:table-cell>
          <table:table-cell table:formula="of:=IF([.N2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10181725" calcext:value-type="float">
            <text:p>2.10181725</text:p>
          </table:table-cell>
          <table:table-cell office:value-type="float" office:value="2.297849875" calcext:value-type="float">
            <text:p>2.297849875</text:p>
          </table:table-cell>
          <table:table-cell table:number-columns-repeated="2" office:value-type="float" office:value="0.196032625" calcext:value-type="float">
            <text:p>0.196032625</text:p>
          </table:table-cell>
          <table:table-cell office:value-type="float" office:value="0.2419752" calcext:value-type="float">
            <text:p>0.24197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6]&gt;0; [.E226]+[.H226];[.E226])" office:value-type="float" office:value="2.539825075" calcext:value-type="float">
            <text:p>2.539825075</text:p>
          </table:table-cell>
          <table:table-cell table:formula="of:=IF([.H226]&lt;0; [.D226]+[.H226]; [.D226])" office:value-type="float" office:value="2.10181725" calcext:value-type="float">
            <text:p>2.1018172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0000002046233" calcext:value-type="float">
            <text:p>2.046233E-12</text:p>
          </table:table-cell>
          <table:table-cell table:formula="of:=IF([.N2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14941625" calcext:value-type="float">
            <text:p>2.14941625</text:p>
          </table:table-cell>
          <table:table-cell office:value-type="float" office:value="2.34865562500001" calcext:value-type="float">
            <text:p>2.34865562500001</text:p>
          </table:table-cell>
          <table:table-cell table:number-columns-repeated="2" office:value-type="float" office:value="0.199239375000004" calcext:value-type="float">
            <text:p>0.199239375000004</text:p>
          </table:table-cell>
          <table:table-cell office:value-type="float" office:value="0.255437" calcext:value-type="float">
            <text:p>0.2554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7]&gt;0; [.E227]+[.H227];[.E227])" office:value-type="float" office:value="2.60409262500001" calcext:value-type="float">
            <text:p>2.60409262500001</text:p>
          </table:table-cell>
          <table:table-cell table:formula="of:=IF([.H227]&lt;0; [.D227]+[.H227]; [.D227])" office:value-type="float" office:value="2.14941625" calcext:value-type="float">
            <text:p>2.14941625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0.00000000000006314545" calcext:value-type="float">
            <text:p>6.314545E-14</text:p>
          </table:table-cell>
          <table:table-cell table:formula="of:=IF([.N2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87678125" calcext:value-type="float">
            <text:p>1.987678125</text:p>
          </table:table-cell>
          <table:table-cell office:value-type="float" office:value="2.148348375" calcext:value-type="float">
            <text:p>2.148348375</text:p>
          </table:table-cell>
          <table:table-cell table:number-columns-repeated="2" office:value-type="float" office:value="0.160670250000001" calcext:value-type="float">
            <text:p>0.160670250000001</text:p>
          </table:table-cell>
          <table:table-cell office:value-type="float" office:value="0.2167965" calcext:value-type="float">
            <text:p>0.21679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8]&gt;0; [.E228]+[.H228];[.E228])" office:value-type="float" office:value="2.365144875" calcext:value-type="float">
            <text:p>2.365144875</text:p>
          </table:table-cell>
          <table:table-cell table:formula="of:=IF([.H228]&lt;0; [.D228]+[.H228]; [.D228])" office:value-type="float" office:value="1.987678125" calcext:value-type="float">
            <text:p>1.98767812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000003793938" calcext:value-type="float">
            <text:p>3.793938E-11</text:p>
          </table:table-cell>
          <table:table-cell table:formula="of:=IF([.N2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9944225" calcext:value-type="float">
            <text:p>1.89944225</text:p>
          </table:table-cell>
          <table:table-cell office:value-type="float" office:value="2.050542" calcext:value-type="float">
            <text:p>2.050542</text:p>
          </table:table-cell>
          <table:table-cell table:number-columns-repeated="2" office:value-type="float" office:value="0.151099750000003" calcext:value-type="float">
            <text:p>0.151099750000003</text:p>
          </table:table-cell>
          <table:table-cell office:value-type="float" office:value="0.1360728" calcext:value-type="float">
            <text:p>0.13607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9]&gt;0; [.E229]+[.H229];[.E229])" office:value-type="float" office:value="2.1866148" calcext:value-type="float">
            <text:p>2.1866148</text:p>
          </table:table-cell>
          <table:table-cell table:formula="of:=IF([.H229]&lt;0; [.D229]+[.H229]; [.D229])" office:value-type="float" office:value="1.89944225" calcext:value-type="float">
            <text:p>1.899442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000000001566453" calcext:value-type="float">
            <text:p>1.566453E-09</text:p>
          </table:table-cell>
          <table:table-cell table:formula="of:=IF([.N2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82648125" calcext:value-type="float">
            <text:p>1.82648125</text:p>
          </table:table-cell>
          <table:table-cell office:value-type="float" office:value="1.96115125" calcext:value-type="float">
            <text:p>1.96115125</text:p>
          </table:table-cell>
          <table:table-cell table:number-columns-repeated="2" office:value-type="float" office:value="0.134670000000002" calcext:value-type="float">
            <text:p>0.134670000000002</text:p>
          </table:table-cell>
          <table:table-cell office:value-type="float" office:value="0.1701045" calcext:value-type="float">
            <text:p>0.17010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0]&gt;0; [.E230]+[.H230];[.E230])" office:value-type="float" office:value="2.13125575" calcext:value-type="float">
            <text:p>2.13125575</text:p>
          </table:table-cell>
          <table:table-cell table:formula="of:=IF([.H230]&lt;0; [.D230]+[.H230]; [.D230])" office:value-type="float" office:value="1.82648125" calcext:value-type="float">
            <text:p>1.82648125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000000213874" calcext:value-type="float">
            <text:p>2.13874E-07</text:p>
          </table:table-cell>
          <table:table-cell table:formula="of:=IF([.N2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05684375" calcext:value-type="float">
            <text:p>1.905684375</text:p>
          </table:table-cell>
          <table:table-cell office:value-type="float" office:value="2.019682875" calcext:value-type="float">
            <text:p>2.019682875</text:p>
          </table:table-cell>
          <table:table-cell table:number-columns-repeated="2" office:value-type="float" office:value="0.113998499999998" calcext:value-type="float">
            <text:p>0.113998499999998</text:p>
          </table:table-cell>
          <table:table-cell office:value-type="float" office:value="0.1140635" calcext:value-type="float">
            <text:p>0.11406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1]&gt;0; [.E231]+[.H231];[.E231])" office:value-type="float" office:value="2.133746375" calcext:value-type="float">
            <text:p>2.133746375</text:p>
          </table:table-cell>
          <table:table-cell table:formula="of:=IF([.H231]&lt;0; [.D231]+[.H231]; [.D231])" office:value-type="float" office:value="1.905684375" calcext:value-type="float">
            <text:p>1.90568437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0008090651" calcext:value-type="float">
            <text:p>8.090651E-05</text:p>
          </table:table-cell>
          <table:table-cell table:formula="of:=IF([.N2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59966375" calcext:value-type="float">
            <text:p>1.959966375</text:p>
          </table:table-cell>
          <table:table-cell office:value-type="float" office:value="2.060511" calcext:value-type="float">
            <text:p>2.060511</text:p>
          </table:table-cell>
          <table:table-cell table:number-columns-repeated="2" office:value-type="float" office:value="0.100544624999999" calcext:value-type="float">
            <text:p>0.100544624999999</text:p>
          </table:table-cell>
          <table:table-cell office:value-type="float" office:value="0.08391101" calcext:value-type="float">
            <text:p>0.083911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2]&gt;0; [.E232]+[.H232];[.E232])" office:value-type="float" office:value="2.14442201" calcext:value-type="float">
            <text:p>2.14442201</text:p>
          </table:table-cell>
          <table:table-cell table:formula="of:=IF([.H232]&lt;0; [.D232]+[.H232]; [.D232])" office:value-type="float" office:value="1.959966375" calcext:value-type="float">
            <text:p>1.95996637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0008090651" calcext:value-type="float">
            <text:p>8.090651E-05</text:p>
          </table:table-cell>
          <table:table-cell table:formula="of:=IF([.N2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094374" calcext:value-type="float">
            <text:p>2.094374</text:p>
          </table:table-cell>
          <table:table-cell office:value-type="float" office:value="2.203691" calcext:value-type="float">
            <text:p>2.203691</text:p>
          </table:table-cell>
          <table:table-cell table:number-columns-repeated="2" office:value-type="float" office:value="0.109316999999998" calcext:value-type="float">
            <text:p>0.109316999999998</text:p>
          </table:table-cell>
          <table:table-cell office:value-type="float" office:value="0.1028186" calcext:value-type="float">
            <text:p>0.10281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3]&gt;0; [.E233]+[.H233];[.E233])" office:value-type="float" office:value="2.3065096" calcext:value-type="float">
            <text:p>2.3065096</text:p>
          </table:table-cell>
          <table:table-cell table:formula="of:=IF([.H233]&lt;0; [.D233]+[.H233]; [.D233])" office:value-type="float" office:value="2.094374" calcext:value-type="float">
            <text:p>2.09437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02637215" calcext:value-type="float">
            <text:p>2.637215E-05</text:p>
          </table:table-cell>
          <table:table-cell table:formula="of:=IF([.N2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93603625" calcext:value-type="float">
            <text:p>1.993603625</text:p>
          </table:table-cell>
          <table:table-cell office:value-type="float" office:value="2.085424375" calcext:value-type="float">
            <text:p>2.085424375</text:p>
          </table:table-cell>
          <table:table-cell table:number-columns-repeated="2" office:value-type="float" office:value="0.09182075" calcext:value-type="float">
            <text:p>0.09182075</text:p>
          </table:table-cell>
          <table:table-cell office:value-type="float" office:value="0.1115484" calcext:value-type="float">
            <text:p>0.11154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4]&gt;0; [.E234]+[.H234];[.E234])" office:value-type="float" office:value="2.196972775" calcext:value-type="float">
            <text:p>2.196972775</text:p>
          </table:table-cell>
          <table:table-cell table:formula="of:=IF([.H234]&lt;0; [.D234]+[.H234]; [.D234])" office:value-type="float" office:value="1.993603625" calcext:value-type="float">
            <text:p>1.99360362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008589026" calcext:value-type="float">
            <text:p>0.0008589026</text:p>
          </table:table-cell>
          <table:table-cell table:formula="of:=IF([.N23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992586875" calcext:value-type="float">
            <text:p>1.992586875</text:p>
          </table:table-cell>
          <table:table-cell office:value-type="float" office:value="2.061326875" calcext:value-type="float">
            <text:p>2.061326875</text:p>
          </table:table-cell>
          <table:table-cell table:number-columns-repeated="2" office:value-type="float" office:value="0.06874" calcext:value-type="float">
            <text:p>0.06874</text:p>
          </table:table-cell>
          <table:table-cell office:value-type="float" office:value="0.08237828" calcext:value-type="float">
            <text:p>0.082378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5]&gt;0; [.E235]+[.H235];[.E235])" office:value-type="float" office:value="2.143705155" calcext:value-type="float">
            <text:p>2.143705155</text:p>
          </table:table-cell>
          <table:table-cell table:formula="of:=IF([.H235]&lt;0; [.D235]+[.H235]; [.D235])" office:value-type="float" office:value="1.992586875" calcext:value-type="float">
            <text:p>1.9925868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7642405" calcext:value-type="float">
            <text:p>0.007642405</text:p>
          </table:table-cell>
          <table:table-cell table:formula="of:=IF([.N2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52406125" calcext:value-type="float">
            <text:p>2.052406125</text:p>
          </table:table-cell>
          <table:table-cell office:value-type="float" office:value="2.110087125" calcext:value-type="float">
            <text:p>2.110087125</text:p>
          </table:table-cell>
          <table:table-cell table:number-columns-repeated="2" office:value-type="float" office:value="0.057681000000003" calcext:value-type="float">
            <text:p>0.057681000000003</text:p>
          </table:table-cell>
          <table:table-cell office:value-type="float" office:value="0.10864" calcext:value-type="float">
            <text:p>0.108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6]&gt;0; [.E236]+[.H236];[.E236])" office:value-type="float" office:value="2.218727125" calcext:value-type="float">
            <text:p>2.218727125</text:p>
          </table:table-cell>
          <table:table-cell table:formula="of:=IF([.H236]&lt;0; [.D236]+[.H236]; [.D236])" office:value-type="float" office:value="2.052406125" calcext:value-type="float">
            <text:p>2.05240612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1427267" calcext:value-type="float">
            <text:p>0.01427267</text:p>
          </table:table-cell>
          <table:table-cell table:formula="of:=IF([.N23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264787875" calcext:value-type="float">
            <text:p>2.264787875</text:p>
          </table:table-cell>
          <table:table-cell office:value-type="float" office:value="2.30763125" calcext:value-type="float">
            <text:p>2.30763125</text:p>
          </table:table-cell>
          <table:table-cell table:number-columns-repeated="2" office:value-type="float" office:value="0.042843375" calcext:value-type="float">
            <text:p>0.042843375</text:p>
          </table:table-cell>
          <table:table-cell office:value-type="float" office:value="0.03374037" calcext:value-type="float">
            <text:p>0.033740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7]&gt;0; [.E237]+[.H237];[.E237])" office:value-type="float" office:value="2.34137162" calcext:value-type="float">
            <text:p>2.34137162</text:p>
          </table:table-cell>
          <table:table-cell table:formula="of:=IF([.H237]&lt;0; [.D237]+[.H237]; [.D237])" office:value-type="float" office:value="2.264787875" calcext:value-type="float">
            <text:p>2.26478787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47541" calcext:value-type="float">
            <text:p>0.047541</text:p>
          </table:table-cell>
          <table:table-cell table:formula="of:=IF([.N2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18153775" calcext:value-type="float">
            <text:p>2.18153775</text:p>
          </table:table-cell>
          <table:table-cell office:value-type="float" office:value="2.199288875" calcext:value-type="float">
            <text:p>2.199288875</text:p>
          </table:table-cell>
          <table:table-cell table:number-columns-repeated="2" office:value-type="float" office:value="0.017751124999999" calcext:value-type="float">
            <text:p>0.017751124999999</text:p>
          </table:table-cell>
          <table:table-cell office:value-type="float" office:value="0.09656904" calcext:value-type="float">
            <text:p>0.096569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8]&gt;0; [.E238]+[.H238];[.E238])" office:value-type="float" office:value="2.295857915" calcext:value-type="float">
            <text:p>2.295857915</text:p>
          </table:table-cell>
          <table:table-cell table:formula="of:=IF([.H238]&lt;0; [.D238]+[.H238]; [.D238])" office:value-type="float" office:value="2.18153775" calcext:value-type="float">
            <text:p>2.18153775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7702206" calcext:value-type="float">
            <text:p>0.07702206</text:p>
          </table:table-cell>
          <table:table-cell table:formula="of:=IF([.N23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2.055621" calcext:value-type="float">
            <text:p>2.055621</text:p>
          </table:table-cell>
          <table:table-cell office:value-type="float" office:value="2.077959625" calcext:value-type="float">
            <text:p>2.077959625</text:p>
          </table:table-cell>
          <table:table-cell table:number-columns-repeated="2" office:value-type="float" office:value="0.022338625000001" calcext:value-type="float">
            <text:p>0.022338625000001</text:p>
          </table:table-cell>
          <table:table-cell office:value-type="float" office:value="0.04644647" calcext:value-type="float">
            <text:p>0.046446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9]&gt;0; [.E239]+[.H239];[.E239])" office:value-type="float" office:value="2.124406095" calcext:value-type="float">
            <text:p>2.124406095</text:p>
          </table:table-cell>
          <table:table-cell table:formula="of:=IF([.H239]&lt;0; [.D239]+[.H239]; [.D239])" office:value-type="float" office:value="2.055621" calcext:value-type="float">
            <text:p>2.0556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581205" calcext:value-type="float">
            <text:p>0.08581205</text:p>
          </table:table-cell>
          <table:table-cell table:formula="of:=IF([.N23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040651875" calcext:value-type="float">
            <text:p>2.040651875</text:p>
          </table:table-cell>
          <table:table-cell office:value-type="float" office:value="2.057628375" calcext:value-type="float">
            <text:p>2.057628375</text:p>
          </table:table-cell>
          <table:table-cell table:number-columns-repeated="2" office:value-type="float" office:value="0.016976500000001" calcext:value-type="float">
            <text:p>0.016976500000001</text:p>
          </table:table-cell>
          <table:table-cell office:value-type="float" office:value="0.01686573" calcext:value-type="float">
            <text:p>0.016865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0]&gt;0; [.E240]+[.H240];[.E240])" office:value-type="float" office:value="2.074494105" calcext:value-type="float">
            <text:p>2.074494105</text:p>
          </table:table-cell>
          <table:table-cell table:formula="of:=IF([.H240]&lt;0; [.D240]+[.H240]; [.D240])" office:value-type="float" office:value="2.040651875" calcext:value-type="float">
            <text:p>2.040651875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.3755273" calcext:value-type="float">
            <text:p>0.3755273</text:p>
          </table:table-cell>
          <table:table-cell table:formula="of:=IF([.N24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08300825" calcext:value-type="float">
            <text:p>2.08300825</text:p>
          </table:table-cell>
          <table:table-cell office:value-type="float" office:value="2.107917375" calcext:value-type="float">
            <text:p>2.107917375</text:p>
          </table:table-cell>
          <table:table-cell table:number-columns-repeated="2" office:value-type="float" office:value="0.024909124999998" calcext:value-type="float">
            <text:p>0.024909124999998</text:p>
          </table:table-cell>
          <table:table-cell office:value-type="float" office:value="0.05261305" calcext:value-type="float">
            <text:p>0.052613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1]&gt;0; [.E241]+[.H241];[.E241])" office:value-type="float" office:value="2.160530425" calcext:value-type="float">
            <text:p>2.160530425</text:p>
          </table:table-cell>
          <table:table-cell table:formula="of:=IF([.H241]&lt;0; [.D241]+[.H241]; [.D241])" office:value-type="float" office:value="2.08300825" calcext:value-type="float">
            <text:p>2.0830082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3173467" calcext:value-type="float">
            <text:p>0.3173467</text:p>
          </table:table-cell>
          <table:table-cell table:formula="of:=IF([.N24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9973025" calcext:value-type="float">
            <text:p>1.99973025</text:p>
          </table:table-cell>
          <table:table-cell office:value-type="float" office:value="2.02093375" calcext:value-type="float">
            <text:p>2.02093375</text:p>
          </table:table-cell>
          <table:table-cell table:number-columns-repeated="2" office:value-type="float" office:value="0.021203500000005" calcext:value-type="float">
            <text:p>0.021203500000005</text:p>
          </table:table-cell>
          <table:table-cell office:value-type="float" office:value="0.03274858" calcext:value-type="float">
            <text:p>0.032748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2]&gt;0; [.E242]+[.H242];[.E242])" office:value-type="float" office:value="2.05368233" calcext:value-type="float">
            <text:p>2.05368233</text:p>
          </table:table-cell>
          <table:table-cell table:formula="of:=IF([.H242]&lt;0; [.D242]+[.H242]; [.D242])" office:value-type="float" office:value="1.99973025" calcext:value-type="float">
            <text:p>1.99973025</text:p>
          </table:table-cell>
          <table:table-cell office:value-type="float" office:value="0.06" calcext:value-type="float">
            <text:p>0.06</text:p>
          </table:table-cell>
          <table:table-cell office:value-type="float" office:value="0.13464" calcext:value-type="float">
            <text:p>0.13464</text:p>
          </table:table-cell>
          <table:table-cell table:formula="of:=IF([.N24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853159125" calcext:value-type="float">
            <text:p>1.853159125</text:p>
          </table:table-cell>
          <table:table-cell office:value-type="float" office:value="1.87320475" calcext:value-type="float">
            <text:p>1.87320475</text:p>
          </table:table-cell>
          <table:table-cell table:number-columns-repeated="2" office:value-type="float" office:value="0.020045625000002" calcext:value-type="float">
            <text:p>0.020045625000002</text:p>
          </table:table-cell>
          <table:table-cell office:value-type="float" office:value="0.0782008" calcext:value-type="float">
            <text:p>0.07820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3]&gt;0; [.E243]+[.H243];[.E243])" office:value-type="float" office:value="1.95140555" calcext:value-type="float">
            <text:p>1.95140555</text:p>
          </table:table-cell>
          <table:table-cell table:formula="of:=IF([.H243]&lt;0; [.D243]+[.H243]; [.D243])" office:value-type="float" office:value="1.853159125" calcext:value-type="float">
            <text:p>1.853159125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9672489" calcext:value-type="float">
            <text:p>0.09672489</text:p>
          </table:table-cell>
          <table:table-cell table:formula="of:=IF([.N24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70469125" calcext:value-type="float">
            <text:p>1.870469125</text:p>
          </table:table-cell>
          <table:table-cell office:value-type="float" office:value="1.901857375" calcext:value-type="float">
            <text:p>1.901857375</text:p>
          </table:table-cell>
          <table:table-cell table:number-columns-repeated="2" office:value-type="float" office:value="0.031388250000004" calcext:value-type="float">
            <text:p>0.031388250000004</text:p>
          </table:table-cell>
          <table:table-cell office:value-type="float" office:value="0.07092211" calcext:value-type="float">
            <text:p>0.070922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4]&gt;0; [.E244]+[.H244];[.E244])" office:value-type="float" office:value="1.972779485" calcext:value-type="float">
            <text:p>1.972779485</text:p>
          </table:table-cell>
          <table:table-cell table:formula="of:=IF([.H244]&lt;0; [.D244]+[.H244]; [.D244])" office:value-type="float" office:value="1.870469125" calcext:value-type="float">
            <text:p>1.870469125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0.2240803" calcext:value-type="float">
            <text:p>0.2240803</text:p>
          </table:table-cell>
          <table:table-cell table:formula="of:=IF([.N24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892381375" calcext:value-type="float">
            <text:p>1.892381375</text:p>
          </table:table-cell>
          <table:table-cell office:value-type="float" office:value="1.93035075" calcext:value-type="float">
            <text:p>1.93035075</text:p>
          </table:table-cell>
          <table:table-cell table:number-columns-repeated="2" office:value-type="float" office:value="0.037969374999999" calcext:value-type="float">
            <text:p>0.037969374999999</text:p>
          </table:table-cell>
          <table:table-cell office:value-type="float" office:value="0.09416024" calcext:value-type="float">
            <text:p>0.094160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5]&gt;0; [.E245]+[.H245];[.E245])" office:value-type="float" office:value="2.02451099" calcext:value-type="float">
            <text:p>2.02451099</text:p>
          </table:table-cell>
          <table:table-cell table:formula="of:=IF([.H245]&lt;0; [.D245]+[.H245]; [.D245])" office:value-type="float" office:value="1.892381375" calcext:value-type="float">
            <text:p>1.892381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087539" calcext:value-type="float">
            <text:p>0.1087539</text:p>
          </table:table-cell>
          <table:table-cell table:formula="of:=IF([.N24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6720175" calcext:value-type="float">
            <text:p>1.76720175</text:p>
          </table:table-cell>
          <table:table-cell office:value-type="float" office:value="1.804689375" calcext:value-type="float">
            <text:p>1.804689375</text:p>
          </table:table-cell>
          <table:table-cell table:number-columns-repeated="2" office:value-type="float" office:value="0.037487624999999" calcext:value-type="float">
            <text:p>0.037487624999999</text:p>
          </table:table-cell>
          <table:table-cell office:value-type="float" office:value="0.0535107" calcext:value-type="float">
            <text:p>0.05351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6]&gt;0; [.E246]+[.H246];[.E246])" office:value-type="float" office:value="1.858200075" calcext:value-type="float">
            <text:p>1.858200075</text:p>
          </table:table-cell>
          <table:table-cell table:formula="of:=IF([.H246]&lt;0; [.D246]+[.H246]; [.D246])" office:value-type="float" office:value="1.76720175" calcext:value-type="float">
            <text:p>1.7672017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1427267" calcext:value-type="float">
            <text:p>0.01427267</text:p>
          </table:table-cell>
          <table:table-cell table:formula="of:=IF([.N2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6992955" calcext:value-type="float">
            <text:p>1.6992955</text:p>
          </table:table-cell>
          <table:table-cell office:value-type="float" office:value="1.744756875" calcext:value-type="float">
            <text:p>1.744756875</text:p>
          </table:table-cell>
          <table:table-cell table:number-columns-repeated="2" office:value-type="float" office:value="0.045461375000005" calcext:value-type="float">
            <text:p>0.045461375000005</text:p>
          </table:table-cell>
          <table:table-cell office:value-type="float" office:value="0.1111107" calcext:value-type="float">
            <text:p>0.11111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7]&gt;0; [.E247]+[.H247];[.E247])" office:value-type="float" office:value="1.855867575" calcext:value-type="float">
            <text:p>1.855867575</text:p>
          </table:table-cell>
          <table:table-cell table:formula="of:=IF([.H247]&lt;0; [.D247]+[.H247]; [.D247])" office:value-type="float" office:value="1.6992955" calcext:value-type="float">
            <text:p>1.699295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47541" calcext:value-type="float">
            <text:p>0.047541</text:p>
          </table:table-cell>
          <table:table-cell table:formula="of:=IF([.N2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920485" calcext:value-type="float">
            <text:p>1.7920485</text:p>
          </table:table-cell>
          <table:table-cell office:value-type="float" office:value="1.84873475" calcext:value-type="float">
            <text:p>1.84873475</text:p>
          </table:table-cell>
          <table:table-cell table:number-columns-repeated="2" office:value-type="float" office:value="0.05668625" calcext:value-type="float">
            <text:p>0.05668625</text:p>
          </table:table-cell>
          <table:table-cell office:value-type="float" office:value="0.07182421" calcext:value-type="float">
            <text:p>0.071824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8]&gt;0; [.E248]+[.H248];[.E248])" office:value-type="float" office:value="1.92055896" calcext:value-type="float">
            <text:p>1.92055896</text:p>
          </table:table-cell>
          <table:table-cell table:formula="of:=IF([.H248]&lt;0; [.D248]+[.H248]; [.D248])" office:value-type="float" office:value="1.7920485" calcext:value-type="float">
            <text:p>1.792048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2098232" calcext:value-type="float">
            <text:p>0.002098232</text:p>
          </table:table-cell>
          <table:table-cell table:formula="of:=IF([.N2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63188625" calcext:value-type="float">
            <text:p>1.763188625</text:p>
          </table:table-cell>
          <table:table-cell office:value-type="float" office:value="1.81127875" calcext:value-type="float">
            <text:p>1.81127875</text:p>
          </table:table-cell>
          <table:table-cell table:number-columns-repeated="2" office:value-type="float" office:value="0.048090124999997" calcext:value-type="float">
            <text:p>0.048090124999997</text:p>
          </table:table-cell>
          <table:table-cell office:value-type="float" office:value="0.03896767" calcext:value-type="float">
            <text:p>0.038967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9]&gt;0; [.E249]+[.H249];[.E249])" office:value-type="float" office:value="1.85024642" calcext:value-type="float">
            <text:p>1.85024642</text:p>
          </table:table-cell>
          <table:table-cell table:formula="of:=IF([.H249]&lt;0; [.D249]+[.H249]; [.D249])" office:value-type="float" office:value="1.763188625" calcext:value-type="float">
            <text:p>1.7631886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2906935" calcext:value-type="float">
            <text:p>0.002906935</text:p>
          </table:table-cell>
          <table:table-cell table:formula="of:=IF([.N2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1.631609875" calcext:value-type="float">
            <text:p>1.631609875</text:p>
          </table:table-cell>
          <table:table-cell office:value-type="float" office:value="1.680279125" calcext:value-type="float">
            <text:p>1.680279125</text:p>
          </table:table-cell>
          <table:table-cell table:number-columns-repeated="2" office:value-type="float" office:value="0.048669250000001" calcext:value-type="float">
            <text:p>0.048669250000001</text:p>
          </table:table-cell>
          <table:table-cell office:value-type="float" office:value="0.05880144" calcext:value-type="float">
            <text:p>0.058801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0]&gt;0; [.E250]+[.H250];[.E250])" office:value-type="float" office:value="1.739080565" calcext:value-type="float">
            <text:p>1.739080565</text:p>
          </table:table-cell>
          <table:table-cell table:formula="of:=IF([.H250]&lt;0; [.D250]+[.H250]; [.D250])" office:value-type="float" office:value="1.631609875" calcext:value-type="float">
            <text:p>1.631609875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06448204" calcext:value-type="float">
            <text:p>0.006448204</text:p>
          </table:table-cell>
          <table:table-cell table:formula="of:=IF([.N2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92436" calcext:value-type="float">
            <text:p>1.692436</text:p>
          </table:table-cell>
          <table:table-cell office:value-type="float" office:value="1.77244875" calcext:value-type="float">
            <text:p>1.77244875</text:p>
          </table:table-cell>
          <table:table-cell table:number-columns-repeated="2" office:value-type="float" office:value="0.080012750000001" calcext:value-type="float">
            <text:p>0.080012750000001</text:p>
          </table:table-cell>
          <table:table-cell office:value-type="float" office:value="0.009104791" calcext:value-type="float">
            <text:p>0.0091047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1]&gt;0; [.E251]+[.H251];[.E251])" office:value-type="float" office:value="1.781553541" calcext:value-type="float">
            <text:p>1.781553541</text:p>
          </table:table-cell>
          <table:table-cell table:formula="of:=IF([.H251]&lt;0; [.D251]+[.H251]; [.D251])" office:value-type="float" office:value="1.692436" calcext:value-type="float">
            <text:p>1.6924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0003835576" calcext:value-type="float">
            <text:p>3.835576E-06</text:p>
          </table:table-cell>
          <table:table-cell table:formula="of:=IF([.N2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75918875" calcext:value-type="float">
            <text:p>1.775918875</text:p>
          </table:table-cell>
          <table:table-cell office:value-type="float" office:value="1.862607125" calcext:value-type="float">
            <text:p>1.862607125</text:p>
          </table:table-cell>
          <table:table-cell table:number-columns-repeated="2" office:value-type="float" office:value="0.086688249999999" calcext:value-type="float">
            <text:p>0.086688249999999</text:p>
          </table:table-cell>
          <table:table-cell office:value-type="float" office:value="0.1231099" calcext:value-type="float">
            <text:p>0.12310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2]&gt;0; [.E252]+[.H252];[.E252])" office:value-type="float" office:value="1.985717025" calcext:value-type="float">
            <text:p>1.985717025</text:p>
          </table:table-cell>
          <table:table-cell table:formula="of:=IF([.H252]&lt;0; [.D252]+[.H252]; [.D252])" office:value-type="float" office:value="1.775918875" calcext:value-type="float">
            <text:p>1.77591887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0000008826692" calcext:value-type="float">
            <text:p>8.826692E-08</text:p>
          </table:table-cell>
          <table:table-cell table:formula="of:=IF([.N2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11316125" calcext:value-type="float">
            <text:p>1.911316125</text:p>
          </table:table-cell>
          <table:table-cell office:value-type="float" office:value="2.00650325" calcext:value-type="float">
            <text:p>2.00650325</text:p>
          </table:table-cell>
          <table:table-cell table:number-columns-repeated="2" office:value-type="float" office:value="0.095187125000001" calcext:value-type="float">
            <text:p>0.095187125000001</text:p>
          </table:table-cell>
          <table:table-cell office:value-type="float" office:value="0.147069" calcext:value-type="float">
            <text:p>0.1470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3]&gt;0; [.E253]+[.H253];[.E253])" office:value-type="float" office:value="2.15357225" calcext:value-type="float">
            <text:p>2.15357225</text:p>
          </table:table-cell>
          <table:table-cell table:formula="of:=IF([.H253]&lt;0; [.D253]+[.H253]; [.D253])" office:value-type="float" office:value="1.911316125" calcext:value-type="float">
            <text:p>1.91131612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000003014345" calcext:value-type="float">
            <text:p>3.014345E-06</text:p>
          </table:table-cell>
          <table:table-cell table:formula="of:=IF([.N2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4098075" calcext:value-type="float">
            <text:p>1.94098075</text:p>
          </table:table-cell>
          <table:table-cell office:value-type="float" office:value="2.0113255" calcext:value-type="float">
            <text:p>2.0113255</text:p>
          </table:table-cell>
          <table:table-cell table:number-columns-repeated="2" office:value-type="float" office:value="0.07034475" calcext:value-type="float">
            <text:p>0.07034475</text:p>
          </table:table-cell>
          <table:table-cell office:value-type="float" office:value="0.12216" calcext:value-type="float">
            <text:p>0.122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4]&gt;0; [.E254]+[.H254];[.E254])" office:value-type="float" office:value="2.1334855" calcext:value-type="float">
            <text:p>2.1334855</text:p>
          </table:table-cell>
          <table:table-cell table:formula="of:=IF([.H254]&lt;0; [.D254]+[.H254]; [.D254])" office:value-type="float" office:value="1.94098075" calcext:value-type="float">
            <text:p>1.9409807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000636" calcext:value-type="float">
            <text:p>6.36E-06</text:p>
          </table:table-cell>
          <table:table-cell table:formula="of:=IF([.N2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881585" calcext:value-type="float">
            <text:p>1.881585</text:p>
          </table:table-cell>
          <table:table-cell office:value-type="float" office:value="1.942949125" calcext:value-type="float">
            <text:p>1.942949125</text:p>
          </table:table-cell>
          <table:table-cell table:number-columns-repeated="2" office:value-type="float" office:value="0.061364125000002" calcext:value-type="float">
            <text:p>0.061364125000002</text:p>
          </table:table-cell>
          <table:table-cell office:value-type="float" office:value="0.09357863" calcext:value-type="float">
            <text:p>0.093578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5]&gt;0; [.E255]+[.H255];[.E255])" office:value-type="float" office:value="2.036527755" calcext:value-type="float">
            <text:p>2.036527755</text:p>
          </table:table-cell>
          <table:table-cell table:formula="of:=IF([.H255]&lt;0; [.D255]+[.H255]; [.D255])" office:value-type="float" office:value="1.881585" calcext:value-type="float">
            <text:p>1.881585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.0001938369" calcext:value-type="float">
            <text:p>0.0001938369</text:p>
          </table:table-cell>
          <table:table-cell table:formula="of:=IF([.N2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022725" calcext:value-type="float">
            <text:p>2.022725</text:p>
          </table:table-cell>
          <table:table-cell office:value-type="float" office:value="2.064106" calcext:value-type="float">
            <text:p>2.064106</text:p>
          </table:table-cell>
          <table:table-cell table:number-columns-repeated="2" office:value-type="float" office:value="0.041381000000005" calcext:value-type="float">
            <text:p>0.041381000000005</text:p>
          </table:table-cell>
          <table:table-cell office:value-type="float" office:value="0.1210919" calcext:value-type="float">
            <text:p>0.12109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6]&gt;0; [.E256]+[.H256];[.E256])" office:value-type="float" office:value="2.1851979" calcext:value-type="float">
            <text:p>2.1851979</text:p>
          </table:table-cell>
          <table:table-cell table:formula="of:=IF([.H256]&lt;0; [.D256]+[.H256]; [.D256])" office:value-type="float" office:value="2.022725" calcext:value-type="float">
            <text:p>2.022725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218461" calcext:value-type="float">
            <text:p>0.0218461</text:p>
          </table:table-cell>
          <table:table-cell table:formula="of:=IF([.N2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96251525" calcext:value-type="float">
            <text:p>1.96251525</text:p>
          </table:table-cell>
          <table:table-cell office:value-type="float" office:value="2.01748675" calcext:value-type="float">
            <text:p>2.01748675</text:p>
          </table:table-cell>
          <table:table-cell table:number-columns-repeated="2" office:value-type="float" office:value="0.054971500000003" calcext:value-type="float">
            <text:p>0.054971500000003</text:p>
          </table:table-cell>
          <table:table-cell office:value-type="float" office:value="0.0791647" calcext:value-type="float">
            <text:p>0.07916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7]&gt;0; [.E257]+[.H257];[.E257])" office:value-type="float" office:value="2.09665145" calcext:value-type="float">
            <text:p>2.09665145</text:p>
          </table:table-cell>
          <table:table-cell table:formula="of:=IF([.H257]&lt;0; [.D257]+[.H257]; [.D257])" office:value-type="float" office:value="1.96251525" calcext:value-type="float">
            <text:p>1.9625152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01020744" calcext:value-type="float">
            <text:p>0.001020744</text:p>
          </table:table-cell>
          <table:table-cell table:formula="of:=IF([.N25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8079415" calcext:value-type="float">
            <text:p>1.8079415</text:p>
          </table:table-cell>
          <table:table-cell office:value-type="float" office:value="1.8569305" calcext:value-type="float">
            <text:p>1.8569305</text:p>
          </table:table-cell>
          <table:table-cell table:number-columns-repeated="2" office:value-type="float" office:value="0.048988999999998" calcext:value-type="float">
            <text:p>0.048988999999998</text:p>
          </table:table-cell>
          <table:table-cell office:value-type="float" office:value="0.08644921" calcext:value-type="float">
            <text:p>0.086449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8]&gt;0; [.E258]+[.H258];[.E258])" office:value-type="float" office:value="1.94337971" calcext:value-type="float">
            <text:p>1.94337971</text:p>
          </table:table-cell>
          <table:table-cell table:formula="of:=IF([.H258]&lt;0; [.D258]+[.H258]; [.D258])" office:value-type="float" office:value="1.8079415" calcext:value-type="float">
            <text:p>1.807941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03460766" calcext:value-type="float">
            <text:p>0.003460766</text:p>
          </table:table-cell>
          <table:table-cell table:formula="of:=IF([.N2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7574655" calcext:value-type="float">
            <text:p>1.7574655</text:p>
          </table:table-cell>
          <table:table-cell office:value-type="float" office:value="1.798655125" calcext:value-type="float">
            <text:p>1.798655125</text:p>
          </table:table-cell>
          <table:table-cell table:number-columns-repeated="2" office:value-type="float" office:value="0.041189624999996" calcext:value-type="float">
            <text:p>0.041189624999996</text:p>
          </table:table-cell>
          <table:table-cell office:value-type="float" office:value="0.08638319" calcext:value-type="float">
            <text:p>0.086383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9]&gt;0; [.E259]+[.H259];[.E259])" office:value-type="float" office:value="1.885038315" calcext:value-type="float">
            <text:p>1.885038315</text:p>
          </table:table-cell>
          <table:table-cell table:formula="of:=IF([.H259]&lt;0; [.D259]+[.H259]; [.D259])" office:value-type="float" office:value="1.7574655" calcext:value-type="float">
            <text:p>1.757465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005127231" calcext:value-type="float">
            <text:p>0.0005127231</text:p>
          </table:table-cell>
          <table:table-cell table:formula="of:=IF([.N2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2008725" calcext:value-type="float">
            <text:p>1.72008725</text:p>
          </table:table-cell>
          <table:table-cell office:value-type="float" office:value="1.75879025" calcext:value-type="float">
            <text:p>1.75879025</text:p>
          </table:table-cell>
          <table:table-cell table:number-columns-repeated="2" office:value-type="float" office:value="0.038702999999999" calcext:value-type="float">
            <text:p>0.038702999999999</text:p>
          </table:table-cell>
          <table:table-cell office:value-type="float" office:value="0.08655876" calcext:value-type="float">
            <text:p>0.086558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0]&gt;0; [.E260]+[.H260];[.E260])" office:value-type="float" office:value="1.84534901" calcext:value-type="float">
            <text:p>1.84534901</text:p>
          </table:table-cell>
          <table:table-cell table:formula="of:=IF([.H260]&lt;0; [.D260]+[.H260]; [.D260])" office:value-type="float" office:value="1.72008725" calcext:value-type="float">
            <text:p>1.7200872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008589026" calcext:value-type="float">
            <text:p>0.0008589026</text:p>
          </table:table-cell>
          <table:table-cell table:formula="of:=IF([.N2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66314175" calcext:value-type="float">
            <text:p>1.66314175</text:p>
          </table:table-cell>
          <table:table-cell office:value-type="float" office:value="1.691541" calcext:value-type="float">
            <text:p>1.691541</text:p>
          </table:table-cell>
          <table:table-cell table:number-columns-repeated="2" office:value-type="float" office:value="0.02839925" calcext:value-type="float">
            <text:p>0.02839925</text:p>
          </table:table-cell>
          <table:table-cell office:value-type="float" office:value="0.1275997" calcext:value-type="float">
            <text:p>0.12759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1]&gt;0; [.E261]+[.H261];[.E261])" office:value-type="float" office:value="1.8191407" calcext:value-type="float">
            <text:p>1.8191407</text:p>
          </table:table-cell>
          <table:table-cell table:formula="of:=IF([.H261]&lt;0; [.D261]+[.H261]; [.D261])" office:value-type="float" office:value="1.66314175" calcext:value-type="float">
            <text:p>1.66314175</text:p>
          </table:table-cell>
          <table:table-cell office:value-type="float" office:value="0.09625" calcext:value-type="float">
            <text:p>0.09625</text:p>
          </table:table-cell>
          <table:table-cell office:value-type="float" office:value="0.002453559" calcext:value-type="float">
            <text:p>0.002453559</text:p>
          </table:table-cell>
          <table:table-cell table:formula="of:=IF([.N2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81848325" calcext:value-type="float">
            <text:p>1.81848325</text:p>
          </table:table-cell>
          <table:table-cell office:value-type="float" office:value="1.850368375" calcext:value-type="float">
            <text:p>1.850368375</text:p>
          </table:table-cell>
          <table:table-cell table:number-columns-repeated="2" office:value-type="float" office:value="0.031885125000003" calcext:value-type="float">
            <text:p>0.031885125000003</text:p>
          </table:table-cell>
          <table:table-cell office:value-type="float" office:value="0.02242389" calcext:value-type="float">
            <text:p>0.022423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2]&gt;0; [.E262]+[.H262];[.E262])" office:value-type="float" office:value="1.872792265" calcext:value-type="float">
            <text:p>1.872792265</text:p>
          </table:table-cell>
          <table:table-cell table:formula="of:=IF([.H262]&lt;0; [.D262]+[.H262]; [.D262])" office:value-type="float" office:value="1.81848325" calcext:value-type="float">
            <text:p>1.8184832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01020744" calcext:value-type="float">
            <text:p>0.001020744</text:p>
          </table:table-cell>
          <table:table-cell table:formula="of:=IF([.N2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84064175" calcext:value-type="float">
            <text:p>1.84064175</text:p>
          </table:table-cell>
          <table:table-cell office:value-type="float" office:value="1.873767875" calcext:value-type="float">
            <text:p>1.873767875</text:p>
          </table:table-cell>
          <table:table-cell table:number-columns-repeated="2" office:value-type="float" office:value="0.033126125" calcext:value-type="float">
            <text:p>0.033126125</text:p>
          </table:table-cell>
          <table:table-cell office:value-type="float" office:value="0.110423" calcext:value-type="float">
            <text:p>0.11042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3]&gt;0; [.E263]+[.H263];[.E263])" office:value-type="float" office:value="1.984190875" calcext:value-type="float">
            <text:p>1.984190875</text:p>
          </table:table-cell>
          <table:table-cell table:formula="of:=IF([.H263]&lt;0; [.D263]+[.H263]; [.D263])" office:value-type="float" office:value="1.84064175" calcext:value-type="float">
            <text:p>1.8406417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002942043" calcext:value-type="float">
            <text:p>0.0002942043</text:p>
          </table:table-cell>
          <table:table-cell table:formula="of:=IF([.N2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31228125" calcext:value-type="float">
            <text:p>1.731228125</text:p>
          </table:table-cell>
          <table:table-cell office:value-type="float" office:value="1.749174875" calcext:value-type="float">
            <text:p>1.749174875</text:p>
          </table:table-cell>
          <table:table-cell table:number-columns-repeated="2" office:value-type="float" office:value="0.017946750000001" calcext:value-type="float">
            <text:p>0.017946750000001</text:p>
          </table:table-cell>
          <table:table-cell office:value-type="float" office:value="0.2013539" calcext:value-type="float">
            <text:p>0.20135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4]&gt;0; [.E264]+[.H264];[.E264])" office:value-type="float" office:value="1.950528775" calcext:value-type="float">
            <text:p>1.950528775</text:p>
          </table:table-cell>
          <table:table-cell table:formula="of:=IF([.H264]&lt;0; [.D264]+[.H264]; [.D264])" office:value-type="float" office:value="1.731228125" calcext:value-type="float">
            <text:p>1.731228125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001001441" calcext:value-type="float">
            <text:p>0.0001001441</text:p>
          </table:table-cell>
          <table:table-cell table:formula="of:=IF([.N2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7768675" calcext:value-type="float">
            <text:p>1.77768675</text:p>
          </table:table-cell>
          <table:table-cell office:value-type="float" office:value="1.79005625" calcext:value-type="float">
            <text:p>1.79005625</text:p>
          </table:table-cell>
          <table:table-cell table:number-columns-repeated="2" office:value-type="float" office:value="0.0123695" calcext:value-type="float">
            <text:p>0.0123695</text:p>
          </table:table-cell>
          <table:table-cell office:value-type="float" office:value="0.1067163" calcext:value-type="float">
            <text:p>0.10671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5]&gt;0; [.E265]+[.H265];[.E265])" office:value-type="float" office:value="1.89677255" calcext:value-type="float">
            <text:p>1.89677255</text:p>
          </table:table-cell>
          <table:table-cell table:formula="of:=IF([.H265]&lt;0; [.D265]+[.H265]; [.D265])" office:value-type="float" office:value="1.77768675" calcext:value-type="float">
            <text:p>1.77768675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1651129" calcext:value-type="float">
            <text:p>0.01651129</text:p>
          </table:table-cell>
          <table:table-cell table:formula="of:=IF([.N2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34074125" calcext:value-type="float">
            <text:p>1.934074125</text:p>
          </table:table-cell>
          <table:table-cell office:value-type="float" office:value="1.95694575" calcext:value-type="float">
            <text:p>1.95694575</text:p>
          </table:table-cell>
          <table:table-cell table:number-columns-repeated="2" office:value-type="float" office:value="0.022871625000002" calcext:value-type="float">
            <text:p>0.022871625000002</text:p>
          </table:table-cell>
          <table:table-cell office:value-type="float" office:value="0.09992422" calcext:value-type="float">
            <text:p>0.099924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6]&gt;0; [.E266]+[.H266];[.E266])" office:value-type="float" office:value="2.05686997" calcext:value-type="float">
            <text:p>2.05686997</text:p>
          </table:table-cell>
          <table:table-cell table:formula="of:=IF([.H266]&lt;0; [.D266]+[.H266]; [.D266])" office:value-type="float" office:value="1.934074125" calcext:value-type="float">
            <text:p>1.93407412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008589026" calcext:value-type="float">
            <text:p>0.0008589026</text:p>
          </table:table-cell>
          <table:table-cell table:formula="of:=IF([.N2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90270775" calcext:value-type="float">
            <text:p>1.90270775</text:p>
          </table:table-cell>
          <table:table-cell office:value-type="float" office:value="1.929946625" calcext:value-type="float">
            <text:p>1.929946625</text:p>
          </table:table-cell>
          <table:table-cell table:number-columns-repeated="2" office:value-type="float" office:value="0.027238875000001" calcext:value-type="float">
            <text:p>0.027238875000001</text:p>
          </table:table-cell>
          <table:table-cell office:value-type="float" office:value="0.1758179" calcext:value-type="float">
            <text:p>0.17581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7]&gt;0; [.E267]+[.H267];[.E267])" office:value-type="float" office:value="2.105764525" calcext:value-type="float">
            <text:p>2.105764525</text:p>
          </table:table-cell>
          <table:table-cell table:formula="of:=IF([.H267]&lt;0; [.D267]+[.H267]; [.D267])" office:value-type="float" office:value="1.90270775" calcext:value-type="float">
            <text:p>1.90270775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.000429456" calcext:value-type="float">
            <text:p>0.000429456</text:p>
          </table:table-cell>
          <table:table-cell table:formula="of:=IF([.N2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45885" calcext:value-type="float">
            <text:p>1.845885</text:p>
          </table:table-cell>
          <table:table-cell office:value-type="float" office:value="1.857505125" calcext:value-type="float">
            <text:p>1.857505125</text:p>
          </table:table-cell>
          <table:table-cell table:number-columns-repeated="2" office:value-type="float" office:value="0.011620124999999" calcext:value-type="float">
            <text:p>0.011620124999999</text:p>
          </table:table-cell>
          <table:table-cell office:value-type="float" office:value="0.1760833" calcext:value-type="float">
            <text:p>0.17608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8]&gt;0; [.E268]+[.H268];[.E268])" office:value-type="float" office:value="2.033588425" calcext:value-type="float">
            <text:p>2.033588425</text:p>
          </table:table-cell>
          <table:table-cell table:formula="of:=IF([.H268]&lt;0; [.D268]+[.H268]; [.D268])" office:value-type="float" office:value="1.845885" calcext:value-type="float">
            <text:p>1.845885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001241095" calcext:value-type="float">
            <text:p>0.001241095</text:p>
          </table:table-cell>
          <table:table-cell table:formula="of:=IF([.N2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992929875" calcext:value-type="float">
            <text:p>1.992929875</text:p>
          </table:table-cell>
          <table:table-cell office:value-type="float" office:value="2.005487375" calcext:value-type="float">
            <text:p>2.005487375</text:p>
          </table:table-cell>
          <table:table-cell table:number-columns-repeated="2" office:value-type="float" office:value="0.012557500000002" calcext:value-type="float">
            <text:p>0.012557500000002</text:p>
          </table:table-cell>
          <table:table-cell office:value-type="float" office:value="0.121629" calcext:value-type="float">
            <text:p>0.1216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9]&gt;0; [.E269]+[.H269];[.E269])" office:value-type="float" office:value="2.127116375" calcext:value-type="float">
            <text:p>2.127116375</text:p>
          </table:table-cell>
          <table:table-cell table:formula="of:=IF([.H269]&lt;0; [.D269]+[.H269]; [.D269])" office:value-type="float" office:value="1.992929875" calcext:value-type="float">
            <text:p>1.99292987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04054345" calcext:value-type="float">
            <text:p>0.004054345</text:p>
          </table:table-cell>
          <table:table-cell table:formula="of:=IF([.N2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1113485" calcext:value-type="float">
            <text:p>2.1113485</text:p>
          </table:table-cell>
          <table:table-cell office:value-type="float" office:value="2.146964625" calcext:value-type="float">
            <text:p>2.146964625</text:p>
          </table:table-cell>
          <table:table-cell table:number-columns-repeated="2" office:value-type="float" office:value="0.035616125000001" calcext:value-type="float">
            <text:p>0.035616125000001</text:p>
          </table:table-cell>
          <table:table-cell office:value-type="float" office:value="0.1088608" calcext:value-type="float">
            <text:p>0.10886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0]&gt;0; [.E270]+[.H270];[.E270])" office:value-type="float" office:value="2.255825425" calcext:value-type="float">
            <text:p>2.255825425</text:p>
          </table:table-cell>
          <table:table-cell table:formula="of:=IF([.H270]&lt;0; [.D270]+[.H270]; [.D270])" office:value-type="float" office:value="2.1113485" calcext:value-type="float">
            <text:p>2.11134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045921" calcext:value-type="float">
            <text:p>0.01045921</text:p>
          </table:table-cell>
          <table:table-cell table:formula="of:=IF([.N2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65710375" calcext:value-type="float">
            <text:p>2.065710375</text:p>
          </table:table-cell>
          <table:table-cell office:value-type="float" office:value="2.095930625" calcext:value-type="float">
            <text:p>2.095930625</text:p>
          </table:table-cell>
          <table:table-cell table:number-columns-repeated="2" office:value-type="float" office:value="0.030220250000001" calcext:value-type="float">
            <text:p>0.030220250000001</text:p>
          </table:table-cell>
          <table:table-cell office:value-type="float" office:value="0.1705807" calcext:value-type="float">
            <text:p>0.17058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1]&gt;0; [.E271]+[.H271];[.E271])" office:value-type="float" office:value="2.266511325" calcext:value-type="float">
            <text:p>2.266511325</text:p>
          </table:table-cell>
          <table:table-cell table:formula="of:=IF([.H271]&lt;0; [.D271]+[.H271]; [.D271])" office:value-type="float" office:value="2.065710375" calcext:value-type="float">
            <text:p>2.0657103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0.00470856" calcext:value-type="float">
            <text:p>0.00470856</text:p>
          </table:table-cell>
          <table:table-cell table:formula="of:=IF([.N2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12650725" calcext:value-type="float">
            <text:p>2.12650725</text:p>
          </table:table-cell>
          <table:table-cell office:value-type="float" office:value="2.1361215" calcext:value-type="float">
            <text:p>2.1361215</text:p>
          </table:table-cell>
          <table:table-cell table:number-columns-repeated="2" office:value-type="float" office:value="0.009614250000002" calcext:value-type="float">
            <text:p>0.009614250000002</text:p>
          </table:table-cell>
          <table:table-cell office:value-type="float" office:value="0.1235208" calcext:value-type="float">
            <text:p>0.12352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2]&gt;0; [.E272]+[.H272];[.E272])" office:value-type="float" office:value="2.2596423" calcext:value-type="float">
            <text:p>2.2596423</text:p>
          </table:table-cell>
          <table:table-cell table:formula="of:=IF([.H272]&lt;0; [.D272]+[.H272]; [.D272])" office:value-type="float" office:value="2.12650725" calcext:value-type="float">
            <text:p>2.1265072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0.00470856" calcext:value-type="float">
            <text:p>0.00470856</text:p>
          </table:table-cell>
          <table:table-cell table:formula="of:=IF([.N2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341609875" calcext:value-type="float">
            <text:p>2.341609875</text:p>
          </table:table-cell>
          <table:table-cell office:value-type="float" office:value="2.357702125" calcext:value-type="float">
            <text:p>2.357702125</text:p>
          </table:table-cell>
          <table:table-cell table:number-columns-repeated="2" office:value-type="float" office:value="0.01609225" calcext:value-type="float">
            <text:p>0.01609225</text:p>
          </table:table-cell>
          <table:table-cell office:value-type="float" office:value="0.09409776" calcext:value-type="float">
            <text:p>0.094097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3]&gt;0; [.E273]+[.H273];[.E273])" office:value-type="float" office:value="2.451799885" calcext:value-type="float">
            <text:p>2.451799885</text:p>
          </table:table-cell>
          <table:table-cell table:formula="of:=IF([.H273]&lt;0; [.D273]+[.H273]; [.D273])" office:value-type="float" office:value="2.341609875" calcext:value-type="float">
            <text:p>2.34160987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47541" calcext:value-type="float">
            <text:p>0.047541</text:p>
          </table:table-cell>
          <table:table-cell table:formula="of:=IF([.N2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4083675" calcext:value-type="float">
            <text:p>2.4083675</text:p>
          </table:table-cell>
          <table:table-cell office:value-type="float" office:value="2.443092875" calcext:value-type="float">
            <text:p>2.443092875</text:p>
          </table:table-cell>
          <table:table-cell table:number-columns-repeated="2" office:value-type="float" office:value="0.034725374999999" calcext:value-type="float">
            <text:p>0.034725374999999</text:p>
          </table:table-cell>
          <table:table-cell office:value-type="float" office:value="0.02024872" calcext:value-type="float">
            <text:p>0.020248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4]&gt;0; [.E274]+[.H274];[.E274])" office:value-type="float" office:value="2.463341595" calcext:value-type="float">
            <text:p>2.463341595</text:p>
          </table:table-cell>
          <table:table-cell table:formula="of:=IF([.H274]&lt;0; [.D274]+[.H274]; [.D274])" office:value-type="float" office:value="2.4083675" calcext:value-type="float">
            <text:p>2.4083675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006448204" calcext:value-type="float">
            <text:p>0.006448204</text:p>
          </table:table-cell>
          <table:table-cell table:formula="of:=IF([.N2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422310875" calcext:value-type="float">
            <text:p>2.422310875</text:p>
          </table:table-cell>
          <table:table-cell office:value-type="float" office:value="2.472943625" calcext:value-type="float">
            <text:p>2.472943625</text:p>
          </table:table-cell>
          <table:table-cell table:number-columns-repeated="2" office:value-type="float" office:value="0.050632749999998" calcext:value-type="float">
            <text:p>0.050632749999998</text:p>
          </table:table-cell>
          <table:table-cell office:value-type="float" office:value="0.158717" calcext:value-type="float">
            <text:p>0.1587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5]&gt;0; [.E275]+[.H275];[.E275])" office:value-type="float" office:value="2.631660625" calcext:value-type="float">
            <text:p>2.631660625</text:p>
          </table:table-cell>
          <table:table-cell table:formula="of:=IF([.H275]&lt;0; [.D275]+[.H275]; [.D275])" office:value-type="float" office:value="2.422310875" calcext:value-type="float">
            <text:p>2.422310875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01750995" calcext:value-type="float">
            <text:p>0.001750995</text:p>
          </table:table-cell>
          <table:table-cell table:formula="of:=IF([.N2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743801375" calcext:value-type="float">
            <text:p>2.743801375</text:p>
          </table:table-cell>
          <table:table-cell office:value-type="float" office:value="2.80657975" calcext:value-type="float">
            <text:p>2.80657975</text:p>
          </table:table-cell>
          <table:table-cell table:number-columns-repeated="2" office:value-type="float" office:value="0.062778374999996" calcext:value-type="float">
            <text:p>0.062778374999996</text:p>
          </table:table-cell>
          <table:table-cell office:value-type="float" office:value="0.03996356" calcext:value-type="float">
            <text:p>0.039963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6]&gt;0; [.E276]+[.H276];[.E276])" office:value-type="float" office:value="2.84654331" calcext:value-type="float">
            <text:p>2.84654331</text:p>
          </table:table-cell>
          <table:table-cell table:formula="of:=IF([.H276]&lt;0; [.D276]+[.H276]; [.D276])" office:value-type="float" office:value="2.743801375" calcext:value-type="float">
            <text:p>2.74380137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833289" calcext:value-type="float">
            <text:p>0.06833289</text:p>
          </table:table-cell>
          <table:table-cell table:formula="of:=IF([.N27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3.46741625" calcext:value-type="float">
            <text:p>3.46741625</text:p>
          </table:table-cell>
          <table:table-cell office:value-type="float" office:value="3.161956375" calcext:value-type="float">
            <text:p>3.161956375</text:p>
          </table:table-cell>
          <table:table-cell office:value-type="float" office:value="-0.305459875000001" calcext:value-type="float">
            <text:p>-0.305459875000001</text:p>
          </table:table-cell>
          <table:table-cell office:value-type="float" office:value="0.305459875000001" calcext:value-type="float">
            <text:p>0.305459875000001</text:p>
          </table:table-cell>
          <table:table-cell office:value-type="float" office:value="-0.139714" calcext:value-type="float">
            <text:p>-0.1397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7]&gt;0; [.E277]+[.H277];[.E277])" office:value-type="float" office:value="3.161956375" calcext:value-type="float">
            <text:p>3.161956375</text:p>
          </table:table-cell>
          <table:table-cell table:formula="of:=IF([.H277]&lt;0; [.D277]+[.H277]; [.D277])" office:value-type="float" office:value="3.32770225" calcext:value-type="float">
            <text:p>3.3277022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0000004551565" calcext:value-type="float">
            <text:p>4.551565E-13</text:p>
          </table:table-cell>
          <table:table-cell table:formula="of:=IF([.N277]&lt;0.05; 0.001; -0.001)"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25:16.575654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1T08:29:44.913126900</dc:date>
    <meta:editing-duration>PT34M3S</meta:editing-duration>
    <meta:editing-cycles>4</meta:editing-cycles>
    <meta:generator>LibreOffice/6.4.7.2$Linux_X86_64 LibreOffice_project/40$Build-2</meta:generator>
    <meta:document-statistic meta:table-count="1" meta:cell-count="4155" meta:object-count="0"/>
  </office:meta>
</office:document-meta>
</file>